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1.74pt"/>
    </style:style>
    <style:style style:name="co2" style:family="table-column">
      <style:table-column-properties fo:break-before="auto" style:column-width="406.26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447.1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25.76pt"/>
    </style:style>
    <style:style style:name="co8" style:family="table-column">
      <style:table-column-properties fo:break-before="auto" style:column-width="443.11pt"/>
    </style:style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39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ndex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ppends</text:p>
          </table:table-cell>
          <table:table-cell office:value-type="string" calcext:value-type="string">
            <text:p>subindex_count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WfIXHNHhEl9nlHbsuIsZuXFigxWpbw3o3m6YEecOERo</text:p>
          </table:table-cell>
          <table:table-cell office:value-type="string" calcext:value-type="string">
            <text:p>Monogenic rare diseases: gene associations with specific literature references</text:p>
          </table:table-cell>
          <table:table-cell office:value-type="string" calcext:value-type="string">
            <text:p>2018-04-05T10:48:12.732+02:00</text:p>
          </table:table-cell>
          <table:table-cell office:value-type="string" calcext:value-type="string">
            <text:p>http://purl.org/np/RAcHlTQIEXnTxTz-3u7GPuRNLHEUX2ehXSR0bsVxMKI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fIXHNHhEl9nlHbsuIsZuXFigxWpbw3o3m6YEecOERo</text:p>
          </table:table-cell>
          <table:table-cell office:value-type="float" office:value="4583" calcext:value-type="float">
            <text:p>4583</text:p>
          </table:table-cell>
          <table:table-cell table:formula="of:=IF(ISNUMBER(SEARCH([.G2];[.A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RgSSH931OncISJBf7NAzZAnCxg_416-pZZIBKhYz9Tg</text:p>
          </table:table-cell>
          <table:table-cell office:value-type="string" calcext:value-type="string">
            <text:p>Nanopublication Collection of Global Biotic Interactions, Version 1</text:p>
          </table:table-cell>
          <table:table-cell office:value-type="string" calcext:value-type="string">
            <text:p>2018-04-05T07:47:55.118+02: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RgSSH931OncISJBf7NAzZAnCxg_416-pZZIBKhYz9Tg</text:p>
          </table:table-cell>
          <table:table-cell office:value-type="float" office:value="79502" calcext:value-type="float">
            <text:p>79502</text:p>
          </table:table-cell>
          <table:table-cell table:formula="of:=IF(ISNUMBER(SEARCH([.G3];[.A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Bmj3YeUUy6CwMTFZPPX2ezaQTOt5CqLMS331cJP2W0</text:p>
          </table:table-cell>
          <table:table-cell office:value-type="string" calcext:value-type="string">
            <text:p>Nanopublications for Species Interaction Dataset by Raymond et al.</text:p>
          </table:table-cell>
          <table:table-cell office:value-type="string" calcext:value-type="string">
            <text:p>2018-04-05T07:46:56.006+02:00</text:p>
          </table:table-cell>
          <table:table-cell office:value-type="string" calcext:value-type="string">
            <text:p>http://purl.org/np/RAJpaQSeXF4OYquJCrtgKyULAXYuRLzdMnAQ0f7iE9s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Bmj3YeUUy6CwMTFZPPX2ezaQTOt5CqLMS331cJP2W0</text:p>
          </table:table-cell>
          <table:table-cell office:value-type="float" office:value="14961" calcext:value-type="float">
            <text:p>14961</text:p>
          </table:table-cell>
          <table:table-cell table:formula="of:=IF(ISNUMBER(SEARCH([.G4];[.A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IW-kUqvdYwQgcj9leWpys3c758PR9JS4AxZbXWXCXKE</text:p>
          </table:table-cell>
          <table:table-cell office:value-type="string" calcext:value-type="string">
            <text:p>Nanopublications for Catalogue of Afrotropical Bees</text:p>
          </table:table-cell>
          <table:table-cell office:value-type="string" calcext:value-type="string">
            <text:p>2018-04-05T07:46:13.367+02:00</text:p>
          </table:table-cell>
          <table:table-cell office:value-type="string" calcext:value-type="string">
            <text:p>http://purl.org/np/RA7kJa-2Kh0ThiKVCXjk4hnIt3r7drZ8oVZEes6aWSbR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W-kUqvdYwQgcj9leWpys3c758PR9JS4AxZbXWXCXKE</text:p>
          </table:table-cell>
          <table:table-cell office:value-type="float" office:value="5267" calcext:value-type="float">
            <text:p>5267</text:p>
          </table:table-cell>
          <table:table-cell table:formula="of:=IF(ISNUMBER(SEARCH([.G5];[.A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O3tQt2Hg2rbbroMSZFyCKUi_uTxeeMjNijkC-4DKteo</text:p>
          </table:table-cell>
          <table:table-cell office:value-type="string" calcext:value-type="string">
            <text:p>Nanopublications for iNaturalist.org Species Interaction Observations</text:p>
          </table:table-cell>
          <table:table-cell office:value-type="string" calcext:value-type="string">
            <text:p>2018-04-05T07:46:00.327+02:00</text:p>
          </table:table-cell>
          <table:table-cell office:value-type="string" calcext:value-type="string">
            <text:p>http://purl.org/np/RAItGEZZSHQYWLYyjNknIpIslSx2Xn6k06_hffBYWmyB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O3tQt2Hg2rbbroMSZFyCKUi_uTxeeMjNijkC-4DKteo</text:p>
          </table:table-cell>
          <table:table-cell office:value-type="float" office:value="29882" calcext:value-type="float">
            <text:p>29882</text:p>
          </table:table-cell>
          <table:table-cell table:formula="of:=IF(ISNUMBER(SEARCH([.G6];[.A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3evbIf5lh5ZM7rnX9CAvfmZtkVFw__KCXLByR5dQkbQ</text:p>
          </table:table-cell>
          <table:table-cell office:value-type="string" calcext:value-type="string">
            <text:p>Nanopublications for Turfgrass Diseases</text:p>
          </table:table-cell>
          <table:table-cell office:value-type="string" calcext:value-type="string">
            <text:p>2018-04-05T07:45:08.138+02:00</text:p>
          </table:table-cell>
          <table:table-cell office:value-type="string" calcext:value-type="string">
            <text:p>http://purl.org/np/RAgy0UvQYo0sUqV0AHHI8fnpg8Oyybbit6KhaA4Lu-o6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3evbIf5lh5ZM7rnX9CAvfmZtkVFw__KCXLByR5dQkbQ</text:p>
          </table:table-cell>
          <table:table-cell office:value-type="float" office:value="3430" calcext:value-type="float">
            <text:p>3430</text:p>
          </table:table-cell>
          <table:table-cell table:formula="of:=IF(ISNUMBER(SEARCH([.G7];[.A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f8SwAtE51Q8ZUn0f2VoinFPlxj5h9WIIxMSWjDCLHVw</text:p>
          </table:table-cell>
          <table:table-cell office:value-type="string" calcext:value-type="string">
            <text:p>Nanopublications for the Avian Diet Database</text:p>
          </table:table-cell>
          <table:table-cell office:value-type="string" calcext:value-type="string">
            <text:p>2018-04-05T07:44:59.954+02:00</text:p>
          </table:table-cell>
          <table:table-cell office:value-type="string" calcext:value-type="string">
            <text:p>http://purl.org/np/RASntJYguGiKOJIGsCVq_mNI4tKtt0XuEVF87royshJ0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8SwAtE51Q8ZUn0f2VoinFPlxj5h9WIIxMSWjDCLHVw</text:p>
          </table:table-cell>
          <table:table-cell office:value-type="float" office:value="25962" calcext:value-type="float">
            <text:p>25962</text:p>
          </table:table-cell>
          <table:table-cell table:formula="of:=IF(ISNUMBER(SEARCH([.G8];[.A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ZqN5PLPHvTo0zvpdET8nLQ2FCCn2s3UGrcBun2ObSkQ</text:p>
          </table:table-cell>
          <table:table-cell office:value-type="string" calcext:value-type="string">
            <text:p>Dataset of loose example nanopublications</text:p>
          </table:table-cell>
          <table:table-cell office:value-type="string" calcext:value-type="string">
            <text:p>2018-04-04T16:20:05.283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qN5PLPHvTo0zvpdET8nLQ2FCCn2s3UGrcBun2ObSkQ</text:p>
          </table:table-cell>
          <table:table-cell office:value-type="float" office:value="183" calcext:value-type="float">
            <text:p>183</text:p>
          </table:table-cell>
          <table:table-cell table:formula="of:=IF(ISNUMBER(SEARCH([.G9];[.A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Coe1hCsz5r5mPs99Eggb_auVEeB-SoM6YTAfZrEDz-A</text:p>
          </table:table-cell>
          <table:table-cell office:value-type="string" calcext:value-type="string">
            <text:p>Dataset of loose nanopublications</text:p>
          </table:table-cell>
          <table:table-cell office:value-type="string" calcext:value-type="string">
            <text:p>2018-04-04T16:20:04.599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Coe1hCsz5r5mPs99Eggb_auVEeB-SoM6YTAfZrEDz-A</text:p>
          </table:table-cell>
          <table:table-cell office:value-type="float" office:value="42" calcext:value-type="float">
            <text:p>42</text:p>
          </table:table-cell>
          <table:table-cell table:formula="of:=IF(ISNUMBER(SEARCH([.G10];[.A1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-2ntLXzb2WY1VM_gTrVQDydc6cSVG0fMgB26HmIhnU</text:p>
          </table:table-cell>
          <table:table-cell office:value-type="string" calcext:value-type="string">
            <text:p>Linked Drug-Drug Interactions (LIDDI) dataset v1.02</text:p>
          </table:table-cell>
          <table:table-cell office:value-type="string" calcext:value-type="string">
            <text:p>2018-03-30T16:18:23.447+02:00</text:p>
          </table:table-cell>
          <table:table-cell office:value-type="string" calcext:value-type="string">
            <text:p>http://purl.org/np/RAFWabNamUmb7ShXLO63LDKDWa2TnlujHH8rOT-OIPJ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-2ntLXzb2WY1VM_gTrVQDydc6cSVG0fMgB26HmIhnU</text:p>
          </table:table-cell>
          <table:table-cell office:value-type="float" office:value="98085" calcext:value-type="float">
            <text:p>98085</text:p>
          </table:table-cell>
          <table:table-cell table:formula="of:=IF(ISNUMBER(SEARCH([.G11];[.A1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yBsPKDTg5OGzkHuk4GM47PQxb4uOtRluFpSaXZn-Rw</text:p>
          </table:table-cell>
          <table:table-cell office:value-type="string" calcext:value-type="string">
            <text:p>Drug data extracted from Drugbank via Bio2RDF</text:p>
          </table:table-cell>
          <table:table-cell office:value-type="string" calcext:value-type="string">
            <text:p>2018-03-30T11:35:56.859+02: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byBsPKDTg5OGzkHuk4GM47PQxb4uOtRluFpSaXZn-Rw</text:p>
          </table:table-cell>
          <table:table-cell office:value-type="float" office:value="39268" calcext:value-type="float">
            <text:p>39268</text:p>
          </table:table-cell>
          <table:table-cell table:formula="of:=IF(ISNUMBER(SEARCH([.G12];[.A1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_mkjiDrgvlttNWZHgBcRrpepiAiRgVBopYcKUZqUN4</text:p>
          </table:table-cell>
          <table:table-cell office:value-type="string" calcext:value-type="string">
            <text:p>Drug target relations extracted from Drugbank via Bio2RDF</text:p>
          </table:table-cell>
          <table:table-cell office:value-type="string" calcext:value-type="string">
            <text:p>2018-03-30T11:32:30.402+02:00</text:p>
          </table:table-cell>
          <table:table-cell office:value-type="string" calcext:value-type="string">
            <text:p>http://purl.org/np/RAJst-n-XTRNscBhLtlJau0Z3oD7mGfj8WcBOSG1EpzY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K_mkjiDrgvlttNWZHgBcRrpepiAiRgVBopYcKUZqUN4</text:p>
          </table:table-cell>
          <table:table-cell office:value-type="float" office:value="15107" calcext:value-type="float">
            <text:p>15107</text:p>
          </table:table-cell>
          <table:table-cell table:formula="of:=IF(ISNUMBER(SEARCH([.G13];[.A1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ZUFR72KsiOtMWlxTSyGnZzQZylkBItGXDVe0ADmHUOs</text:p>
          </table:table-cell>
          <table:table-cell office:value-type="string" calcext:value-type="string">
            <text:p>Drug target data extracted from Drugbank via Bio2RDF</text:p>
          </table:table-cell>
          <table:table-cell office:value-type="string" calcext:value-type="string">
            <text:p>2018-03-30T11:32:20.211+02:00</text:p>
          </table:table-cell>
          <table:table-cell office:value-type="string" calcext:value-type="string">
            <text:p>http://purl.org/np/RAmn9j1Pe56bcxWIq79gOyf197sfXdcdT39Wy3LZuJk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UFR72KsiOtMWlxTSyGnZzQZylkBItGXDVe0ADmHUOs</text:p>
          </table:table-cell>
          <table:table-cell office:value-type="float" office:value="4007" calcext:value-type="float">
            <text:p>4007</text:p>
          </table:table-cell>
          <table:table-cell table:formula="of:=IF(ISNUMBER(SEARCH([.G14];[.A1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Yp-s7FxlewSUzyh2LLSQbXnjngkuNXCjlIkDe5h0TY</text:p>
          </table:table-cell>
          <table:table-cell office:value-type="string" calcext:value-type="string">
            <text:p>Food interaction data for drugs extracted from Drugbank via Bio2RDF</text:p>
          </table:table-cell>
          <table:table-cell office:value-type="string" calcext:value-type="string">
            <text:p>2018-03-30T11:32:15.92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Yp-s7FxlewSUzyh2LLSQbXnjngkuNXCjlIkDe5h0TY</text:p>
          </table:table-cell>
          <table:table-cell office:value-type="float" office:value="310" calcext:value-type="float">
            <text:p>310</text:p>
          </table:table-cell>
          <table:table-cell table:formula="of:=IF(ISNUMBER(SEARCH([.G15];[.A1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gzHCC5Z0uH8v89Bddd9NMdTn7ctK7vZHpOve7YPaG4</text:p>
          </table:table-cell>
          <table:table-cell office:value-type="string" calcext:value-type="string">
            <text:p>Drug-drug interaction data extracted from Drugbank via Bio2RDF</text:p>
          </table:table-cell>
          <table:table-cell office:value-type="string" calcext:value-type="string">
            <text:p>2018-03-30T11:32:14.999+02:00</text:p>
          </table:table-cell>
          <table:table-cell office:value-type="string" calcext:value-type="string">
            <text:p>http://purl.org/np/RAG1KgcXkZV1oNM0xGn28Ki-WiOo_R47whIOLgnd6Blz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gzHCC5Z0uH8v89Bddd9NMdTn7ctK7vZHpOve7YPaG4</text:p>
          </table:table-cell>
          <table:table-cell office:value-type="float" office:value="12104" calcext:value-type="float">
            <text:p>12104</text:p>
          </table:table-cell>
          <table:table-cell table:formula="of:=IF(ISNUMBER(SEARCH([.G16];[.A1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3LTE5gKujkUmYPfY0yhxZHeYW5kwpF_f3YBxYoB7AA</text:p>
          </table:table-cell>
          <table:table-cell office:value-type="string" calcext:value-type="string">
            <text:p>Core drug data extracted from Drugbank via Bio2RDF</text:p>
          </table:table-cell>
          <table:table-cell office:value-type="string" calcext:value-type="string">
            <text:p>2018-03-30T11:32:06.591+02:00</text:p>
          </table:table-cell>
          <table:table-cell office:value-type="string" calcext:value-type="string">
            <text:p>http://purl.org/np/RAmKK_UI3lpslpCyQN71lWa0s-lDHOPE_65MktVI_SF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3LTE5gKujkUmYPfY0yhxZHeYW5kwpF_f3YBxYoB7AA</text:p>
          </table:table-cell>
          <table:table-cell office:value-type="float" office:value="7740" calcext:value-type="float">
            <text:p>7740</text:p>
          </table:table-cell>
          <table:table-cell table:formula="of:=IF(ISNUMBER(SEARCH([.G17];[.A1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xem_NvV-uMTtUXUePxcdib0xw90bT1TExLJQp-Z7cgA</text:p>
          </table:table-cell>
          <table:table-cell office:value-type="string" calcext:value-type="string">
            <text:p>Nanopublications extracted from WikiPathways, incremental dataset, 20180310</text:p>
          </table:table-cell>
          <table:table-cell office:value-type="string" calcext:value-type="string">
            <text:p>2018-03-30T09:02:02.202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xem_NvV-uMTtUXUePxcdib0xw90bT1TExLJQp-Z7cgA</text:p>
          </table:table-cell>
          <table:table-cell office:value-type="float" office:value="17147" calcext:value-type="float">
            <text:p>17147</text:p>
          </table:table-cell>
          <table:table-cell table:formula="of:=IF(ISNUMBER(SEARCH([.G18];[.A1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jL9sevrzITxZdeB_tUqfRABp5PlTYhdiNcq_kKz440</text:p>
          </table:table-cell>
          <table:table-cell office:value-type="string" calcext:value-type="string">
            <text:p>Nanopubs covering pathwayParticipation extracted from WikiPathways version 20180310</text:p>
          </table:table-cell>
          <table:table-cell office:value-type="string" calcext:value-type="string">
            <text:p>2018-03-30T09:02:01.844+02:00</text:p>
          </table:table-cell>
          <table:table-cell office:value-type="string" calcext:value-type="string">
            <text:p>http://purl.org/np/RAScMf3aQq4m8LOQHzU4CwQKfT77AFPdM1IzUmhQxSgb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jL9sevrzITxZdeB_tUqfRABp5PlTYhdiNcq_kKz440</text:p>
          </table:table-cell>
          <table:table-cell office:value-type="float" office:value="4417" calcext:value-type="float">
            <text:p>4417</text:p>
          </table:table-cell>
          <table:table-cell table:formula="of:=IF(ISNUMBER(SEARCH([.G19];[.A1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4pAKrybhUh4Y6qazLEitSZ7rXqcxUrGVezfmT4yhIdQ</text:p>
          </table:table-cell>
          <table:table-cell office:value-type="string" calcext:value-type="string">
            <text:p>Nanopubs covering interactions extracted from WikiPathways version 20180310</text:p>
          </table:table-cell>
          <table:table-cell office:value-type="string" calcext:value-type="string">
            <text:p>2018-03-30T09:01:48.198+02:00</text:p>
          </table:table-cell>
          <table:table-cell office:value-type="string" calcext:value-type="string">
            <text:p>http://purl.org/np/RApvDrVzQi3SVkxQti1Gue1tXa5JB8bCjDM7AMThNdQ4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4pAKrybhUh4Y6qazLEitSZ7rXqcxUrGVezfmT4yhIdQ</text:p>
          </table:table-cell>
          <table:table-cell office:value-type="float" office:value="12685" calcext:value-type="float">
            <text:p>12685</text:p>
          </table:table-cell>
          <table:table-cell table:formula="of:=IF(ISNUMBER(SEARCH([.G20];[.A2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1AMnSjbML9T4WDOsTZu5UDhD7Mr8ExIvztGd4Y4uJfk</text:p>
          </table:table-cell>
          <table:table-cell office:value-type="string" calcext:value-type="string">
            <text:p>Nanopubs covering complexes extracted from WikiPathways version 20180310</text:p>
          </table:table-cell>
          <table:table-cell office:value-type="string" calcext:value-type="string">
            <text:p>2018-03-30T09:01:27.330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1AMnSjbML9T4WDOsTZu5UDhD7Mr8ExIvztGd4Y4uJfk</text:p>
          </table:table-cell>
          <table:table-cell office:value-type="float" office:value="45" calcext:value-type="float">
            <text:p>45</text:p>
          </table:table-cell>
          <table:table-cell table:formula="of:=IF(ISNUMBER(SEARCH([.G21];[.A2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IUxPxzVhUMNZ8up0ivmR3th6-qhFvf7LX6oJM78xws</text:p>
          </table:table-cell>
          <table:table-cell office:value-type="string" calcext:value-type="string">
            <text:p>Nanopublications extracted from WikiPathways, incremental dataset, 20180210</text:p>
          </table:table-cell>
          <table:table-cell office:value-type="string" calcext:value-type="string">
            <text:p>2018-03-30T08:59:37.838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kIUxPxzVhUMNZ8up0ivmR3th6-qhFvf7LX6oJM78xws</text:p>
          </table:table-cell>
          <table:table-cell office:value-type="float" office:value="17141" calcext:value-type="float">
            <text:p>17141</text:p>
          </table:table-cell>
          <table:table-cell table:formula="of:=IF(ISNUMBER(SEARCH([.G22];[.A2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5TYmiahHGyJ3DOC1-Ys95tGb2Yn4EYwXDuNSpZ5Lqw</text:p>
          </table:table-cell>
          <table:table-cell office:value-type="string" calcext:value-type="string">
            <text:p>Nanopubs covering pathwayParticipation extracted from WikiPathways version 20180210</text:p>
          </table:table-cell>
          <table:table-cell office:value-type="string" calcext:value-type="string">
            <text:p>2018-03-30T08:59:37.195+02:00</text:p>
          </table:table-cell>
          <table:table-cell office:value-type="string" calcext:value-type="string">
            <text:p>http://purl.org/np/RAVqvyNrgyKVp7auLL703bWfuNyh2-ublRdhD3nG7eNb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5TYmiahHGyJ3DOC1-Ys95tGb2Yn4EYwXDuNSpZ5Lqw</text:p>
          </table:table-cell>
          <table:table-cell office:value-type="float" office:value="4413" calcext:value-type="float">
            <text:p>4413</text:p>
          </table:table-cell>
          <table:table-cell table:formula="of:=IF(ISNUMBER(SEARCH([.G23];[.A2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je8Xo6w9QRPOzaLLaOHvCPFT7frFf3WlJBZY9oui0_I</text:p>
          </table:table-cell>
          <table:table-cell office:value-type="string" calcext:value-type="string">
            <text:p>Nanopubs covering interactions extracted from WikiPathways version 20180210</text:p>
          </table:table-cell>
          <table:table-cell office:value-type="string" calcext:value-type="string">
            <text:p>2018-03-30T08:59:23.792+02:00</text:p>
          </table:table-cell>
          <table:table-cell office:value-type="string" calcext:value-type="string">
            <text:p>http://purl.org/np/RAzSVPE1vwdk9v-pOpBCf2aEtbKtd2LjmoCtFO6NN3GU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je8Xo6w9QRPOzaLLaOHvCPFT7frFf3WlJBZY9oui0_I</text:p>
          </table:table-cell>
          <table:table-cell office:value-type="float" office:value="12683" calcext:value-type="float">
            <text:p>12683</text:p>
          </table:table-cell>
          <table:table-cell table:formula="of:=IF(ISNUMBER(SEARCH([.G24];[.A2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BAEXMXBFUJSO8jVsYdhqmys2VU-oqlMcxiJTzFrv8w</text:p>
          </table:table-cell>
          <table:table-cell office:value-type="string" calcext:value-type="string">
            <text:p>Nanopubs covering complexes extracted from WikiPathways version 20180210</text:p>
          </table:table-cell>
          <table:table-cell office:value-type="string" calcext:value-type="string">
            <text:p>2018-03-30T08:59:02.55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BAEXMXBFUJSO8jVsYdhqmys2VU-oqlMcxiJTzFrv8w</text:p>
          </table:table-cell>
          <table:table-cell office:value-type="float" office:value="45" calcext:value-type="float">
            <text:p>45</text:p>
          </table:table-cell>
          <table:table-cell table:formula="of:=IF(ISNUMBER(SEARCH([.G25];[.A2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_AWcwm57iWtR5GbfhFAV2L2xsGMid8usbrtE-2h7Rzk</text:p>
          </table:table-cell>
          <table:table-cell office:value-type="string" calcext:value-type="string">
            <text:p>Nanopublications extracted from WikiPathways, incremental dataset, 20180110</text:p>
          </table:table-cell>
          <table:table-cell office:value-type="string" calcext:value-type="string">
            <text:p>2018-03-30T08:57:30.074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_AWcwm57iWtR5GbfhFAV2L2xsGMid8usbrtE-2h7Rzk</text:p>
          </table:table-cell>
          <table:table-cell office:value-type="float" office:value="17097" calcext:value-type="float">
            <text:p>17097</text:p>
          </table:table-cell>
          <table:table-cell table:formula="of:=IF(ISNUMBER(SEARCH([.G26];[.A2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x2TuK8OQBpdA0s4N0vbQtn7EnR5SJ9wHnqeCwiS66c</text:p>
          </table:table-cell>
          <table:table-cell office:value-type="string" calcext:value-type="string">
            <text:p>Nanopubs covering pathwayParticipation extracted from WikiPathways version 20180110</text:p>
          </table:table-cell>
          <table:table-cell office:value-type="string" calcext:value-type="string">
            <text:p>2018-03-30T08:57:29.752+02:00</text:p>
          </table:table-cell>
          <table:table-cell office:value-type="string" calcext:value-type="string">
            <text:p>http://purl.org/np/RA0fCJ4VUx9ztWOS0vJqqTCHabp0ZgpkKu4kJFJkQOpb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x2TuK8OQBpdA0s4N0vbQtn7EnR5SJ9wHnqeCwiS66c</text:p>
          </table:table-cell>
          <table:table-cell office:value-type="float" office:value="4408" calcext:value-type="float">
            <text:p>4408</text:p>
          </table:table-cell>
          <table:table-cell table:formula="of:=IF(ISNUMBER(SEARCH([.G27];[.A2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iMsz7k0GorXIUUpz_70L1PjlXYYSugmQLOhL7I4_2w</text:p>
          </table:table-cell>
          <table:table-cell office:value-type="string" calcext:value-type="string">
            <text:p>Nanopubs covering interactions extracted from WikiPathways version 20180110</text:p>
          </table:table-cell>
          <table:table-cell office:value-type="string" calcext:value-type="string">
            <text:p>2018-03-30T08:57:17.703+02:00</text:p>
          </table:table-cell>
          <table:table-cell office:value-type="string" calcext:value-type="string">
            <text:p>http://purl.org/np/RA2qd2vaVKVaxnf0e5I1sZ4fBMQ_-bsGdxFzpLRACoM5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iMsz7k0GorXIUUpz_70L1PjlXYYSugmQLOhL7I4_2w</text:p>
          </table:table-cell>
          <table:table-cell office:value-type="float" office:value="12645" calcext:value-type="float">
            <text:p>12645</text:p>
          </table:table-cell>
          <table:table-cell table:formula="of:=IF(ISNUMBER(SEARCH([.G28];[.A2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ZaA3Io8uQjnyqmiIWuazXFdugH_hwbB2N5_LuF8bsY</text:p>
          </table:table-cell>
          <table:table-cell office:value-type="string" calcext:value-type="string">
            <text:p>Nanopubs covering complexes extracted from WikiPathways version 20180110</text:p>
          </table:table-cell>
          <table:table-cell office:value-type="string" calcext:value-type="string">
            <text:p>2018-03-30T08:56:56.916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ZaA3Io8uQjnyqmiIWuazXFdugH_hwbB2N5_LuF8bsY</text:p>
          </table:table-cell>
          <table:table-cell office:value-type="float" office:value="44" calcext:value-type="float">
            <text:p>44</text:p>
          </table:table-cell>
          <table:table-cell table:formula="of:=IF(ISNUMBER(SEARCH([.G29];[.A2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6QNVGZTuDN0g-zEKm02oLlqPO9JVz6cA4J760Bs0Zc4</text:p>
          </table:table-cell>
          <table:table-cell office:value-type="string" calcext:value-type="string">
            <text:p>Nanopublications extracted from WikiPathways, incremental dataset, 20171210</text:p>
          </table:table-cell>
          <table:table-cell office:value-type="string" calcext:value-type="string">
            <text:p>2017-12-18T09:44:46.088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6QNVGZTuDN0g-zEKm02oLlqPO9JVz6cA4J760Bs0Zc4</text:p>
          </table:table-cell>
          <table:table-cell office:value-type="float" office:value="17089" calcext:value-type="float">
            <text:p>17089</text:p>
          </table:table-cell>
          <table:table-cell table:formula="of:=IF(ISNUMBER(SEARCH([.G30];[.A3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jiRqNKwIGPRUinw1kgAr5_hLaTrnJqqWLMO1lMfpzYA</text:p>
          </table:table-cell>
          <table:table-cell office:value-type="string" calcext:value-type="string">
            <text:p>Nanopubs covering pathwayParticipation extracted from WikiPathways version 20171210</text:p>
          </table:table-cell>
          <table:table-cell office:value-type="string" calcext:value-type="string">
            <text:p>2017-12-18T09:44:45.799+01:00</text:p>
          </table:table-cell>
          <table:table-cell office:value-type="string" calcext:value-type="string">
            <text:p>http://purl.org/np/RAW7DoUxhMyoitLfeKLp2AaS_YjoN2l0ALzJxrrg6ENs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jiRqNKwIGPRUinw1kgAr5_hLaTrnJqqWLMO1lMfpzYA</text:p>
          </table:table-cell>
          <table:table-cell office:value-type="float" office:value="4407" calcext:value-type="float">
            <text:p>4407</text:p>
          </table:table-cell>
          <table:table-cell table:formula="of:=IF(ISNUMBER(SEARCH([.G31];[.A3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qkqpEDxgu_CAx00IZSc8MYQqizkQaL4TsB72ThOCqQ</text:p>
          </table:table-cell>
          <table:table-cell office:value-type="string" calcext:value-type="string">
            <text:p>Nanopubs covering interactions extracted from WikiPathways version 20171210</text:p>
          </table:table-cell>
          <table:table-cell office:value-type="string" calcext:value-type="string">
            <text:p>2017-12-18T09:44:35.449+01:00</text:p>
          </table:table-cell>
          <table:table-cell office:value-type="string" calcext:value-type="string">
            <text:p>http://purl.org/np/RA6sukAKArG4DST7-YhQs05qZjEsazsP0fET5KMKPp2e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qkqpEDxgu_CAx00IZSc8MYQqizkQaL4TsB72ThOCqQ</text:p>
          </table:table-cell>
          <table:table-cell office:value-type="float" office:value="12638" calcext:value-type="float">
            <text:p>12638</text:p>
          </table:table-cell>
          <table:table-cell table:formula="of:=IF(ISNUMBER(SEARCH([.G32];[.A3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aeLg9HD-3KD_lG6iJwHXhH_nGQ-1o3DCZRRmzDY-at8</text:p>
          </table:table-cell>
          <table:table-cell office:value-type="string" calcext:value-type="string">
            <text:p>Nanopubs covering complexes extracted from WikiPathways version 20171210</text:p>
          </table:table-cell>
          <table:table-cell office:value-type="string" calcext:value-type="string">
            <text:p>2017-12-18T09:44:18.657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aeLg9HD-3KD_lG6iJwHXhH_nGQ-1o3DCZRRmzDY-at8</text:p>
          </table:table-cell>
          <table:table-cell office:value-type="float" office:value="44" calcext:value-type="float">
            <text:p>44</text:p>
          </table:table-cell>
          <table:table-cell table:formula="of:=IF(ISNUMBER(SEARCH([.G33];[.A3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02JkPYQWNKYOl1rFM-bAoW34J--0-WMabwzAiYUfs7E</text:p>
          </table:table-cell>
          <table:table-cell office:value-type="string" calcext:value-type="string">
            <text:p>Nanopublications extracted from WikiPathways, incremental dataset, 20171116</text:p>
          </table:table-cell>
          <table:table-cell office:value-type="string" calcext:value-type="string">
            <text:p>2017-12-18T09:37:40.509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02JkPYQWNKYOl1rFM-bAoW34J--0-WMabwzAiYUfs7E</text:p>
          </table:table-cell>
          <table:table-cell office:value-type="float" office:value="17079" calcext:value-type="float">
            <text:p>17079</text:p>
          </table:table-cell>
          <table:table-cell table:formula="of:=IF(ISNUMBER(SEARCH([.G34];[.A3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9PgElv4BBEaEFSBrrs_cNlpM6C00kanqjiZKYqHtdLg</text:p>
          </table:table-cell>
          <table:table-cell office:value-type="string" calcext:value-type="string">
            <text:p>Nanopubs covering pathwayParticipation extracted from WikiPathways version 20171116</text:p>
          </table:table-cell>
          <table:table-cell office:value-type="string" calcext:value-type="string">
            <text:p>2017-12-18T09:37:40.233+01:00</text:p>
          </table:table-cell>
          <table:table-cell office:value-type="string" calcext:value-type="string">
            <text:p>http://purl.org/np/RAIKCzJrg5JT6WBbjqgXDUgqQkHMv2kfg-9F4KGUQwDd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9PgElv4BBEaEFSBrrs_cNlpM6C00kanqjiZKYqHtdLg</text:p>
          </table:table-cell>
          <table:table-cell office:value-type="float" office:value="4403" calcext:value-type="float">
            <text:p>4403</text:p>
          </table:table-cell>
          <table:table-cell table:formula="of:=IF(ISNUMBER(SEARCH([.G35];[.A3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EPIhZ2sqkfW2bksN7HGCnPsc-2c5Dl0i0hZijTHbO_I</text:p>
          </table:table-cell>
          <table:table-cell office:value-type="string" calcext:value-type="string">
            <text:p>Nanopubs covering interactions extracted from WikiPathways version 20171116</text:p>
          </table:table-cell>
          <table:table-cell office:value-type="string" calcext:value-type="string">
            <text:p>2017-12-18T09:37:30.159+01:00</text:p>
          </table:table-cell>
          <table:table-cell office:value-type="string" calcext:value-type="string">
            <text:p>http://purl.org/np/RALnwc9Hx5mDSFLkjyMmLGLr_FjyAPeMXRMH9M6yN0S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EPIhZ2sqkfW2bksN7HGCnPsc-2c5Dl0i0hZijTHbO_I</text:p>
          </table:table-cell>
          <table:table-cell office:value-type="float" office:value="12632" calcext:value-type="float">
            <text:p>12632</text:p>
          </table:table-cell>
          <table:table-cell table:formula="of:=IF(ISNUMBER(SEARCH([.G36];[.A3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V1dLULcQ1Y0XJ2a4XU8Um1seA_W6OLzM7F50qj5YQ4</text:p>
          </table:table-cell>
          <table:table-cell office:value-type="string" calcext:value-type="string">
            <text:p>Nanopubs covering complexes extracted from WikiPathways version 20171116</text:p>
          </table:table-cell>
          <table:table-cell office:value-type="string" calcext:value-type="string">
            <text:p>2017-12-18T09:37:13.16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V1dLULcQ1Y0XJ2a4XU8Um1seA_W6OLzM7F50qj5YQ4</text:p>
          </table:table-cell>
          <table:table-cell office:value-type="float" office:value="44" calcext:value-type="float">
            <text:p>44</text:p>
          </table:table-cell>
          <table:table-cell table:formula="of:=IF(ISNUMBER(SEARCH([.G37];[.A3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KvfPRl_biwB4p-35enMzZ-ssqEMWEJLIV2PA8ql-HY</text:p>
          </table:table-cell>
          <table:table-cell office:value-type="string" calcext:value-type="string">
            <text:p>Nanopublications extracted from WikiPathways, incremental dataset, 20171010</text:p>
          </table:table-cell>
          <table:table-cell office:value-type="string" calcext:value-type="string">
            <text:p>2017-12-18T09:35:22.449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TKvfPRl_biwB4p-35enMzZ-ssqEMWEJLIV2PA8ql-HY</text:p>
          </table:table-cell>
          <table:table-cell office:value-type="float" office:value="17049" calcext:value-type="float">
            <text:p>17049</text:p>
          </table:table-cell>
          <table:table-cell table:formula="of:=IF(ISNUMBER(SEARCH([.G38];[.A3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OPQkxpfN6Q0x1c9rPG4YE1qQpra823ANMdl9Cw3P4Cc</text:p>
          </table:table-cell>
          <table:table-cell office:value-type="string" calcext:value-type="string">
            <text:p>Nanopubs covering pathwayParticipation extracted from WikiPathways version 20171010</text:p>
          </table:table-cell>
          <table:table-cell office:value-type="string" calcext:value-type="string">
            <text:p>2017-12-18T09:35:22.166+01:00</text:p>
          </table:table-cell>
          <table:table-cell office:value-type="string" calcext:value-type="string">
            <text:p>http://purl.org/np/RAU7rnABtf3yXLgL79HaRxUdYrA8_iwRKqir8O7_brz5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OPQkxpfN6Q0x1c9rPG4YE1qQpra823ANMdl9Cw3P4Cc</text:p>
          </table:table-cell>
          <table:table-cell office:value-type="float" office:value="4386" calcext:value-type="float">
            <text:p>4386</text:p>
          </table:table-cell>
          <table:table-cell table:formula="of:=IF(ISNUMBER(SEARCH([.G39];[.A3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8Z6vtMDkJwrfCwXTeCphiZcbtWcqTOVjOOqGEM5m8EY</text:p>
          </table:table-cell>
          <table:table-cell office:value-type="string" calcext:value-type="string">
            <text:p>Nanopubs covering interactions extracted from WikiPathways version 20171010</text:p>
          </table:table-cell>
          <table:table-cell office:value-type="string" calcext:value-type="string">
            <text:p>2017-12-18T09:35:12.002+01:00</text:p>
          </table:table-cell>
          <table:table-cell office:value-type="string" calcext:value-type="string">
            <text:p>http://purl.org/np/RAnhQsIzUWE0tsDKhnOF_lBtgfkGM8HqKdMkVls0cMJ1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8Z6vtMDkJwrfCwXTeCphiZcbtWcqTOVjOOqGEM5m8EY</text:p>
          </table:table-cell>
          <table:table-cell office:value-type="float" office:value="12620" calcext:value-type="float">
            <text:p>12620</text:p>
          </table:table-cell>
          <table:table-cell table:formula="of:=IF(ISNUMBER(SEARCH([.G40];[.A4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lfiUUQO_Maf9bB5dJaMDv59Mp8v2K3jFJNoJyuAP9k</text:p>
          </table:table-cell>
          <table:table-cell office:value-type="string" calcext:value-type="string">
            <text:p>Nanopubs covering complexes extracted from WikiPathways version 20171010</text:p>
          </table:table-cell>
          <table:table-cell office:value-type="string" calcext:value-type="string">
            <text:p>2017-12-18T09:34:54.890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lfiUUQO_Maf9bB5dJaMDv59Mp8v2K3jFJNoJyuAP9k</text:p>
          </table:table-cell>
          <table:table-cell office:value-type="float" office:value="43" calcext:value-type="float">
            <text:p>43</text:p>
          </table:table-cell>
          <table:table-cell table:formula="of:=IF(ISNUMBER(SEARCH([.G41];[.A4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8UDvys8ZvCQZPiIKuH6vRws9iK79G-imHk2b4ks_BY</text:p>
          </table:table-cell>
          <table:table-cell office:value-type="string" calcext:value-type="string">
            <text:p>Nanopublications extracted from WikiPathways, incremental dataset, 20170910</text:p>
          </table:table-cell>
          <table:table-cell office:value-type="string" calcext:value-type="string">
            <text:p>2017-12-18T09:32:54.624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l8UDvys8ZvCQZPiIKuH6vRws9iK79G-imHk2b4ks_BY</text:p>
          </table:table-cell>
          <table:table-cell office:value-type="float" office:value="17487" calcext:value-type="float">
            <text:p>17487</text:p>
          </table:table-cell>
          <table:table-cell table:formula="of:=IF(ISNUMBER(SEARCH([.G42];[.A4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0_EvKhRAp4c-nmRDAVnJFHjN66QpxzTEyuCsqN2mTic</text:p>
          </table:table-cell>
          <table:table-cell office:value-type="string" calcext:value-type="string">
            <text:p>Nanopubs covering pathwayParticipation extracted from WikiPathways version 20170910</text:p>
          </table:table-cell>
          <table:table-cell office:value-type="string" calcext:value-type="string">
            <text:p>2017-12-18T09:32:54.339+01:00</text:p>
          </table:table-cell>
          <table:table-cell office:value-type="string" calcext:value-type="string">
            <text:p>http://purl.org/np/RAsqCbvv8JN98don07sRmhGrEfnl-v81YQcQ9IOt_IRA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0_EvKhRAp4c-nmRDAVnJFHjN66QpxzTEyuCsqN2mTic</text:p>
          </table:table-cell>
          <table:table-cell office:value-type="float" office:value="4364" calcext:value-type="float">
            <text:p>4364</text:p>
          </table:table-cell>
          <table:table-cell table:formula="of:=IF(ISNUMBER(SEARCH([.G43];[.A4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xH7Q3QEzfFNn0UTBZDXdS2zc4msoOHTKmHJ8uK0Es0</text:p>
          </table:table-cell>
          <table:table-cell office:value-type="string" calcext:value-type="string">
            <text:p>Nanopubs covering interactions extracted from WikiPathways version 20170910</text:p>
          </table:table-cell>
          <table:table-cell office:value-type="string" calcext:value-type="string">
            <text:p>2017-12-18T09:32:43.487+01:00</text:p>
          </table:table-cell>
          <table:table-cell office:value-type="string" calcext:value-type="string">
            <text:p>http://purl.org/np/RA5Fx1PfU3PoOBF0mti1_9PHQveboAjNyyUMgDVouHD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KxH7Q3QEzfFNn0UTBZDXdS2zc4msoOHTKmHJ8uK0Es0</text:p>
          </table:table-cell>
          <table:table-cell office:value-type="float" office:value="13080" calcext:value-type="float">
            <text:p>13080</text:p>
          </table:table-cell>
          <table:table-cell table:formula="of:=IF(ISNUMBER(SEARCH([.G44];[.A4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pzeUn6EUnsbbcjDjykIzMp12L46pryNmKb2fBIeI-A</text:p>
          </table:table-cell>
          <table:table-cell office:value-type="string" calcext:value-type="string">
            <text:p>Nanopubs covering complexes extracted from WikiPathways version 20170910</text:p>
          </table:table-cell>
          <table:table-cell office:value-type="string" calcext:value-type="string">
            <text:p>2017-12-18T09:32:24.67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pzeUn6EUnsbbcjDjykIzMp12L46pryNmKb2fBIeI-A</text:p>
          </table:table-cell>
          <table:table-cell office:value-type="float" office:value="43" calcext:value-type="float">
            <text:p>43</text:p>
          </table:table-cell>
          <table:table-cell table:formula="of:=IF(ISNUMBER(SEARCH([.G45];[.A4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0MYQBxAkmFTGzOUgmorKF-Z05E_n8snH1X3ZWNjmiEQ</text:p>
          </table:table-cell>
          <table:table-cell office:value-type="string" calcext:value-type="string">
            <text:p>Nanopublications extracted from WikiPathways, incremental dataset, 20170810</text:p>
          </table:table-cell>
          <table:table-cell office:value-type="string" calcext:value-type="string">
            <text:p>2017-12-18T09:25:21.870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0MYQBxAkmFTGzOUgmorKF-Z05E_n8snH1X3ZWNjmiEQ</text:p>
          </table:table-cell>
          <table:table-cell office:value-type="float" office:value="17613" calcext:value-type="float">
            <text:p>17613</text:p>
          </table:table-cell>
          <table:table-cell table:formula="of:=IF(ISNUMBER(SEARCH([.G46];[.A4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6-Jweu-ZkTqtm1bSfncIJGZnxf_f3CNmeIE9aYa8CjE</text:p>
          </table:table-cell>
          <table:table-cell office:value-type="string" calcext:value-type="string">
            <text:p>Nanopubs covering pathwayParticipation extracted from WikiPathways version 20170810</text:p>
          </table:table-cell>
          <table:table-cell office:value-type="string" calcext:value-type="string">
            <text:p>2017-12-18T09:25:21.600+01:00</text:p>
          </table:table-cell>
          <table:table-cell office:value-type="string" calcext:value-type="string">
            <text:p>http://purl.org/np/RAlPTqzc4-qUTp0ZlNOQl83Jc2wzS9zvjBWAgV3K3TTq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6-Jweu-ZkTqtm1bSfncIJGZnxf_f3CNmeIE9aYa8CjE</text:p>
          </table:table-cell>
          <table:table-cell office:value-type="float" office:value="4362" calcext:value-type="float">
            <text:p>4362</text:p>
          </table:table-cell>
          <table:table-cell table:formula="of:=IF(ISNUMBER(SEARCH([.G47];[.A4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GziCxT6VmT0P88oV1fojSV4uGTDN6GRMhWQtYivAm5Q</text:p>
          </table:table-cell>
          <table:table-cell office:value-type="string" calcext:value-type="string">
            <text:p>Nanopubs covering interactions extracted from WikiPathways version 20170810</text:p>
          </table:table-cell>
          <table:table-cell office:value-type="string" calcext:value-type="string">
            <text:p>2017-12-18T09:25:11.039+01:00</text:p>
          </table:table-cell>
          <table:table-cell office:value-type="string" calcext:value-type="string">
            <text:p>http://purl.org/np/RAghpGB5H9KIdENn9Bs6HXgbJ3v_LNEpR6Dyshfuy1V0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GziCxT6VmT0P88oV1fojSV4uGTDN6GRMhWQtYivAm5Q</text:p>
          </table:table-cell>
          <table:table-cell office:value-type="float" office:value="13208" calcext:value-type="float">
            <text:p>13208</text:p>
          </table:table-cell>
          <table:table-cell table:formula="of:=IF(ISNUMBER(SEARCH([.G48];[.A4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rhG7E2zajatC9l5YfYJ97yrdvNn2gAJjyJV5G9X4xLA</text:p>
          </table:table-cell>
          <table:table-cell office:value-type="string" calcext:value-type="string">
            <text:p>Nanopubs covering complexes extracted from WikiPathways version 20170810</text:p>
          </table:table-cell>
          <table:table-cell office:value-type="string" calcext:value-type="string">
            <text:p>2017-12-18T09:24:52.194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rhG7E2zajatC9l5YfYJ97yrdvNn2gAJjyJV5G9X4xLA</text:p>
          </table:table-cell>
          <table:table-cell office:value-type="float" office:value="43" calcext:value-type="float">
            <text:p>43</text:p>
          </table:table-cell>
          <table:table-cell table:formula="of:=IF(ISNUMBER(SEARCH([.G49];[.A4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jW4Rl_8gGY_SdlIYaaRuLiKMBYKtHZ78MoiuHDzwg8</text:p>
          </table:table-cell>
          <table:table-cell office:value-type="string" calcext:value-type="string">
            <text:p>Nanopublications extracted from WikiPathways, incremental dataset, 20170710</text:p>
          </table:table-cell>
          <table:table-cell office:value-type="string" calcext:value-type="string">
            <text:p>2017-12-18T09:19:18.559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TjW4Rl_8gGY_SdlIYaaRuLiKMBYKtHZ78MoiuHDzwg8</text:p>
          </table:table-cell>
          <table:table-cell office:value-type="float" office:value="14323" calcext:value-type="float">
            <text:p>14323</text:p>
          </table:table-cell>
          <table:table-cell table:formula="of:=IF(ISNUMBER(SEARCH([.G50];[.A5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JFUnFeXykbkij-_0qLhdh7iVnM8_46JQihRmGTeR6E</text:p>
          </table:table-cell>
          <table:table-cell office:value-type="string" calcext:value-type="string">
            <text:p>Nanopubs covering pathwayParticipation extracted from WikiPathways version 20170710</text:p>
          </table:table-cell>
          <table:table-cell office:value-type="string" calcext:value-type="string">
            <text:p>2017-12-18T09:19:18.183+01:00</text:p>
          </table:table-cell>
          <table:table-cell office:value-type="string" calcext:value-type="string">
            <text:p>http://purl.org/np/RAkTj4DTxDHst_JNnlpiMbLKMVcf--X7toaPe_vMmErP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JFUnFeXykbkij-_0qLhdh7iVnM8_46JQihRmGTeR6E</text:p>
          </table:table-cell>
          <table:table-cell office:value-type="float" office:value="3910" calcext:value-type="float">
            <text:p>3910</text:p>
          </table:table-cell>
          <table:table-cell table:formula="of:=IF(ISNUMBER(SEARCH([.G51];[.A5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mEI2cMCUyH1WTNguP_M7NvsZoHhtosnoE45jj3AwprA</text:p>
          </table:table-cell>
          <table:table-cell office:value-type="string" calcext:value-type="string">
            <text:p>Nanopubs covering interactions extracted from WikiPathways version 20170710</text:p>
          </table:table-cell>
          <table:table-cell office:value-type="string" calcext:value-type="string">
            <text:p>2017-12-18T09:19:10.522+01:00</text:p>
          </table:table-cell>
          <table:table-cell office:value-type="string" calcext:value-type="string">
            <text:p>http://purl.org/np/RAfcif1_aCT1mQsz5o3jp3X764nEZ9ojmxZ0lgp6Rfb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EI2cMCUyH1WTNguP_M7NvsZoHhtosnoE45jj3AwprA</text:p>
          </table:table-cell>
          <table:table-cell office:value-type="float" office:value="10371" calcext:value-type="float">
            <text:p>10371</text:p>
          </table:table-cell>
          <table:table-cell table:formula="of:=IF(ISNUMBER(SEARCH([.G52];[.A5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WI1WaLMfpctXfhFSh0rvYrhm_EQ82a1YALToHk3cXqM</text:p>
          </table:table-cell>
          <table:table-cell office:value-type="string" calcext:value-type="string">
            <text:p>Nanopubs covering complexes extracted from WikiPathways version 20170710</text:p>
          </table:table-cell>
          <table:table-cell office:value-type="string" calcext:value-type="string">
            <text:p>2017-12-18T09:18:56.142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I1WaLMfpctXfhFSh0rvYrhm_EQ82a1YALToHk3cXqM</text:p>
          </table:table-cell>
          <table:table-cell office:value-type="float" office:value="42" calcext:value-type="float">
            <text:p>42</text:p>
          </table:table-cell>
          <table:table-cell table:formula="of:=IF(ISNUMBER(SEARCH([.G53];[.A5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-OqlWv038E_6gEuB-7_Q0Z1vg1Riztes6wbO72K4T6Y</text:p>
          </table:table-cell>
          <table:table-cell office:value-type="string" calcext:value-type="string">
            <text:p>Nanopublications extracted from WikiPathways, incremental dataset, 20170610</text:p>
          </table:table-cell>
          <table:table-cell office:value-type="string" calcext:value-type="string">
            <text:p>2017-12-18T09:09:59.343+01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-OqlWv038E_6gEuB-7_Q0Z1vg1Riztes6wbO72K4T6Y</text:p>
          </table:table-cell>
          <table:table-cell office:value-type="float" office:value="14323" calcext:value-type="float">
            <text:p>14323</text:p>
          </table:table-cell>
          <table:table-cell table:formula="of:=IF(ISNUMBER(SEARCH([.G54];[.A5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9h-sX7g9x_R2sLq8gpyIwgyYpijvp4YIuACWdt3UXbQ</text:p>
          </table:table-cell>
          <table:table-cell office:value-type="string" calcext:value-type="string">
            <text:p>Nanopubs covering pathwayParticipation extracted from WikiPathways version 20170610</text:p>
          </table:table-cell>
          <table:table-cell office:value-type="string" calcext:value-type="string">
            <text:p>2017-12-18T09:09:59.035+01:00</text:p>
          </table:table-cell>
          <table:table-cell office:value-type="string" calcext:value-type="string">
            <text:p>http://purl.org/np/RAzfYrQDqxRvVhoxTDOO810y8U8MkCkRsKQzCAQ-121G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9h-sX7g9x_R2sLq8gpyIwgyYpijvp4YIuACWdt3UXbQ</text:p>
          </table:table-cell>
          <table:table-cell office:value-type="float" office:value="3910" calcext:value-type="float">
            <text:p>3910</text:p>
          </table:table-cell>
          <table:table-cell table:formula="of:=IF(ISNUMBER(SEARCH([.G55];[.A5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-W56ZJP0U84frO_AnS_ZtyicjCf2IjNYK18bJ8FpZao</text:p>
          </table:table-cell>
          <table:table-cell office:value-type="string" calcext:value-type="string">
            <text:p>Nanopubs covering interactions extracted from WikiPathways version 20170610</text:p>
          </table:table-cell>
          <table:table-cell office:value-type="string" calcext:value-type="string">
            <text:p>2017-12-18T09:09:51.377+01:00</text:p>
          </table:table-cell>
          <table:table-cell office:value-type="string" calcext:value-type="string">
            <text:p>http://purl.org/np/RAMrnbsAfkUlV-U05rmLYE7iwi7ugJiskf1BgOnHb97W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-W56ZJP0U84frO_AnS_ZtyicjCf2IjNYK18bJ8FpZao</text:p>
          </table:table-cell>
          <table:table-cell office:value-type="float" office:value="10371" calcext:value-type="float">
            <text:p>10371</text:p>
          </table:table-cell>
          <table:table-cell table:formula="of:=IF(ISNUMBER(SEARCH([.G56];[.A5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9QBqvyPlvIoOpA_fCCVYHHlsInHIu2EmxOFQd7yRQg</text:p>
          </table:table-cell>
          <table:table-cell office:value-type="string" calcext:value-type="string">
            <text:p>Nanopubs covering complexes extracted from WikiPathways version 20170610</text:p>
          </table:table-cell>
          <table:table-cell office:value-type="string" calcext:value-type="string">
            <text:p>2017-12-18T09:09:36.86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9QBqvyPlvIoOpA_fCCVYHHlsInHIu2EmxOFQd7yRQg</text:p>
          </table:table-cell>
          <table:table-cell office:value-type="float" office:value="42" calcext:value-type="float">
            <text:p>42</text:p>
          </table:table-cell>
          <table:table-cell table:formula="of:=IF(ISNUMBER(SEARCH([.G57];[.A5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rdf.disgenet.org/nanopub-server/RAfh_E6xmcdxDifBCA5ojx061d4pfK6GHCdbiNqRxNou8</text:p>
          </table:table-cell>
          <table:table-cell office:value-type="string" calcext:value-type="string">
            <text:p>Nanopubs extracted from DisGeNET v5.0.0.0</text:p>
          </table:table-cell>
          <table:table-cell office:value-type="string" calcext:value-type="string">
            <text:p>2017-10-17T15:09:16.887+02:00</text:p>
          </table:table-cell>
          <table:table-cell office:value-type="string" calcext:value-type="string">
            <text:p>http://rdf.disgenet.org/nanopub-server/RAlF7Q0LgTADg76oKMwoRY9yG10U8rGzVhRNhcbnCA-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h_E6xmcdxDifBCA5ojx061d4pfK6GHCdbiNqRxNou8</text:p>
          </table:table-cell>
          <table:table-cell office:value-type="float" office:value="1469541" calcext:value-type="float">
            <text:p>1469541</text:p>
          </table:table-cell>
          <table:table-cell table:formula="of:=IF(ISNUMBER(SEARCH([.G58];[.A5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eyljAme-dwlpRSljxhq5Z2ga5SRRU3cs32Q1uBxtlXU</text:p>
          </table:table-cell>
          <table:table-cell office:value-type="string" calcext:value-type="string">
            <text:p>Data for meta-analysis of polycystic kidney disease expression profiles</text:p>
          </table:table-cell>
          <table:table-cell office:value-type="string" calcext:value-type="string">
            <text:p>2017-05-18T17:06:13.229+02:00</text:p>
          </table:table-cell>
          <table:table-cell office:value-type="string" calcext:value-type="string">
            <text:p>http://purl.org/np/RA0jqxwx7BSP8VoYZlC69ZDFvnyooRT16Xd47g40dNy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eyljAme-dwlpRSljxhq5Z2ga5SRRU3cs32Q1uBxtlXU</text:p>
          </table:table-cell>
          <table:table-cell office:value-type="float" office:value="1657" calcext:value-type="float">
            <text:p>1657</text:p>
          </table:table-cell>
          <table:table-cell table:formula="of:=IF(ISNUMBER(SEARCH([.G59];[.A5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xMyDRaM8RmKGNiEe7dQPRUTuz616iI-N2T-H3MPYmXk</text:p>
          </table:table-cell>
          <table:table-cell/>
          <table:table-cell office:value-type="string" calcext:value-type="string">
            <text:p>2017-05-11T16:46:10.564+02:00</text:p>
          </table:table-cell>
          <table:table-cell office:value-type="string" calcext:value-type="string">
            <text:p>http://purl.org/np/RAvSFAcS_ZmG55Chjd-0vqm3YvD9HnXFfY6Kcv6DLoxW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MyDRaM8RmKGNiEe7dQPRUTuz616iI-N2T-H3MPYmXk</text:p>
          </table:table-cell>
          <table:table-cell office:value-type="float" office:value="18098" calcext:value-type="float">
            <text:p>18098</text:p>
          </table:table-cell>
          <table:table-cell table:formula="of:=IF(ISNUMBER(SEARCH([.G60];[.A6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cf4tihZLL_aK81hwThIrNxjOhks4sEloBStEgzyR1tI</text:p>
          </table:table-cell>
          <table:table-cell/>
          <table:table-cell office:value-type="string" calcext:value-type="string">
            <text:p>2017-05-11T13:00:46.462+02:00</text:p>
          </table:table-cell>
          <table:table-cell office:value-type="string" calcext:value-type="string">
            <text:p>http://purl.org/np/RAw3EAy19S_S5KBa5FUOGlvehVw9qYm-LXR9UmHfR5A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cf4tihZLL_aK81hwThIrNxjOhks4sEloBStEgzyR1tI</text:p>
          </table:table-cell>
          <table:table-cell office:value-type="float" office:value="4859" calcext:value-type="float">
            <text:p>4859</text:p>
          </table:table-cell>
          <table:table-cell table:formula="of:=IF(ISNUMBER(SEARCH([.G61];[.A6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AGy9p2PABQk-MlGDF30myYrhJeDiqDpL9D5L82Knm3E</text:p>
          </table:table-cell>
          <table:table-cell/>
          <table:table-cell office:value-type="string" calcext:value-type="string">
            <text:p>2017-05-11T12:03:26.258+02:00</text:p>
          </table:table-cell>
          <table:table-cell office:value-type="string" calcext:value-type="string">
            <text:p>http://purl.org/np/RAiqc1un9XlBh8_9HExsFa3dtIe2-bR28BzY-Ctf66st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AGy9p2PABQk-MlGDF30myYrhJeDiqDpL9D5L82Knm3E</text:p>
          </table:table-cell>
          <table:table-cell office:value-type="float" office:value="83771" calcext:value-type="float">
            <text:p>83771</text:p>
          </table:table-cell>
          <table:table-cell table:formula="of:=IF(ISNUMBER(SEARCH([.G62];[.A6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z0OQ3Dq8dDWqF7SIY4TgYcZRX4d2TnmLUEbOwnaGmQ</text:p>
          </table:table-cell>
          <table:table-cell office:value-type="string" calcext:value-type="string">
            <text:p>Nanopublications extracted from WikiPathways, incremental dataset, 20170510</text:p>
          </table:table-cell>
          <table:table-cell office:value-type="string" calcext:value-type="string">
            <text:p>2017-05-11T09:25:57.330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Kz0OQ3Dq8dDWqF7SIY4TgYcZRX4d2TnmLUEbOwnaGmQ</text:p>
          </table:table-cell>
          <table:table-cell office:value-type="float" office:value="14323" calcext:value-type="float">
            <text:p>14323</text:p>
          </table:table-cell>
          <table:table-cell table:formula="of:=IF(ISNUMBER(SEARCH([.G63];[.A6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ZxrCNajdfj4BMq6WAixbB1hsshC8_hcBlmoaZ3clUU</text:p>
          </table:table-cell>
          <table:table-cell office:value-type="string" calcext:value-type="string">
            <text:p>Nanopublications extracted from WikiPathways, incremental dataset, 20170410</text:p>
          </table:table-cell>
          <table:table-cell office:value-type="string" calcext:value-type="string">
            <text:p>2017-05-11T09:25:57.054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bZxrCNajdfj4BMq6WAixbB1hsshC8_hcBlmoaZ3clUU</text:p>
          </table:table-cell>
          <table:table-cell office:value-type="float" office:value="14323" calcext:value-type="float">
            <text:p>14323</text:p>
          </table:table-cell>
          <table:table-cell table:formula="of:=IF(ISNUMBER(SEARCH([.G64];[.A6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QoM3x3EezX6HL-FO48oLNv3xwHhSJjavnw2cDuMXDm8</text:p>
          </table:table-cell>
          <table:table-cell office:value-type="string" calcext:value-type="string">
            <text:p>Nanopublications extracted from WikiPathways, incremental dataset, 20170310</text:p>
          </table:table-cell>
          <table:table-cell office:value-type="string" calcext:value-type="string">
            <text:p>2017-05-11T09:25:56.777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QoM3x3EezX6HL-FO48oLNv3xwHhSJjavnw2cDuMXDm8</text:p>
          </table:table-cell>
          <table:table-cell office:value-type="float" office:value="14319" calcext:value-type="float">
            <text:p>14319</text:p>
          </table:table-cell>
          <table:table-cell table:formula="of:=IF(ISNUMBER(SEARCH([.G65];[.A6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yZp9GEJJixTX91NqTHvJX4sxuXVqfIR3s453GxdTiUY</text:p>
          </table:table-cell>
          <table:table-cell office:value-type="string" calcext:value-type="string">
            <text:p>Nanopublications extracted from WikiPathways, incremental dataset, 20170210</text:p>
          </table:table-cell>
          <table:table-cell office:value-type="string" calcext:value-type="string">
            <text:p>2017-05-11T09:25:56.516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yZp9GEJJixTX91NqTHvJX4sxuXVqfIR3s453GxdTiUY</text:p>
          </table:table-cell>
          <table:table-cell office:value-type="float" office:value="14323" calcext:value-type="float">
            <text:p>14323</text:p>
          </table:table-cell>
          <table:table-cell table:formula="of:=IF(ISNUMBER(SEARCH([.G66];[.A6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Sbi8hYBwO0LRScOREHn6wRecg0V87xdQ6fKlzZbh0s</text:p>
          </table:table-cell>
          <table:table-cell office:value-type="string" calcext:value-type="string">
            <text:p>Nanopublications extracted from WikiPathways, incremental dataset, 20161210</text:p>
          </table:table-cell>
          <table:table-cell office:value-type="string" calcext:value-type="string">
            <text:p>2017-05-11T09:25:56.245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LSbi8hYBwO0LRScOREHn6wRecg0V87xdQ6fKlzZbh0s</text:p>
          </table:table-cell>
          <table:table-cell office:value-type="float" office:value="13975" calcext:value-type="float">
            <text:p>13975</text:p>
          </table:table-cell>
          <table:table-cell table:formula="of:=IF(ISNUMBER(SEARCH([.G67];[.A6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mrwy03InvBPOTS31CDn-mMQBLS-CId_3ctqlgNs5b0</text:p>
          </table:table-cell>
          <table:table-cell office:value-type="string" calcext:value-type="string">
            <text:p>Nanopublications extracted from WikiPathways, incremental dataset, 20161110</text:p>
          </table:table-cell>
          <table:table-cell office:value-type="string" calcext:value-type="string">
            <text:p>2017-05-11T09:25:55.984+02: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Nmrwy03InvBPOTS31CDn-mMQBLS-CId_3ctqlgNs5b0</text:p>
          </table:table-cell>
          <table:table-cell office:value-type="float" office:value="13958" calcext:value-type="float">
            <text:p>13958</text:p>
          </table:table-cell>
          <table:table-cell table:formula="of:=IF(ISNUMBER(SEARCH([.G68];[.A6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v52zWreL97X4-s8ChdQ7yzma_TqXWiGL3oeISLqpQY</text:p>
          </table:table-cell>
          <table:table-cell office:value-type="string" calcext:value-type="string">
            <text:p>Nanopublications extracted from WikiPathways, incremental dataset, 20161010</text:p>
          </table:table-cell>
          <table:table-cell office:value-type="string" calcext:value-type="string">
            <text:p>2017-05-11T09:25:55.721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Uv52zWreL97X4-s8ChdQ7yzma_TqXWiGL3oeISLqpQY</text:p>
          </table:table-cell>
          <table:table-cell office:value-type="float" office:value="10127" calcext:value-type="float">
            <text:p>10127</text:p>
          </table:table-cell>
          <table:table-cell table:formula="of:=IF(ISNUMBER(SEARCH([.G69];[.A6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2XpJikTwBSreEKut0jtQ52BAXV2Bulei-YS-9ya6CWI</text:p>
          </table:table-cell>
          <table:table-cell office:value-type="string" calcext:value-type="string">
            <text:p>Nanopublications extracted from WikiPathways, incremental dataset, 20160910</text:p>
          </table:table-cell>
          <table:table-cell office:value-type="string" calcext:value-type="string">
            <text:p>2017-05-11T09:25:55.453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2XpJikTwBSreEKut0jtQ52BAXV2Bulei-YS-9ya6CWI</text:p>
          </table:table-cell>
          <table:table-cell office:value-type="float" office:value="10124" calcext:value-type="float">
            <text:p>10124</text:p>
          </table:table-cell>
          <table:table-cell table:formula="of:=IF(ISNUMBER(SEARCH([.G70];[.A7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72jhK8wPzZIbFLMNBEHk9s3JYRr2VEJkSji6vd151A</text:p>
          </table:table-cell>
          <table:table-cell office:value-type="string" calcext:value-type="string">
            <text:p>Nanopublications extracted from WikiPathways, incremental dataset, 20160810</text:p>
          </table:table-cell>
          <table:table-cell office:value-type="string" calcext:value-type="string">
            <text:p>2017-05-11T09:25:55.179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n72jhK8wPzZIbFLMNBEHk9s3JYRr2VEJkSji6vd151A</text:p>
          </table:table-cell>
          <table:table-cell office:value-type="float" office:value="10123" calcext:value-type="float">
            <text:p>10123</text:p>
          </table:table-cell>
          <table:table-cell table:formula="of:=IF(ISNUMBER(SEARCH([.G71];[.A7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1c3VBY0-0FSlVYsyXzqecgnd0V4zeeE83eDnRgwzKQ</text:p>
          </table:table-cell>
          <table:table-cell office:value-type="string" calcext:value-type="string">
            <text:p>Nanopublications extracted from WikiPathways, incremental dataset, 20160710</text:p>
          </table:table-cell>
          <table:table-cell office:value-type="string" calcext:value-type="string">
            <text:p>2017-05-11T09:25:54.926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1c3VBY0-0FSlVYsyXzqecgnd0V4zeeE83eDnRgwzKQ</text:p>
          </table:table-cell>
          <table:table-cell office:value-type="float" office:value="10173" calcext:value-type="float">
            <text:p>10173</text:p>
          </table:table-cell>
          <table:table-cell table:formula="of:=IF(ISNUMBER(SEARCH([.G72];[.A7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kl7dPvlpTxXv3b5skIPdcseA0707M0Ab63FfBsFvEAc</text:p>
          </table:table-cell>
          <table:table-cell office:value-type="string" calcext:value-type="string">
            <text:p>Nanopublications extracted from WikiPathways, incremental dataset, 20160610</text:p>
          </table:table-cell>
          <table:table-cell office:value-type="string" calcext:value-type="string">
            <text:p>2017-05-11T09:25:54.669+02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kl7dPvlpTxXv3b5skIPdcseA0707M0Ab63FfBsFvEAc</text:p>
          </table:table-cell>
          <table:table-cell office:value-type="float" office:value="9018" calcext:value-type="float">
            <text:p>9018</text:p>
          </table:table-cell>
          <table:table-cell table:formula="of:=IF(ISNUMBER(SEARCH([.G73];[.A7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FyJrsxjjkkT2ALN2PkgQTI4YrHVfYgygpxqmxMhSMqA</text:p>
          </table:table-cell>
          <table:table-cell office:value-type="string" calcext:value-type="string">
            <text:p>Nanopubs covering pathwayParticipation extracted from WikiPathways version 20170510</text:p>
          </table:table-cell>
          <table:table-cell office:value-type="string" calcext:value-type="string">
            <text:p>2017-05-11T08:56:40.344+02:00</text:p>
          </table:table-cell>
          <table:table-cell office:value-type="string" calcext:value-type="string">
            <text:p>http://purl.org/np/RAGu5-kD_mTDHriQmH2kCknw5OabV5X0_vv6hhJY0wD6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yJrsxjjkkT2ALN2PkgQTI4YrHVfYgygpxqmxMhSMqA</text:p>
          </table:table-cell>
          <table:table-cell office:value-type="float" office:value="3910" calcext:value-type="float">
            <text:p>3910</text:p>
          </table:table-cell>
          <table:table-cell table:formula="of:=IF(ISNUMBER(SEARCH([.G74];[.A7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7H_R7RZRiJ14J3KTFD9IGzdnlWlp1kCJWlJWlTHseno</text:p>
          </table:table-cell>
          <table:table-cell office:value-type="string" calcext:value-type="string">
            <text:p>Nanopubs covering pathwayParticipation extracted from WikiPathways version 20170410</text:p>
          </table:table-cell>
          <table:table-cell office:value-type="string" calcext:value-type="string">
            <text:p>2017-05-11T08:56:31.611+02:00</text:p>
          </table:table-cell>
          <table:table-cell office:value-type="string" calcext:value-type="string">
            <text:p>http://purl.org/np/RAM2CJgLLCrVGD46sXcZVPDt2qz7nsive_q1Xcw0qQca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7H_R7RZRiJ14J3KTFD9IGzdnlWlp1kCJWlJWlTHseno</text:p>
          </table:table-cell>
          <table:table-cell office:value-type="float" office:value="3910" calcext:value-type="float">
            <text:p>3910</text:p>
          </table:table-cell>
          <table:table-cell table:formula="of:=IF(ISNUMBER(SEARCH([.G75];[.A7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tKHwlPZQSYGG6pXxcvZ-lrRwRsiCxfpO48L5KEXn4jA</text:p>
          </table:table-cell>
          <table:table-cell office:value-type="string" calcext:value-type="string">
            <text:p>Nanopubs covering pathwayParticipation extracted from WikiPathways version 20170310</text:p>
          </table:table-cell>
          <table:table-cell office:value-type="string" calcext:value-type="string">
            <text:p>2017-05-11T08:56:21.648+02:00</text:p>
          </table:table-cell>
          <table:table-cell office:value-type="string" calcext:value-type="string">
            <text:p>http://purl.org/np/RArUN48_B3GFdeT1fNpdBtU14tBuiqOOxavKoKYYZwu7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KHwlPZQSYGG6pXxcvZ-lrRwRsiCxfpO48L5KEXn4jA</text:p>
          </table:table-cell>
          <table:table-cell office:value-type="float" office:value="3906" calcext:value-type="float">
            <text:p>3906</text:p>
          </table:table-cell>
          <table:table-cell table:formula="of:=IF(ISNUMBER(SEARCH([.G76];[.A7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wx3ICvG1xAzLye1c2TCYKAf3EilnyBP1DCcIqdSlZLg</text:p>
          </table:table-cell>
          <table:table-cell office:value-type="string" calcext:value-type="string">
            <text:p>Nanopubs covering pathwayParticipation extracted from WikiPathways version 20170210</text:p>
          </table:table-cell>
          <table:table-cell office:value-type="string" calcext:value-type="string">
            <text:p>2017-05-11T08:56:13.291+02:00</text:p>
          </table:table-cell>
          <table:table-cell office:value-type="string" calcext:value-type="string">
            <text:p>http://purl.org/np/RAUjASL4W3tlWMaY5fq-vfHcpvzAztE07Mhspp9ToC9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x3ICvG1xAzLye1c2TCYKAf3EilnyBP1DCcIqdSlZLg</text:p>
          </table:table-cell>
          <table:table-cell office:value-type="float" office:value="3906" calcext:value-type="float">
            <text:p>3906</text:p>
          </table:table-cell>
          <table:table-cell table:formula="of:=IF(ISNUMBER(SEARCH([.G77];[.A7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qhe3FmRcaPsQP9F6z6mlpc7QcS-87fbFYUmQm1zCVI</text:p>
          </table:table-cell>
          <table:table-cell office:value-type="string" calcext:value-type="string">
            <text:p>Nanopubs covering pathwayParticipation extracted from WikiPathways version 20161210</text:p>
          </table:table-cell>
          <table:table-cell office:value-type="string" calcext:value-type="string">
            <text:p>2017-05-11T08:56:01.633+02:00</text:p>
          </table:table-cell>
          <table:table-cell office:value-type="string" calcext:value-type="string">
            <text:p>http://purl.org/np/RAvxgTw-5DGkQnmF44q-xuODbzAbNVn_A5FJnm-6oSU1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lqhe3FmRcaPsQP9F6z6mlpc7QcS-87fbFYUmQm1zCVI</text:p>
          </table:table-cell>
          <table:table-cell office:value-type="float" office:value="3838" calcext:value-type="float">
            <text:p>3838</text:p>
          </table:table-cell>
          <table:table-cell table:formula="of:=IF(ISNUMBER(SEARCH([.G78];[.A7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ieZ49uxdKeXrqyDXvYC_fTnribtq9_fvsZdodCTJ-tk</text:p>
          </table:table-cell>
          <table:table-cell office:value-type="string" calcext:value-type="string">
            <text:p>Nanopubs covering pathwayParticipation extracted from WikiPathways version 20161110</text:p>
          </table:table-cell>
          <table:table-cell office:value-type="string" calcext:value-type="string">
            <text:p>2017-05-11T08:55:52.886+02:00</text:p>
          </table:table-cell>
          <table:table-cell office:value-type="string" calcext:value-type="string">
            <text:p>http://purl.org/np/RAC4av2bBFsUOBvWhkI8bvZ8jzEVsd0Ukn1WHiwGxe9v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eZ49uxdKeXrqyDXvYC_fTnribtq9_fvsZdodCTJ-tk</text:p>
          </table:table-cell>
          <table:table-cell office:value-type="float" office:value="3830" calcext:value-type="float">
            <text:p>3830</text:p>
          </table:table-cell>
          <table:table-cell table:formula="of:=IF(ISNUMBER(SEARCH([.G79];[.A7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izOwYz0AfBo6y1TSmG_5hWCbXYCKVa2HspzrMEoTjk</text:p>
          </table:table-cell>
          <table:table-cell office:value-type="string" calcext:value-type="string">
            <text:p>Nanopubs covering interactions extracted from WikiPathways version 20170510</text:p>
          </table:table-cell>
          <table:table-cell office:value-type="string" calcext:value-type="string">
            <text:p>2017-05-11T08:55:47.497+02:00</text:p>
          </table:table-cell>
          <table:table-cell office:value-type="string" calcext:value-type="string">
            <text:p>http://purl.org/np/RAzcR82ioDitrRRiYzFh9CaAmktmQp27ECwgi2fJa3LP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izOwYz0AfBo6y1TSmG_5hWCbXYCKVa2HspzrMEoTjk</text:p>
          </table:table-cell>
          <table:table-cell office:value-type="float" office:value="10371" calcext:value-type="float">
            <text:p>10371</text:p>
          </table:table-cell>
          <table:table-cell table:formula="of:=IF(ISNUMBER(SEARCH([.G80];[.A8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2XME41qX2G0_L8iyKZ5HQfzXc9iPoR4JKqlfxjr67I</text:p>
          </table:table-cell>
          <table:table-cell office:value-type="string" calcext:value-type="string">
            <text:p>Nanopubs covering interactions extracted from WikiPathways version 20170410</text:p>
          </table:table-cell>
          <table:table-cell office:value-type="string" calcext:value-type="string">
            <text:p>2017-05-11T08:55:31.967+02:00</text:p>
          </table:table-cell>
          <table:table-cell office:value-type="string" calcext:value-type="string">
            <text:p>http://purl.org/np/RAz7hfNHIrdUG_mUIVz7QkICACIhDhbKCIG3VVhEwPui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2XME41qX2G0_L8iyKZ5HQfzXc9iPoR4JKqlfxjr67I</text:p>
          </table:table-cell>
          <table:table-cell office:value-type="float" office:value="10371" calcext:value-type="float">
            <text:p>10371</text:p>
          </table:table-cell>
          <table:table-cell table:formula="of:=IF(ISNUMBER(SEARCH([.G81];[.A8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LEiGJ4h5ddSN92eL3AlewfhCxrdgeZ1YLhWjR_1wZFE</text:p>
          </table:table-cell>
          <table:table-cell office:value-type="string" calcext:value-type="string">
            <text:p>Nanopubs covering interactions extracted from WikiPathways version 20170310</text:p>
          </table:table-cell>
          <table:table-cell office:value-type="string" calcext:value-type="string">
            <text:p>2017-05-11T08:55:16.242+02:00</text:p>
          </table:table-cell>
          <table:table-cell office:value-type="string" calcext:value-type="string">
            <text:p>http://purl.org/np/RA8s8gjIbfDzfpaPKVYh-wspxoGuC3mAjBHkNum39DoA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LEiGJ4h5ddSN92eL3AlewfhCxrdgeZ1YLhWjR_1wZFE</text:p>
          </table:table-cell>
          <table:table-cell office:value-type="float" office:value="10371" calcext:value-type="float">
            <text:p>10371</text:p>
          </table:table-cell>
          <table:table-cell table:formula="of:=IF(ISNUMBER(SEARCH([.G82];[.A8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z6aGMobsbBYFWTp95n2RQOYZI8ZerInelEow0fsWGko</text:p>
          </table:table-cell>
          <table:table-cell office:value-type="string" calcext:value-type="string">
            <text:p>Nanopubs covering interactions extracted from WikiPathways version 20170210</text:p>
          </table:table-cell>
          <table:table-cell office:value-type="string" calcext:value-type="string">
            <text:p>2017-05-11T08:55:00.878+02:00</text:p>
          </table:table-cell>
          <table:table-cell office:value-type="string" calcext:value-type="string">
            <text:p>http://purl.org/np/RAYPKFXEUZ40HAwMkPVVWHymJFWC3vbc1w5KEI-0Kugd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6aGMobsbBYFWTp95n2RQOYZI8ZerInelEow0fsWGko</text:p>
          </table:table-cell>
          <table:table-cell office:value-type="float" office:value="10375" calcext:value-type="float">
            <text:p>10375</text:p>
          </table:table-cell>
          <table:table-cell table:formula="of:=IF(ISNUMBER(SEARCH([.G83];[.A8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Xul9kAvYymPptZYM48cIBKVu5z17W4M2jtrn1a3GJQ</text:p>
          </table:table-cell>
          <table:table-cell office:value-type="string" calcext:value-type="string">
            <text:p>Nanopubs covering interactions extracted from WikiPathways version 20161210</text:p>
          </table:table-cell>
          <table:table-cell office:value-type="string" calcext:value-type="string">
            <text:p>2017-05-11T08:54:44.487+02:00</text:p>
          </table:table-cell>
          <table:table-cell office:value-type="string" calcext:value-type="string">
            <text:p>http://purl.org/np/RAlsp1-ReHs9oevoSSOActbXt1pu9Ky0a_B0nhGQShg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BXul9kAvYymPptZYM48cIBKVu5z17W4M2jtrn1a3GJQ</text:p>
          </table:table-cell>
          <table:table-cell office:value-type="float" office:value="10100" calcext:value-type="float">
            <text:p>10100</text:p>
          </table:table-cell>
          <table:table-cell table:formula="of:=IF(ISNUMBER(SEARCH([.G84];[.A8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YuzoANh721DxMebtf-AZMyW3vIxBvZh22if0Pc8hNo0</text:p>
          </table:table-cell>
          <table:table-cell office:value-type="string" calcext:value-type="string">
            <text:p>Nanopubs covering interactions extracted from WikiPathways version 20161110</text:p>
          </table:table-cell>
          <table:table-cell office:value-type="string" calcext:value-type="string">
            <text:p>2017-05-11T08:54:25.701+02:00</text:p>
          </table:table-cell>
          <table:table-cell office:value-type="string" calcext:value-type="string">
            <text:p>http://purl.org/np/RAyRvkwICHQgX4cHmhidT4yWAZYkfSmf-LWA0uB9-Hd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uzoANh721DxMebtf-AZMyW3vIxBvZh22if0Pc8hNo0</text:p>
          </table:table-cell>
          <table:table-cell office:value-type="float" office:value="10092" calcext:value-type="float">
            <text:p>10092</text:p>
          </table:table-cell>
          <table:table-cell table:formula="of:=IF(ISNUMBER(SEARCH([.G85];[.A8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8nws6QKUl6NCEqOSBnV3VNdGoXTjDi2rSgFcciQotW4</text:p>
          </table:table-cell>
          <table:table-cell office:value-type="string" calcext:value-type="string">
            <text:p>Nanopubs covering interactions extracted from WikiPathways version 20161010</text:p>
          </table:table-cell>
          <table:table-cell office:value-type="string" calcext:value-type="string">
            <text:p>2017-05-11T08:54:06.283+02:00</text:p>
          </table:table-cell>
          <table:table-cell office:value-type="string" calcext:value-type="string">
            <text:p>http://purl.org/np/RAjMa3QfdXAds-W-qzIwPmeFZeHRfb4tLB9W-pFctne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8nws6QKUl6NCEqOSBnV3VNdGoXTjDi2rSgFcciQotW4</text:p>
          </table:table-cell>
          <table:table-cell office:value-type="float" office:value="10090" calcext:value-type="float">
            <text:p>10090</text:p>
          </table:table-cell>
          <table:table-cell table:formula="of:=IF(ISNUMBER(SEARCH([.G86];[.A8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6Sbqku5f5D4rhHF9Sc-XVnCNDsk7CTrt24lnScnkHoA</text:p>
          </table:table-cell>
          <table:table-cell office:value-type="string" calcext:value-type="string">
            <text:p>Nanopubs covering interactions extracted from WikiPathways version 20160910</text:p>
          </table:table-cell>
          <table:table-cell office:value-type="string" calcext:value-type="string">
            <text:p>2017-05-11T08:53:51.435+02:00</text:p>
          </table:table-cell>
          <table:table-cell office:value-type="string" calcext:value-type="string">
            <text:p>http://purl.org/np/RAmxUQ6Vxb3xFIWxzRv9W2VAGd2an-LEwPa66daSYrqA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6Sbqku5f5D4rhHF9Sc-XVnCNDsk7CTrt24lnScnkHoA</text:p>
          </table:table-cell>
          <table:table-cell office:value-type="float" office:value="10087" calcext:value-type="float">
            <text:p>10087</text:p>
          </table:table-cell>
          <table:table-cell table:formula="of:=IF(ISNUMBER(SEARCH([.G87];[.A8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OHFPqgB7grnOPYfhXfcZEsY7dHHjfHQGzrL2Mp6aUtQ</text:p>
          </table:table-cell>
          <table:table-cell office:value-type="string" calcext:value-type="string">
            <text:p>Nanopubs covering interactions extracted from WikiPathways version 20160810</text:p>
          </table:table-cell>
          <table:table-cell office:value-type="string" calcext:value-type="string">
            <text:p>2017-05-11T08:53:35.247+02:00</text:p>
          </table:table-cell>
          <table:table-cell office:value-type="string" calcext:value-type="string">
            <text:p>http://purl.org/np/RAuzrmrIp6U5LBVE1dZY_4Rn_u28iKnBPTR7jcmRwuFu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OHFPqgB7grnOPYfhXfcZEsY7dHHjfHQGzrL2Mp6aUtQ</text:p>
          </table:table-cell>
          <table:table-cell office:value-type="float" office:value="10086" calcext:value-type="float">
            <text:p>10086</text:p>
          </table:table-cell>
          <table:table-cell table:formula="of:=IF(ISNUMBER(SEARCH([.G88];[.A8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B4s_Mswg579pYGflUa1Gu_84hMmByKY8nn013npwBl0</text:p>
          </table:table-cell>
          <table:table-cell office:value-type="string" calcext:value-type="string">
            <text:p>Nanopubs covering interactions extracted from WikiPathways version 20160710</text:p>
          </table:table-cell>
          <table:table-cell office:value-type="string" calcext:value-type="string">
            <text:p>2017-05-11T08:53:16.290+02:00</text:p>
          </table:table-cell>
          <table:table-cell office:value-type="string" calcext:value-type="string">
            <text:p>http://purl.org/np/RAHuul1ERVOS0HuTD9AnLdo8SdgdEhhPDnzrGNh5YmEQ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B4s_Mswg579pYGflUa1Gu_84hMmByKY8nn013npwBl0</text:p>
          </table:table-cell>
          <table:table-cell office:value-type="float" office:value="10136" calcext:value-type="float">
            <text:p>10136</text:p>
          </table:table-cell>
          <table:table-cell table:formula="of:=IF(ISNUMBER(SEARCH([.G89];[.A8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3-lOrJmxp2tYS3fa4t5dD09NcmcVbPeCV-suchaJFRA</text:p>
          </table:table-cell>
          <table:table-cell office:value-type="string" calcext:value-type="string">
            <text:p>Nanopubs covering interactions extracted from WikiPathways version 20160610</text:p>
          </table:table-cell>
          <table:table-cell office:value-type="string" calcext:value-type="string">
            <text:p>2017-05-11T08:52:59.713+02:00</text:p>
          </table:table-cell>
          <table:table-cell office:value-type="string" calcext:value-type="string">
            <text:p>http://purl.org/np/RAXGxIZyyntiEKxVLuFEqbcp5StZ_-ctWD9QOPldbnH0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3-lOrJmxp2tYS3fa4t5dD09NcmcVbPeCV-suchaJFRA</text:p>
          </table:table-cell>
          <table:table-cell office:value-type="float" office:value="8977" calcext:value-type="float">
            <text:p>8977</text:p>
          </table:table-cell>
          <table:table-cell table:formula="of:=IF(ISNUMBER(SEARCH([.G90];[.A9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1gsyHUYrQV3yOgRQ1XrHVWrrF41GQV1h6BePCfm-7eg</text:p>
          </table:table-cell>
          <table:table-cell office:value-type="string" calcext:value-type="string">
            <text:p>Nanopubs covering complexes extracted from WikiPathways version 20170510</text:p>
          </table:table-cell>
          <table:table-cell office:value-type="string" calcext:value-type="string">
            <text:p>2017-05-11T08:52:50.461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1gsyHUYrQV3yOgRQ1XrHVWrrF41GQV1h6BePCfm-7eg</text:p>
          </table:table-cell>
          <table:table-cell office:value-type="float" office:value="42" calcext:value-type="float">
            <text:p>42</text:p>
          </table:table-cell>
          <table:table-cell table:formula="of:=IF(ISNUMBER(SEARCH([.G91];[.A9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D_wLT2kB7y5kU7XhM1_1v0FVuQsxlW2oHVUNODoYXM</text:p>
          </table:table-cell>
          <table:table-cell office:value-type="string" calcext:value-type="string">
            <text:p>Nanopubs covering complexes extracted from WikiPathways version 20170410</text:p>
          </table:table-cell>
          <table:table-cell office:value-type="string" calcext:value-type="string">
            <text:p>2017-05-11T08:52:49.639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D_wLT2kB7y5kU7XhM1_1v0FVuQsxlW2oHVUNODoYXM</text:p>
          </table:table-cell>
          <table:table-cell office:value-type="float" office:value="42" calcext:value-type="float">
            <text:p>42</text:p>
          </table:table-cell>
          <table:table-cell table:formula="of:=IF(ISNUMBER(SEARCH([.G92];[.A9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CwicgJPGLo5kW8r-4OE4PWpdXj1MEkSrAYmM1tm_kRU</text:p>
          </table:table-cell>
          <table:table-cell office:value-type="string" calcext:value-type="string">
            <text:p>Nanopubs covering complexes extracted from WikiPathways version 20170310</text:p>
          </table:table-cell>
          <table:table-cell office:value-type="string" calcext:value-type="string">
            <text:p>2017-05-11T08:52:48.790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CwicgJPGLo5kW8r-4OE4PWpdXj1MEkSrAYmM1tm_kRU</text:p>
          </table:table-cell>
          <table:table-cell office:value-type="float" office:value="42" calcext:value-type="float">
            <text:p>42</text:p>
          </table:table-cell>
          <table:table-cell table:formula="of:=IF(ISNUMBER(SEARCH([.G93];[.A9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N4lt0A-fANM4g1NuHni4J7xs1IlBaXYKVNGVoKBGOZo</text:p>
          </table:table-cell>
          <table:table-cell office:value-type="string" calcext:value-type="string">
            <text:p>Nanopubs covering complexes extracted from WikiPathways version 20170210</text:p>
          </table:table-cell>
          <table:table-cell office:value-type="string" calcext:value-type="string">
            <text:p>2017-05-11T08:52:47.960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4lt0A-fANM4g1NuHni4J7xs1IlBaXYKVNGVoKBGOZo</text:p>
          </table:table-cell>
          <table:table-cell office:value-type="float" office:value="42" calcext:value-type="float">
            <text:p>42</text:p>
          </table:table-cell>
          <table:table-cell table:formula="of:=IF(ISNUMBER(SEARCH([.G94];[.A9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7ursz5NEhudOkQxBgcaV8sw97RLna9FO7isyrypjW-g</text:p>
          </table:table-cell>
          <table:table-cell office:value-type="string" calcext:value-type="string">
            <text:p>Nanopubs covering complexes extracted from WikiPathways version 20161210</text:p>
          </table:table-cell>
          <table:table-cell office:value-type="string" calcext:value-type="string">
            <text:p>2017-05-11T08:52:47.141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7ursz5NEhudOkQxBgcaV8sw97RLna9FO7isyrypjW-g</text:p>
          </table:table-cell>
          <table:table-cell office:value-type="float" office:value="37" calcext:value-type="float">
            <text:p>37</text:p>
          </table:table-cell>
          <table:table-cell table:formula="of:=IF(ISNUMBER(SEARCH([.G95];[.A9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1UKyGTUgz-oxTJazoR7xUckYX_uwVd5JOoYVi60DKQ</text:p>
          </table:table-cell>
          <table:table-cell office:value-type="string" calcext:value-type="string">
            <text:p>Nanopubs covering complexes extracted from WikiPathways version 20161110</text:p>
          </table:table-cell>
          <table:table-cell office:value-type="string" calcext:value-type="string">
            <text:p>2017-05-11T08:52:46.32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1UKyGTUgz-oxTJazoR7xUckYX_uwVd5JOoYVi60DKQ</text:p>
          </table:table-cell>
          <table:table-cell office:value-type="float" office:value="36" calcext:value-type="float">
            <text:p>36</text:p>
          </table:table-cell>
          <table:table-cell table:formula="of:=IF(ISNUMBER(SEARCH([.G96];[.A9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VvPN0SI9dkGEO_kU-AeqI-llRl1gv7lOagAXKNAm7a8</text:p>
          </table:table-cell>
          <table:table-cell office:value-type="string" calcext:value-type="string">
            <text:p>Nanopubs covering complexes extracted from WikiPathways version 20161010</text:p>
          </table:table-cell>
          <table:table-cell office:value-type="string" calcext:value-type="string">
            <text:p>2017-05-11T08:52:45.50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vPN0SI9dkGEO_kU-AeqI-llRl1gv7lOagAXKNAm7a8</text:p>
          </table:table-cell>
          <table:table-cell office:value-type="float" office:value="37" calcext:value-type="float">
            <text:p>37</text:p>
          </table:table-cell>
          <table:table-cell table:formula="of:=IF(ISNUMBER(SEARCH([.G97];[.A9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GzmpzlOKGrFt4a-es2ncleen1al4AbYuA8tyr7Uk5A</text:p>
          </table:table-cell>
          <table:table-cell office:value-type="string" calcext:value-type="string">
            <text:p>Nanopubs covering complexes extracted from WikiPathways version 20160910</text:p>
          </table:table-cell>
          <table:table-cell office:value-type="string" calcext:value-type="string">
            <text:p>2017-05-11T08:52:44.618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GzmpzlOKGrFt4a-es2ncleen1al4AbYuA8tyr7Uk5A</text:p>
          </table:table-cell>
          <table:table-cell office:value-type="float" office:value="37" calcext:value-type="float">
            <text:p>37</text:p>
          </table:table-cell>
          <table:table-cell table:formula="of:=IF(ISNUMBER(SEARCH([.G98];[.A9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PABbweeUUbR4pcP8uCxwxLsSi_IJTiYp5dhTVjaSMkY</text:p>
          </table:table-cell>
          <table:table-cell office:value-type="string" calcext:value-type="string">
            <text:p>Nanopubs covering complexes extracted from WikiPathways version 20160810</text:p>
          </table:table-cell>
          <table:table-cell office:value-type="string" calcext:value-type="string">
            <text:p>2017-05-11T08:52:43.78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ABbweeUUbR4pcP8uCxwxLsSi_IJTiYp5dhTVjaSMkY</text:p>
          </table:table-cell>
          <table:table-cell office:value-type="float" office:value="37" calcext:value-type="float">
            <text:p>37</text:p>
          </table:table-cell>
          <table:table-cell table:formula="of:=IF(ISNUMBER(SEARCH([.G99];[.A9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BeU5Z_RW4snKOczFRB2mttOZ1ZzdUk8v4cUBkv6Tac</text:p>
          </table:table-cell>
          <table:table-cell office:value-type="string" calcext:value-type="string">
            <text:p>Nanopubs covering complexes extracted from WikiPathways version 20160710</text:p>
          </table:table-cell>
          <table:table-cell office:value-type="string" calcext:value-type="string">
            <text:p>2017-05-11T08:52:42.71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BeU5Z_RW4snKOczFRB2mttOZ1ZzdUk8v4cUBkv6Tac</text:p>
          </table:table-cell>
          <table:table-cell office:value-type="float" office:value="37" calcext:value-type="float">
            <text:p>37</text:p>
          </table:table-cell>
          <table:table-cell table:formula="of:=IF(ISNUMBER(SEARCH([.G100];[.A10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iIF_QH1NK7I9AuGtPzCj_mP-jWv2beeZUTkEmk9PoW8</text:p>
          </table:table-cell>
          <table:table-cell office:value-type="string" calcext:value-type="string">
            <text:p>Nanopubs covering complexes extracted from WikiPathways version 20160610</text:p>
          </table:table-cell>
          <table:table-cell office:value-type="string" calcext:value-type="string">
            <text:p>2017-05-11T08:52:41.633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IF_QH1NK7I9AuGtPzCj_mP-jWv2beeZUTkEmk9PoW8</text:p>
          </table:table-cell>
          <table:table-cell office:value-type="float" office:value="41" calcext:value-type="float">
            <text:p>41</text:p>
          </table:table-cell>
          <table:table-cell table:formula="of:=IF(ISNUMBER(SEARCH([.G101];[.A10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0PUrg-M8HxkOiYRXkTg7r9fgOIzFZNINj8q7ywNrdM</text:p>
          </table:table-cell>
          <table:table-cell office:value-type="string" calcext:value-type="string">
            <text:p>Nanopubs extracted from DisGeNET v4.0.0.0, incremental dataset</text:p>
          </table:table-cell>
          <table:table-cell office:value-type="string" calcext:value-type="string">
            <text:p>2017-05-09T22:25:19.897+02:00</text:p>
          </table:table-cell>
          <table:table-cell office:value-type="string" calcext:value-type="string">
            <text:p>http://purl.org/np/RALtYfS4drICB1SYiZnh8wFhvNIZb7SUxf4Z4GMkfljG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0PUrg-M8HxkOiYRXkTg7r9fgOIzFZNINj8q7ywNrdM</text:p>
          </table:table-cell>
          <table:table-cell office:value-type="float" office:value="1414902" calcext:value-type="float">
            <text:p>1414902</text:p>
          </table:table-cell>
          <table:table-cell table:formula="of:=IF(ISNUMBER(SEARCH([.G102];[.A10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ufQaKzv1pZlMhZo2eBuZtx9vuugLBJsrs4ZkvR53xzw</text:p>
          </table:table-cell>
          <table:table-cell office:value-type="string" calcext:value-type="string">
            <text:p>Nanopubs extracted from DisGeNET v3.0.0.0, incremental dataset</text:p>
          </table:table-cell>
          <table:table-cell office:value-type="string" calcext:value-type="string">
            <text:p>2017-05-09T22:02:58.612+02:00</text:p>
          </table:table-cell>
          <table:table-cell office:value-type="string" calcext:value-type="string">
            <text:p>http://purl.org/np/RAhpFTBbMZOUYiESgBb2ibiSHRiBaCsJR8afspq27Fwn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ufQaKzv1pZlMhZo2eBuZtx9vuugLBJsrs4ZkvR53xzw</text:p>
          </table:table-cell>
          <table:table-cell office:value-type="float" office:value="1018735" calcext:value-type="float">
            <text:p>1018735</text:p>
          </table:table-cell>
          <table:table-cell table:formula="of:=IF(ISNUMBER(SEARCH([.G103];[.A10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DYX-ia_TZYAw_eZD0-2oGGA7gnMxOnVj-Gh8wdJgAzI</text:p>
          </table:table-cell>
          <table:table-cell office:value-type="string" calcext:value-type="string">
            <text:p>Nanopubs extracted from DisGeNET v2.1.0.0, incremental dataset</text:p>
          </table:table-cell>
          <table:table-cell office:value-type="string" calcext:value-type="string">
            <text:p>2017-05-09T20:30:20.925+02:00</text:p>
          </table:table-cell>
          <table:table-cell office:value-type="string" calcext:value-type="string">
            <text:p>http://purl.org/np/RAd_iWkhobWNzyirfudvgEsy6bupmqUkYXovBD8dwEFY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YX-ia_TZYAw_eZD0-2oGGA7gnMxOnVj-Gh8wdJgAzI</text:p>
          </table:table-cell>
          <table:table-cell office:value-type="float" office:value="940034" calcext:value-type="float">
            <text:p>940034</text:p>
          </table:table-cell>
          <table:table-cell table:formula="of:=IF(ISNUMBER(SEARCH([.G104];[.A10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purl.org/np/RA5rwWe7m-iWz8TF1kHIDCs9kLjwqIYeY3ZwLRQ5K0NZY</text:p>
          </table:table-cell>
          <table:table-cell/>
          <table:table-cell office:value-type="string" calcext:value-type="string">
            <text:p>2017-05-04T21:52:05.255+02:00</text:p>
          </table:table-cell>
          <table:table-cell office:value-type="string" calcext:value-type="string">
            <text:p>http://purl.org/np/RAD8JSQjX-pzfJ0r5HYXJy7ofh_m9HTv-6wM8WcC7y-9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5rwWe7m-iWz8TF1kHIDCs9kLjwqIYeY3ZwLRQ5K0NZY</text:p>
          </table:table-cell>
          <table:table-cell office:value-type="float" office:value="1512" calcext:value-type="float">
            <text:p>1512</text:p>
          </table:table-cell>
          <table:table-cell table:formula="of:=IF(ISNUMBER(SEARCH([.G105];[.A10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V0-Gv-hPd05NWFQETchbhflTe5M44PolFlTkzwMWed4</text:p>
          </table:table-cell>
          <table:table-cell office:value-type="string" calcext:value-type="string">
            <text:p>My example dataset</text:p>
          </table:table-cell>
          <table:table-cell office:value-type="string" calcext:value-type="string">
            <text:p>2016-11-28T13:00:33.681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0-Gv-hPd05NWFQETchbhflTe5M44PolFlTkzwMWed4</text:p>
          </table:table-cell>
          <table:table-cell office:value-type="float" office:value="3" calcext:value-type="float">
            <text:p>3</text:p>
          </table:table-cell>
          <table:table-cell table:formula="of:=IF(ISNUMBER(SEARCH([.G106];[.A10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NwPKrLBWo35dliB-75p4rnTt393KJK8LVZDiRN3mUZA</text:p>
          </table:table-cell>
          <table:table-cell office:value-type="string" calcext:value-type="string">
            <text:p>Human Protein Atlas data</text:p>
          </table:table-cell>
          <table:table-cell office:value-type="string" calcext:value-type="string">
            <text:p>2016-11-02T17:03:52.151+01:00</text:p>
          </table:table-cell>
          <table:table-cell office:value-type="string" calcext:value-type="string">
            <text:p>http://np.inn.ac/RALvOqM6vdZ5vIWJqCo9CTjK80YLR6-TvtTDXPJc0d7S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wPKrLBWo35dliB-75p4rnTt393KJK8LVZDiRN3mUZA</text:p>
          </table:table-cell>
          <table:table-cell office:value-type="float" office:value="1254468" calcext:value-type="float">
            <text:p>1254468</text:p>
          </table:table-cell>
          <table:table-cell table:formula="of:=IF(ISNUMBER(SEARCH([.G107];[.A10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0ImMGdhttIJxDJsPw7HiRLZiqpIIhRhzw0Y6r8LvmKg</text:p>
          </table:table-cell>
          <table:table-cell/>
          <table:table-cell office:value-type="string" calcext:value-type="string">
            <text:p>2016-11-02T14:08:25.688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0ImMGdhttIJxDJsPw7HiRLZiqpIIhRhzw0Y6r8LvmKg</text:p>
          </table:table-cell>
          <table:table-cell office:value-type="float" office:value="233" calcext:value-type="float">
            <text:p>233</text:p>
          </table:table-cell>
          <table:table-cell table:formula="of:=IF(ISNUMBER(SEARCH([.G108];[.A10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tyhkWi1DEMnlombfdWvO4zqi2OgCoNz3MRy-YucWH2Q</text:p>
          </table:table-cell>
          <table:table-cell/>
          <table:table-cell office:value-type="string" calcext:value-type="string">
            <text:p>2016-11-02T14:07:28.420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yhkWi1DEMnlombfdWvO4zqi2OgCoNz3MRy-YucWH2Q</text:p>
          </table:table-cell>
          <table:table-cell office:value-type="float" office:value="692" calcext:value-type="float">
            <text:p>692</text:p>
          </table:table-cell>
          <table:table-cell table:formula="of:=IF(ISNUMBER(SEARCH([.G109];[.A10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K92fVJCMpJ3Ie3jMXiehtKnFNzvGd3MQnXOj55CgML8</text:p>
          </table:table-cell>
          <table:table-cell/>
          <table:table-cell office:value-type="string" calcext:value-type="string">
            <text:p>2016-11-02T14:05:36.160+01:00</text:p>
          </table:table-cell>
          <table:table-cell office:value-type="string" calcext:value-type="string">
            <text:p>http://np.inn.ac/RA4GdqzUt_1RhIFxEAhqCo_TKTgwe5iq-62aqo34BE6S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K92fVJCMpJ3Ie3jMXiehtKnFNzvGd3MQnXOj55CgML8</text:p>
          </table:table-cell>
          <table:table-cell office:value-type="float" office:value="2566" calcext:value-type="float">
            <text:p>2566</text:p>
          </table:table-cell>
          <table:table-cell table:formula="of:=IF(ISNUMBER(SEARCH([.G110];[.A11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wepzy1rtZCwp_ABboUHReraz95kc4-EM-RP6V4RkKzc</text:p>
          </table:table-cell>
          <table:table-cell/>
          <table:table-cell office:value-type="string" calcext:value-type="string">
            <text:p>2016-11-02T14:02:28.680+01:00</text:p>
          </table:table-cell>
          <table:table-cell office:value-type="string" calcext:value-type="string">
            <text:p>http://np.inn.ac/RATYyo_g_aRvEQ0XutBdujelQBhSpFCgkQdX5uv8BBWw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epzy1rtZCwp_ABboUHReraz95kc4-EM-RP6V4RkKzc</text:p>
          </table:table-cell>
          <table:table-cell office:value-type="float" office:value="1642" calcext:value-type="float">
            <text:p>1642</text:p>
          </table:table-cell>
          <table:table-cell table:formula="of:=IF(ISNUMBER(SEARCH([.G111];[.A11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wMqPOC0ZdZquSGih3aNsUuwGAGGtaCR3L4r5IRkK5x0</text:p>
          </table:table-cell>
          <table:table-cell office:value-type="string" calcext:value-type="string">
            <text:p>Rett Syndrome data from DisGeNET v4.0.0</text:p>
          </table:table-cell>
          <table:table-cell office:value-type="string" calcext:value-type="string">
            <text:p>2016-11-02T09:02:33.719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wMqPOC0ZdZquSGih3aNsUuwGAGGtaCR3L4r5IRkK5x0</text:p>
          </table:table-cell>
          <table:table-cell office:value-type="float" office:value="968" calcext:value-type="float">
            <text:p>968</text:p>
          </table:table-cell>
          <table:table-cell table:formula="of:=IF(ISNUMBER(SEARCH([.G112];[.A11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hoIw-XmyVv7DfMKyni67OHBFRqPvHAodr_iRgJxhtxY</text:p>
          </table:table-cell>
          <table:table-cell office:value-type="string" calcext:value-type="string">
            <text:p>Rett Syndrome data from DisGeNET v3.0.0.0</text:p>
          </table:table-cell>
          <table:table-cell office:value-type="string" calcext:value-type="string">
            <text:p>2016-11-01T14:41:45.332+01:00</text:p>
          </table:table-cell>
          <table:table-cell office:value-type="string" calcext:value-type="string">
            <text:p>http://np.inn.ac/RAi_mvwC-GXV0rxivi4E52uPSQMxIVdrHf2dOj5TnZH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hoIw-XmyVv7DfMKyni67OHBFRqPvHAodr_iRgJxhtxY</text:p>
          </table:table-cell>
          <table:table-cell office:value-type="float" office:value="1284" calcext:value-type="float">
            <text:p>1284</text:p>
          </table:table-cell>
          <table:table-cell table:formula="of:=IF(ISNUMBER(SEARCH([.G113];[.A11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rdf.disgenet.org/nanopub-server/RAyRv500NbzzqmkouEraxBX-Op9Hg4Wps0HrQkNFyeNLQ</text:p>
          </table:table-cell>
          <table:table-cell office:value-type="string" calcext:value-type="string">
            <text:p>Nanopubs extracted from DisGeNET v4.0.0.0 (Nanopub Index)</text:p>
          </table:table-cell>
          <table:table-cell office:value-type="string" calcext:value-type="string">
            <text:p>2016-05-13T17:56:25.699+02:00</text:p>
          </table:table-cell>
          <table:table-cell office:value-type="string" calcext:value-type="string">
            <text:p>http://rdf.disgenet.org/nanopub-server/RAFVifr59wugsBTNIHOtl5v4AKuJcWy2c9at4LPxc-8z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Rv500NbzzqmkouEraxBX-Op9Hg4Wps0HrQkNFyeNLQ</text:p>
          </table:table-cell>
          <table:table-cell office:value-type="float" office:value="1414902" calcext:value-type="float">
            <text:p>1414902</text:p>
          </table:table-cell>
          <table:table-cell table:formula="of:=IF(ISNUMBER(SEARCH([.G114];[.A11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M_p9YP3oZrQZQm_pDg_tVpUKg15UPy_VY90fXiF-NQ</text:p>
          </table:table-cell>
          <table:table-cell office:value-type="string" calcext:value-type="string">
            <text:p>Regional goverments of Czech Republic</text:p>
          </table:table-cell>
          <table:table-cell office:value-type="string" calcext:value-type="string">
            <text:p>2016-01-09T19:32:12.424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M_p9YP3oZrQZQm_pDg_tVpUKg15UPy_VY90fXiF-NQ</text:p>
          </table:table-cell>
          <table:table-cell office:value-type="float" office:value="13" calcext:value-type="float">
            <text:p>13</text:p>
          </table:table-cell>
          <table:table-cell table:formula="of:=IF(ISNUMBER(SEARCH([.G115];[.A11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nAgWoQuJYRDoC02iZdnPP8CHyDNHTY_HKVCj5BqwdxM</text:p>
          </table:table-cell>
          <table:table-cell/>
          <table:table-cell office:value-type="string" calcext:value-type="string">
            <text:p>2016-01-09T16:37:47.566+01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AgWoQuJYRDoC02iZdnPP8CHyDNHTY_HKVCj5BqwdxM</text:p>
          </table:table-cell>
          <table:table-cell office:value-type="float" office:value="2" calcext:value-type="float">
            <text:p>2</text:p>
          </table:table-cell>
          <table:table-cell table:formula="of:=IF(ISNUMBER(SEARCH([.G116];[.A11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rdf.disgenet.org/nanopub-server/RAVEKRW0m6Ly_PjmhcxCZMR5fYIlzzqjOWt1CgcwD_77c</text:p>
          </table:table-cell>
          <table:table-cell office:value-type="string" calcext:value-type="string">
            <text:p>Nanopubs extracted from DisGeNET v3.0.0.0</text:p>
          </table:table-cell>
          <table:table-cell office:value-type="string" calcext:value-type="string">
            <text:p>2015-11-15T21:19:51.473+01:00</text:p>
          </table:table-cell>
          <table:table-cell office:value-type="string" calcext:value-type="string">
            <text:p>http://rdf.disgenet.org/nanopub-server/RAEuKLHzdnxz1jxw0ZYoEbXjsH8T3KEciBIKl5G69fO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VEKRW0m6Ly_PjmhcxCZMR5fYIlzzqjOWt1CgcwD_77c</text:p>
          </table:table-cell>
          <table:table-cell office:value-type="float" office:value="1018735" calcext:value-type="float">
            <text:p>1018735</text:p>
          </table:table-cell>
          <table:table-cell table:formula="of:=IF(ISNUMBER(SEARCH([.G117];[.A117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Fa_x4h0ng_NXtof35Ie9pQVsAY69Ab3ZQMir2NP8vGc</text:p>
          </table:table-cell>
          <table:table-cell/>
          <table:table-cell office:value-type="string" calcext:value-type="string">
            <text:p>2015-08-18T16:02:44.23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Fa_x4h0ng_NXtof35Ie9pQVsAY69Ab3ZQMir2NP8vGc</text:p>
          </table:table-cell>
          <table:table-cell office:value-type="float" office:value="3" calcext:value-type="float">
            <text:p>3</text:p>
          </table:table-cell>
          <table:table-cell table:formula="of:=IF(ISNUMBER(SEARCH([.G118];[.A118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7SuQ0e661LJdKpt5EOS2DKykf1ht9LFmNaZtFSDMrXg</text:p>
          </table:table-cell>
          <table:table-cell office:value-type="string" calcext:value-type="string">
            <text:p>Linked Drug-Drug Interactions (LIDDI) dataset v1.01</text:p>
          </table:table-cell>
          <table:table-cell office:value-type="string" calcext:value-type="string">
            <text:p>2015-07-17T14:32:43.668+02:00</text:p>
          </table:table-cell>
          <table:table-cell office:value-type="string" calcext:value-type="string">
            <text:p>http://np.inn.ac/RAaVtjjDdU7foZT3i90sc8Du_vHS69f7_rhqqo3pUoV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7SuQ0e661LJdKpt5EOS2DKykf1ht9LFmNaZtFSDMrXg</text:p>
          </table:table-cell>
          <table:table-cell office:value-type="float" office:value="98085" calcext:value-type="float">
            <text:p>98085</text:p>
          </table:table-cell>
          <table:table-cell table:formula="of:=IF(ISNUMBER(SEARCH([.G119];[.A11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6jrrPL2NxxFWlo6HFWas1ufp0OdZzS_XKwQDXpJg3CY</text:p>
          </table:table-cell>
          <table:table-cell office:value-type="string" calcext:value-type="string">
            <text:p>Data about CDKN2A from BEL2nanopub &amp; neXtProt</text:p>
          </table:table-cell>
          <table:table-cell office:value-type="string" calcext:value-type="string">
            <text:p>2015-04-14T08:40:34.384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6jrrPL2NxxFWlo6HFWas1ufp0OdZzS_XKwQDXpJg3CY</text:p>
          </table:table-cell>
          <table:table-cell office:value-type="float" office:value="5" calcext:value-type="float">
            <text:p>5</text:p>
          </table:table-cell>
          <table:table-cell table:formula="of:=IF(ISNUMBER(SEARCH([.G120];[.A12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sXUhY8iDbfDdY6sm64hRFPr7eAwYXRlSsqQAz1LE14</text:p>
          </table:table-cell>
          <table:table-cell/>
          <table:table-cell office:value-type="string" calcext:value-type="string">
            <text:p>2015-04-09T09:05:46.437+02: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sXUhY8iDbfDdY6sm64hRFPr7eAwYXRlSsqQAz1LE14</text:p>
          </table:table-cell>
          <table:table-cell office:value-type="float" office:value="3" calcext:value-type="float">
            <text:p>3</text:p>
          </table:table-cell>
          <table:table-cell table:formula="of:=IF(ISNUMBER(SEARCH([.G121];[.A12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FlG04YMi1A5su7oF6emA8mSp6HwyS3mFTVYreDeZRg</text:p>
          </table:table-cell>
          <table:table-cell office:value-type="string" calcext:value-type="string">
            <text:p>Nanopubs converted from neXtProt protein data (preliminary)</text:p>
          </table:table-cell>
          <table:table-cell office:value-type="string" calcext:value-type="string">
            <text:p>2015-03-09T18:05:11.925-07:00</text:p>
          </table:table-cell>
          <table:table-cell office:value-type="string" calcext:value-type="string">
            <text:p>http://np.inn.ac/RAVDgfAMLDr7Tb-OZQMjxAu59Azr_PI3RN4R51Z9k-a5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FlG04YMi1A5su7oF6emA8mSp6HwyS3mFTVYreDeZRg</text:p>
          </table:table-cell>
          <table:table-cell office:value-type="float" office:value="4025981" calcext:value-type="float">
            <text:p>4025981</text:p>
          </table:table-cell>
          <table:table-cell table:formula="of:=IF(ISNUMBER(SEARCH([.G122];[.A12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Xy332hxqHPKpmvPc-wqJA7kgWiWa-QA0DIpr29LIG0Q</text:p>
          </table:table-cell>
          <table:table-cell office:value-type="string" calcext:value-type="string">
            <text:p>Nanopubs extracted from DisGeNET v2.1.0.0</text:p>
          </table:table-cell>
          <table:table-cell office:value-type="string" calcext:value-type="string">
            <text:p>2015-03-04T16:49:45.795-08:00</text:p>
          </table:table-cell>
          <table:table-cell office:value-type="string" calcext:value-type="string">
            <text:p>http://np.inn.ac/RAUNxsi9pvcyvUNjUORieL3h0hNYOhX6vgUbp-jMC0U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Xy332hxqHPKpmvPc-wqJA7kgWiWa-QA0DIpr29LIG0Q</text:p>
          </table:table-cell>
          <table:table-cell office:value-type="float" office:value="940034" calcext:value-type="float">
            <text:p>940034</text:p>
          </table:table-cell>
          <table:table-cell table:formula="of:=IF(ISNUMBER(SEARCH([.G123];[.A123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R5dwELYLKGSfrOclnWhjOj-2nGZN_8BW1JjxwFZINHw</text:p>
          </table:table-cell>
          <table:table-cell office:value-type="string" calcext:value-type="string">
            <text:p>Nanopubs converted from OpenBEL's Small and Large Corpus 20131211</text:p>
          </table:table-cell>
          <table:table-cell office:value-type="string" calcext:value-type="string">
            <text:p>2015-03-04T13:54:32.295-08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R5dwELYLKGSfrOclnWhjOj-2nGZN_8BW1JjxwFZINHw</text:p>
          </table:table-cell>
          <table:table-cell office:value-type="float" office:value="74173" calcext:value-type="float">
            <text:p>74173</text:p>
          </table:table-cell>
          <table:table-cell table:formula="of:=IF(ISNUMBER(SEARCH([.G124];[.A124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Cy0I4f_wr62Ol7BhnD5EkJU6Glf-wp0oPbDbyve7P6o</text:p>
          </table:table-cell>
          <table:table-cell office:value-type="string" calcext:value-type="string">
            <text:p>Nanopubs converted from OpenBEL's Small and Large Corpus 1.0</text:p>
          </table:table-cell>
          <table:table-cell office:value-type="string" calcext:value-type="string">
            <text:p>2015-03-04T13:54:31.490-08: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Cy0I4f_wr62Ol7BhnD5EkJU6Glf-wp0oPbDbyve7P6o</text:p>
          </table:table-cell>
          <table:table-cell office:value-type="float" office:value="50707" calcext:value-type="float">
            <text:p>50707</text:p>
          </table:table-cell>
          <table:table-cell table:formula="of:=IF(ISNUMBER(SEARCH([.G125];[.A125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Y_lQruuagCYtAcKAPptkY7EpITwZeUilGHsWGm9ZWNI</text:p>
          </table:table-cell>
          <table:table-cell office:value-type="string" calcext:value-type="string">
            <text:p>AIDA Nanopubs extracted from GeneRIF</text:p>
          </table:table-cell>
          <table:table-cell office:value-type="string" calcext:value-type="string">
            <text:p>2015-03-04T10:39:03.941-08:00</text:p>
          </table:table-cell>
          <table:table-cell office:value-type="string" calcext:value-type="string">
            <text:p>http://np.inn.ac/RAuOJNR2pardA59l-d_eUnl7gRLr_vYfXb1vsGuaKwu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_lQruuagCYtAcKAPptkY7EpITwZeUilGHsWGm9ZWNI</text:p>
          </table:table-cell>
          <table:table-cell office:value-type="float" office:value="156026" calcext:value-type="float">
            <text:p>156026</text:p>
          </table:table-cell>
          <table:table-cell table:formula="of:=IF(ISNUMBER(SEARCH([.G126];[.A126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p.inn.ac/RAVEEQwjHbSgw0a7WIZhVkVHOnbfTGY7HNTSDGbrkPAAg</text:p>
          </table:table-cell>
          <table:table-cell table:style-name="ce1" office:value-type="string" calcext:value-type="string">
            <text:p>Nanopubs converted from OpenBEL's Small and Large Corpus 20131211</text:p>
          </table:table-cell>
          <table:table-cell table:style-name="ce1" office:value-type="string" calcext:value-type="string">
            <text:p>2015-03-02T14:15:26.864-08: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RAVEEQwjHbSgw0a7WIZhVkVHOnbfTGY7HNTSDGbrkPAAg</text:p>
          </table:table-cell>
          <table:table-cell table:style-name="ce1"/>
          <table:table-cell table:style-name="ce3" table:formula="of:=IF(ISNUMBER(SEARCH([.G127];[.A127]));&quot;OK&quot;;&quot;NOT OK&quot;)" office:value-type="string" office:string-value="OK" calcext:value-type="string">
            <text:p>O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ttp://np.inn.ac/RAKUB-H_7ATOS2wemqN2yXjGdOqqlYeOuAgy5WOgVQwpg</text:p>
          </table:table-cell>
          <table:table-cell table:style-name="ce1" office:value-type="string" calcext:value-type="string">
            <text:p>Nanopubs converted from OpenBEL's Small and Large Corpus 1.0</text:p>
          </table:table-cell>
          <table:table-cell table:style-name="ce1" office:value-type="string" calcext:value-type="string">
            <text:p>2015-03-02T14:15:26.520-08: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RAKUB-H_7ATOS2wemqN2yXjGdOqqlYeOuAgy5WOgVQwpg</text:p>
          </table:table-cell>
          <table:table-cell table:style-name="ce1"/>
          <table:table-cell table:style-name="ce3" table:formula="of:=IF(ISNUMBER(SEARCH([.G128];[.A128]));&quot;OK&quot;;&quot;NOT OK&quot;)" office:value-type="string" office:string-value="OK" calcext:value-type="string">
            <text:p>O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ttp://np.inn.ac/RAdw0S5f06-Ed2uXNISU-wbXmqvQ9-6hxd4fqIslT38Wg</text:p>
          </table:table-cell>
          <table:table-cell office:value-type="string" calcext:value-type="string">
            <text:p>Nanopubs converted from OpenBEL's Large Corpus 20131211</text:p>
          </table:table-cell>
          <table:table-cell office:value-type="string" calcext:value-type="string">
            <text:p>2015-03-02T14:14:20.019-08:00</text:p>
          </table:table-cell>
          <table:table-cell office:value-type="string" calcext:value-type="string">
            <text:p>http://np.inn.ac/RAi1bTtCH2aHSzpPu1rZXOUlH_ZXJtu6QYzZ-k_0j_m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w0S5f06-Ed2uXNISU-wbXmqvQ9-6hxd4fqIslT38Wg</text:p>
          </table:table-cell>
          <table:table-cell office:value-type="float" office:value="72885" calcext:value-type="float">
            <text:p>72885</text:p>
          </table:table-cell>
          <table:table-cell table:formula="of:=IF(ISNUMBER(SEARCH([.G129];[.A129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tF0ivB9B8cb-u3K_zElgmRBxiDwfym1yVBRY6VAyWvE</text:p>
          </table:table-cell>
          <table:table-cell office:value-type="string" calcext:value-type="string">
            <text:p>Nanopubs converted from OpenBEL's Small Corpus 20131211</text:p>
          </table:table-cell>
          <table:table-cell office:value-type="string" calcext:value-type="string">
            <text:p>2015-03-02T14:13:53.728-08:00</text:p>
          </table:table-cell>
          <table:table-cell office:value-type="string" calcext:value-type="string">
            <text:p>http://np.inn.ac/RA_E0B0JH7VtMMPuSOCFFfdYY8Wajkgn9OEju5umg5Qi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F0ivB9B8cb-u3K_zElgmRBxiDwfym1yVBRY6VAyWvE</text:p>
          </table:table-cell>
          <table:table-cell office:value-type="float" office:value="1288" calcext:value-type="float">
            <text:p>1288</text:p>
          </table:table-cell>
          <table:table-cell table:formula="of:=IF(ISNUMBER(SEARCH([.G130];[.A130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smhDKpyhTORhvWOZZL_cfSVZUqLYJFl_AqF_xPN34Qw</text:p>
          </table:table-cell>
          <table:table-cell office:value-type="string" calcext:value-type="string">
            <text:p>Nanopubs converted from OpenBEL's Large Corpus 1.0</text:p>
          </table:table-cell>
          <table:table-cell office:value-type="string" calcext:value-type="string">
            <text:p>2015-03-02T14:13:51.755-08:00</text:p>
          </table:table-cell>
          <table:table-cell office:value-type="string" calcext:value-type="string">
            <text:p>http://np.inn.ac/RAW3VazBU7A9WgGYoo6TWZOehW7ikWm-HUilpMZCgwPd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smhDKpyhTORhvWOZZL_cfSVZUqLYJFl_AqF_xPN34Qw</text:p>
          </table:table-cell>
          <table:table-cell office:value-type="float" office:value="48674" calcext:value-type="float">
            <text:p>48674</text:p>
          </table:table-cell>
          <table:table-cell table:formula="of:=IF(ISNUMBER(SEARCH([.G131];[.A131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tp://np.inn.ac/RAR7OfS-AqG9_XogObQZpWq6LaBsV95jeseJtscuwpwJo</text:p>
          </table:table-cell>
          <table:table-cell office:value-type="string" calcext:value-type="string">
            <text:p>Nanopubs converted from OpenBEL's Small Corpus 1.0</text:p>
          </table:table-cell>
          <table:table-cell office:value-type="string" calcext:value-type="string">
            <text:p>2015-03-02T14:13:34.011-08:00</text:p>
          </table:table-cell>
          <table:table-cell office:value-type="string" calcext:value-type="string">
            <text:p>http://np.inn.ac/RAruwibVARhoRMKh_uRo-WMnLhifmlYW8jT0qTzklcg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R7OfS-AqG9_XogObQZpWq6LaBsV95jeseJtscuwpwJo</text:p>
          </table:table-cell>
          <table:table-cell office:value-type="float" office:value="2033" calcext:value-type="float">
            <text:p>2033</text:p>
          </table:table-cell>
          <table:table-cell table:formula="of:=IF(ISNUMBER(SEARCH([.G132];[.A132]));&quot;OK&quot;;&quot;NOT OK&quot;)" office:value-type="string" office:string-value="OK" calcext:value-type="string">
            <text:p>OK</text:p>
          </table:table-cell>
          <table:table-cell table:number-columns-repeated="101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X table" table:style-name="ta1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\href{</text:p>
          </table:table-cell>
          <table:table-cell table:formula="of:=[$indexes.A2]" office:value-type="string" office:string-value="http://purl.org/np/RAWfIXHNHhEl9nlHbsuIsZuXFigxWpbw3o3m6YEecOERo" calcext:value-type="string">
            <text:p>http://purl.org/np/RAWfIXHNHhEl9nlHbsuIsZuXFigxWpbw3o3m6YEecOER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Monogenic rare diseases: gene associations with specific literature references" calcext:value-type="string">
            <text:p>Monogenic rare diseases: gene associations with specific literature references</text:p>
          </table:table-cell>
          <table:table-cell office:value-type="string" calcext:value-type="string">
            <text:p>} &amp;</text:p>
          </table:table-cell>
          <table:table-cell table:formula="of:=&quot; &quot; &amp; LEFT([$indexes.C2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2]=0;&quot;&quot;;[$indexes.E2])">
            <text:p/>
          </table:table-cell>
          <table:table-cell office:value-type="string" calcext:value-type="string">
            <text:p><text:s/>&amp; </text:p>
          </table:table-cell>
          <table:table-cell table:formula="of:=[$indexes.H2]" office:value-type="float" office:value="4583" calcext:value-type="float">
            <text:p>45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]" office:value-type="string" office:string-value="http://purl.org/np/RARgSSH931OncISJBf7NAzZAnCxg_416-pZZIBKhYz9Tg" calcext:value-type="string">
            <text:p>http://purl.org/np/RARgSSH931OncISJBf7NAzZAnCxg_416-pZZIBKhYz9T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 Collection of Global Biotic Interactions, Version 1" calcext:value-type="string">
            <text:p>Nanopublication Collection of Global Biotic Interactions, Version 1</text:p>
          </table:table-cell>
          <table:table-cell office:value-type="string" calcext:value-type="string">
            <text:p>} &amp;</text:p>
          </table:table-cell>
          <table:table-cell table:formula="of:=&quot; &quot; &amp; LEFT([$indexes.C3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3]=0;&quot;&quot;;[$indexes.E3])" office:value-type="float" office:value="5" calcext:value-type="float">
            <text:p>5</text:p>
          </table:table-cell>
          <table:table-cell office:value-type="string" calcext:value-type="string">
            <text:p><text:s/>&amp; </text:p>
          </table:table-cell>
          <table:table-cell table:formula="of:=[$indexes.H3]" office:value-type="float" office:value="79502" calcext:value-type="float">
            <text:p>795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]" office:value-type="string" office:string-value="http://purl.org/np/RAdBmj3YeUUy6CwMTFZPPX2ezaQTOt5CqLMS331cJP2W0" calcext:value-type="string">
            <text:p>http://purl.org/np/RAdBmj3YeUUy6CwMTFZPPX2ezaQTOt5CqLMS331cJP2W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Species Interaction Dataset by Raymond et al." calcext:value-type="string">
            <text:p>Nanopublications for Species Interaction Dataset by Raymond et al.</text:p>
          </table:table-cell>
          <table:table-cell office:value-type="string" calcext:value-type="string">
            <text:p>} &amp;</text:p>
          </table:table-cell>
          <table:table-cell table:formula="of:=&quot; &quot; &amp; LEFT([$indexes.C4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4]=0;&quot;&quot;;[$indexes.E4])">
            <text:p/>
          </table:table-cell>
          <table:table-cell office:value-type="string" calcext:value-type="string">
            <text:p><text:s/>&amp; </text:p>
          </table:table-cell>
          <table:table-cell table:formula="of:=[$indexes.H4]" office:value-type="float" office:value="14961" calcext:value-type="float">
            <text:p>1496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]" office:value-type="string" office:string-value="http://purl.org/np/RAIW-kUqvdYwQgcj9leWpys3c758PR9JS4AxZbXWXCXKE" calcext:value-type="string">
            <text:p>http://purl.org/np/RAIW-kUqvdYwQgcj9leWpys3c758PR9JS4AxZbXWXCXK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Catalogue of Afrotropical Bees" calcext:value-type="string">
            <text:p>Nanopublications for Catalogue of Afrotropical Bees</text:p>
          </table:table-cell>
          <table:table-cell office:value-type="string" calcext:value-type="string">
            <text:p>} &amp;</text:p>
          </table:table-cell>
          <table:table-cell table:formula="of:=&quot; &quot; &amp; LEFT([$indexes.C5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5]=0;&quot;&quot;;[$indexes.E5])">
            <text:p/>
          </table:table-cell>
          <table:table-cell office:value-type="string" calcext:value-type="string">
            <text:p><text:s/>&amp; </text:p>
          </table:table-cell>
          <table:table-cell table:formula="of:=[$indexes.H5]" office:value-type="float" office:value="5267" calcext:value-type="float">
            <text:p>526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]" office:value-type="string" office:string-value="http://purl.org/np/RAO3tQt2Hg2rbbroMSZFyCKUi_uTxeeMjNijkC-4DKteo" calcext:value-type="string">
            <text:p>http://purl.org/np/RAO3tQt2Hg2rbbroMSZFyCKUi_uTxeeMjNijkC-4DKte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iNaturalist.org Species Interaction Observations" calcext:value-type="string">
            <text:p>Nanopublications for iNaturalist.org Species Interaction Observations</text:p>
          </table:table-cell>
          <table:table-cell office:value-type="string" calcext:value-type="string">
            <text:p>} &amp;</text:p>
          </table:table-cell>
          <table:table-cell table:formula="of:=&quot; &quot; &amp; LEFT([$indexes.C6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6]=0;&quot;&quot;;[$indexes.E6])">
            <text:p/>
          </table:table-cell>
          <table:table-cell office:value-type="string" calcext:value-type="string">
            <text:p><text:s/>&amp; </text:p>
          </table:table-cell>
          <table:table-cell table:formula="of:=[$indexes.H6]" office:value-type="float" office:value="29882" calcext:value-type="float">
            <text:p>2988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]" office:value-type="string" office:string-value="http://purl.org/np/RA3evbIf5lh5ZM7rnX9CAvfmZtkVFw__KCXLByR5dQkbQ" calcext:value-type="string">
            <text:p>http://purl.org/np/RA3evbIf5lh5ZM7rnX9CAvfmZtkVFw__KCXLByR5dQkb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Turfgrass Diseases" calcext:value-type="string">
            <text:p>Nanopublications for Turfgrass Diseases</text:p>
          </table:table-cell>
          <table:table-cell office:value-type="string" calcext:value-type="string">
            <text:p>} &amp;</text:p>
          </table:table-cell>
          <table:table-cell table:formula="of:=&quot; &quot; &amp; LEFT([$indexes.C7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7]=0;&quot;&quot;;[$indexes.E7])">
            <text:p/>
          </table:table-cell>
          <table:table-cell office:value-type="string" calcext:value-type="string">
            <text:p><text:s/>&amp; </text:p>
          </table:table-cell>
          <table:table-cell table:formula="of:=[$indexes.H7]" office:value-type="float" office:value="3430" calcext:value-type="float">
            <text:p>343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]" office:value-type="string" office:string-value="http://purl.org/np/RAf8SwAtE51Q8ZUn0f2VoinFPlxj5h9WIIxMSWjDCLHVw" calcext:value-type="string">
            <text:p>http://purl.org/np/RAf8SwAtE51Q8ZUn0f2VoinFPlxj5h9WIIxMSWjDCLHV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anopublications for the Avian Diet Database" calcext:value-type="string">
            <text:p>Nanopublications for the Avian Diet Database</text:p>
          </table:table-cell>
          <table:table-cell office:value-type="string" calcext:value-type="string">
            <text:p>} &amp;</text:p>
          </table:table-cell>
          <table:table-cell table:formula="of:=&quot; &quot; &amp; LEFT([$indexes.C8];10) &amp; &quot; &quot;" office:value-type="string" office:string-value=" 2018-04-05 " calcext:value-type="string">
            <text:p><text:s/>2018-04-05 </text:p>
          </table:table-cell>
          <table:table-cell office:value-type="string" calcext:value-type="string">
            <text:p>&amp;</text:p>
          </table:table-cell>
          <table:table-cell table:formula="of:=IF([$indexes.E8]=0;&quot;&quot;;[$indexes.E8])">
            <text:p/>
          </table:table-cell>
          <table:table-cell office:value-type="string" calcext:value-type="string">
            <text:p><text:s/>&amp; </text:p>
          </table:table-cell>
          <table:table-cell table:formula="of:=[$indexes.H8]" office:value-type="float" office:value="25962" calcext:value-type="float">
            <text:p>259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]" office:value-type="string" office:string-value="http://purl.org/np/RAZqN5PLPHvTo0zvpdET8nLQ2FCCn2s3UGrcBun2ObSkQ" calcext:value-type="string">
            <text:p>http://purl.org/np/RAZqN5PLPHvTo0zvpdET8nLQ2FCCn2s3UGrcBun2ObS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set of loose example nanopublications" calcext:value-type="string">
            <text:p>Dataset of loose example nanopublications</text:p>
          </table:table-cell>
          <table:table-cell office:value-type="string" calcext:value-type="string">
            <text:p>} &amp;</text:p>
          </table:table-cell>
          <table:table-cell table:formula="of:=&quot; &quot; &amp; LEFT([$indexes.C9];10) &amp; &quot; &quot;" office:value-type="string" office:string-value=" 2018-04-04 " calcext:value-type="string">
            <text:p><text:s/>2018-04-04 </text:p>
          </table:table-cell>
          <table:table-cell office:value-type="string" calcext:value-type="string">
            <text:p>&amp;</text:p>
          </table:table-cell>
          <table:table-cell table:formula="of:=IF([$indexes.E9]=0;&quot;&quot;;[$indexes.E9])">
            <text:p/>
          </table:table-cell>
          <table:table-cell office:value-type="string" calcext:value-type="string">
            <text:p><text:s/>&amp; </text:p>
          </table:table-cell>
          <table:table-cell table:formula="of:=[$indexes.H9]" office:value-type="float" office:value="183" calcext:value-type="float">
            <text:p>1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]" office:value-type="string" office:string-value="http://purl.org/np/RACoe1hCsz5r5mPs99Eggb_auVEeB-SoM6YTAfZrEDz-A" calcext:value-type="string">
            <text:p>http://purl.org/np/RACoe1hCsz5r5mPs99Eggb_auVEeB-SoM6YTAfZrEDz-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set of loose nanopublications" calcext:value-type="string">
            <text:p>Dataset of loose nanopublications</text:p>
          </table:table-cell>
          <table:table-cell office:value-type="string" calcext:value-type="string">
            <text:p>} &amp;</text:p>
          </table:table-cell>
          <table:table-cell table:formula="of:=&quot; &quot; &amp; LEFT([$indexes.C10];10) &amp; &quot; &quot;" office:value-type="string" office:string-value=" 2018-04-04 " calcext:value-type="string">
            <text:p><text:s/>2018-04-04 </text:p>
          </table:table-cell>
          <table:table-cell office:value-type="string" calcext:value-type="string">
            <text:p>&amp;</text:p>
          </table:table-cell>
          <table:table-cell table:formula="of:=IF([$indexes.E10]=0;&quot;&quot;;[$indexes.E10])">
            <text:p/>
          </table:table-cell>
          <table:table-cell office:value-type="string" calcext:value-type="string">
            <text:p><text:s/>&amp; </text:p>
          </table:table-cell>
          <table:table-cell table:formula="of:=[$indexes.H10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]" office:value-type="string" office:string-value="http://purl.org/np/RAM-2ntLXzb2WY1VM_gTrVQDydc6cSVG0fMgB26HmIhnU" calcext:value-type="string">
            <text:p>http://purl.org/np/RAM-2ntLXzb2WY1VM_gTrVQDydc6cSVG0fMgB26HmIhn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Linked Drug-Drug Interactions (LIDDI) dataset v1.02" calcext:value-type="string">
            <text:p>Linked Drug-Drug Interactions (LIDDI) dataset v1.02</text:p>
          </table:table-cell>
          <table:table-cell office:value-type="string" calcext:value-type="string">
            <text:p>} &amp;</text:p>
          </table:table-cell>
          <table:table-cell table:formula="of:=&quot; &quot; &amp; LEFT([$indexes.C11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1]=0;&quot;&quot;;[$indexes.E11])">
            <text:p/>
          </table:table-cell>
          <table:table-cell office:value-type="string" calcext:value-type="string">
            <text:p><text:s/>&amp; </text:p>
          </table:table-cell>
          <table:table-cell table:formula="of:=[$indexes.H11]" office:value-type="float" office:value="98085" calcext:value-type="float">
            <text:p>980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]" office:value-type="string" office:string-value="http://purl.org/np/RAbyBsPKDTg5OGzkHuk4GM47PQxb4uOtRluFpSaXZn-Rw" calcext:value-type="string">
            <text:p>http://purl.org/np/RAbyBsPKDTg5OGzkHuk4GM47PQxb4uOtRluFpSaXZn-R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data extracted from Drugbank via Bio2RDF" calcext:value-type="string">
            <text:p>Drug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2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2]=0;&quot;&quot;;[$indexes.E12])" office:value-type="float" office:value="5" calcext:value-type="float">
            <text:p>5</text:p>
          </table:table-cell>
          <table:table-cell office:value-type="string" calcext:value-type="string">
            <text:p><text:s/>&amp; </text:p>
          </table:table-cell>
          <table:table-cell table:formula="of:=[$indexes.H12]" office:value-type="float" office:value="39268" calcext:value-type="float">
            <text:p>392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3]" office:value-type="string" office:string-value="http://purl.org/np/RAK_mkjiDrgvlttNWZHgBcRrpepiAiRgVBopYcKUZqUN4" calcext:value-type="string">
            <text:p>http://purl.org/np/RAK_mkjiDrgvlttNWZHgBcRrpepiAiRgVBopYcKUZqUN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target relations extracted from Drugbank via Bio2RDF" calcext:value-type="string">
            <text:p>Drug target relations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3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3]=0;&quot;&quot;;[$indexes.E13])">
            <text:p/>
          </table:table-cell>
          <table:table-cell office:value-type="string" calcext:value-type="string">
            <text:p><text:s/>&amp; </text:p>
          </table:table-cell>
          <table:table-cell table:formula="of:=[$indexes.H13]" office:value-type="float" office:value="15107" calcext:value-type="float">
            <text:p>151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4]" office:value-type="string" office:string-value="http://purl.org/np/RAZUFR72KsiOtMWlxTSyGnZzQZylkBItGXDVe0ADmHUOs" calcext:value-type="string">
            <text:p>http://purl.org/np/RAZUFR72KsiOtMWlxTSyGnZzQZylkBItGXDVe0ADmHUO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 target data extracted from Drugbank via Bio2RDF" calcext:value-type="string">
            <text:p>Drug target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4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4]=0;&quot;&quot;;[$indexes.E14])">
            <text:p/>
          </table:table-cell>
          <table:table-cell office:value-type="string" calcext:value-type="string">
            <text:p><text:s/>&amp; </text:p>
          </table:table-cell>
          <table:table-cell table:formula="of:=[$indexes.H14]" office:value-type="float" office:value="4007" calcext:value-type="float">
            <text:p>40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5]" office:value-type="string" office:string-value="http://purl.org/np/RAMYp-s7FxlewSUzyh2LLSQbXnjngkuNXCjlIkDe5h0TY" calcext:value-type="string">
            <text:p>http://purl.org/np/RAMYp-s7FxlewSUzyh2LLSQbXnjngkuNXCjlIkDe5h0T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Food interaction data for drugs extracted from Drugbank via Bio2RDF" calcext:value-type="string">
            <text:p>Food interaction data for drugs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5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5]=0;&quot;&quot;;[$indexes.E15])">
            <text:p/>
          </table:table-cell>
          <table:table-cell office:value-type="string" calcext:value-type="string">
            <text:p><text:s/>&amp; </text:p>
          </table:table-cell>
          <table:table-cell table:formula="of:=[$indexes.H15]" office:value-type="float" office:value="310" calcext:value-type="float">
            <text:p>3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6]" office:value-type="string" office:string-value="http://purl.org/np/RAUgzHCC5Z0uH8v89Bddd9NMdTn7ctK7vZHpOve7YPaG4" calcext:value-type="string">
            <text:p>http://purl.org/np/RAUgzHCC5Z0uH8v89Bddd9NMdTn7ctK7vZHpOve7YPaG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rug-drug interaction data extracted from Drugbank via Bio2RDF" calcext:value-type="string">
            <text:p>Drug-drug interaction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6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6]=0;&quot;&quot;;[$indexes.E16])">
            <text:p/>
          </table:table-cell>
          <table:table-cell office:value-type="string" calcext:value-type="string">
            <text:p><text:s/>&amp; </text:p>
          </table:table-cell>
          <table:table-cell table:formula="of:=[$indexes.H16]" office:value-type="float" office:value="12104" calcext:value-type="float">
            <text:p>1210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7]" office:value-type="string" office:string-value="http://purl.org/np/RAD3LTE5gKujkUmYPfY0yhxZHeYW5kwpF_f3YBxYoB7AA" calcext:value-type="string">
            <text:p>http://purl.org/np/RAD3LTE5gKujkUmYPfY0yhxZHeYW5kwpF_f3YBxYoB7A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re drug data extracted from Drugbank via Bio2RDF" calcext:value-type="string">
            <text:p>Core drug data extracted from Drugbank via Bio2RDF</text:p>
          </table:table-cell>
          <table:table-cell office:value-type="string" calcext:value-type="string">
            <text:p>} &amp;</text:p>
          </table:table-cell>
          <table:table-cell table:formula="of:=&quot; &quot; &amp; LEFT([$indexes.C17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7]=0;&quot;&quot;;[$indexes.E17])">
            <text:p/>
          </table:table-cell>
          <table:table-cell office:value-type="string" calcext:value-type="string">
            <text:p><text:s/>&amp; </text:p>
          </table:table-cell>
          <table:table-cell table:formula="of:=[$indexes.H17]" office:value-type="float" office:value="7740" calcext:value-type="float">
            <text:p>77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8]" office:value-type="string" office:string-value="http://purl.org/np/RAxem_NvV-uMTtUXUePxcdib0xw90bT1TExLJQp-Z7cgA" calcext:value-type="string">
            <text:p>http://purl.org/np/RAxem_NvV-uMTtUXUePxcdib0xw90bT1TExLJQp-Z7cg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310" calcext:value-type="string">
            <text:p>WikiPathways, incremental dataset,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8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8]=0;&quot;&quot;;[$indexes.E18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18]" office:value-type="float" office:value="17147" calcext:value-type="float">
            <text:p>171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9]" office:value-type="string" office:string-value="http://purl.org/np/RAMjL9sevrzITxZdeB_tUqfRABp5PlTYhdiNcq_kKz440" calcext:value-type="string">
            <text:p>http://purl.org/np/RAMjL9sevrzITxZdeB_tUqfRABp5PlTYhdiNcq_kKz44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310" calcext:value-type="string">
            <text:p>pathwayParticipation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19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19]=0;&quot;&quot;;[$indexes.E19])">
            <text:p/>
          </table:table-cell>
          <table:table-cell office:value-type="string" calcext:value-type="string">
            <text:p><text:s/>&amp; </text:p>
          </table:table-cell>
          <table:table-cell table:formula="of:=[$indexes.H19]" office:value-type="float" office:value="4417" calcext:value-type="float">
            <text:p>44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0]" office:value-type="string" office:string-value="http://purl.org/np/RA4pAKrybhUh4Y6qazLEitSZ7rXqcxUrGVezfmT4yhIdQ" calcext:value-type="string">
            <text:p>http://purl.org/np/RA4pAKrybhUh4Y6qazLEitSZ7rXqcxUrGVezfmT4yhId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310" calcext:value-type="string">
            <text:p>interactions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20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0]=0;&quot;&quot;;[$indexes.E20])">
            <text:p/>
          </table:table-cell>
          <table:table-cell office:value-type="string" calcext:value-type="string">
            <text:p><text:s/>&amp; </text:p>
          </table:table-cell>
          <table:table-cell table:formula="of:=[$indexes.H20]" office:value-type="float" office:value="12685" calcext:value-type="float">
            <text:p>126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1]" office:value-type="string" office:string-value="http://purl.org/np/RA1AMnSjbML9T4WDOsTZu5UDhD7Mr8ExIvztGd4Y4uJfk" calcext:value-type="string">
            <text:p>http://purl.org/np/RA1AMnSjbML9T4WDOsTZu5UDhD7Mr8ExIvztGd4Y4uJf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310" calcext:value-type="string">
            <text:p>complexes extracted from WikiPathways version 20180310</text:p>
          </table:table-cell>
          <table:table-cell office:value-type="string" calcext:value-type="string">
            <text:p>} &amp;</text:p>
          </table:table-cell>
          <table:table-cell table:formula="of:=&quot; &quot; &amp; LEFT([$indexes.C21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1]=0;&quot;&quot;;[$indexes.E21])">
            <text:p/>
          </table:table-cell>
          <table:table-cell office:value-type="string" calcext:value-type="string">
            <text:p><text:s/>&amp; </text:p>
          </table:table-cell>
          <table:table-cell table:formula="of:=[$indexes.H21]"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2]" office:value-type="string" office:string-value="http://purl.org/np/RAkIUxPxzVhUMNZ8up0ivmR3th6-qhFvf7LX6oJM78xws" calcext:value-type="string">
            <text:p>http://purl.org/np/RAkIUxPxzVhUMNZ8up0ivmR3th6-qhFvf7LX6oJM78xw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210" calcext:value-type="string">
            <text:p>WikiPathways, incremental dataset,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2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2]=0;&quot;&quot;;[$indexes.E22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22]" office:value-type="float" office:value="17141" calcext:value-type="float">
            <text:p>171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3]" office:value-type="string" office:string-value="http://purl.org/np/RAt5TYmiahHGyJ3DOC1-Ys95tGb2Yn4EYwXDuNSpZ5Lqw" calcext:value-type="string">
            <text:p>http://purl.org/np/RAt5TYmiahHGyJ3DOC1-Ys95tGb2Yn4EYwXDuNSpZ5Lq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210" calcext:value-type="string">
            <text:p>pathwayParticipation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3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3]=0;&quot;&quot;;[$indexes.E23])">
            <text:p/>
          </table:table-cell>
          <table:table-cell office:value-type="string" calcext:value-type="string">
            <text:p><text:s/>&amp; </text:p>
          </table:table-cell>
          <table:table-cell table:formula="of:=[$indexes.H23]" office:value-type="float" office:value="4413" calcext:value-type="float">
            <text:p>44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4]" office:value-type="string" office:string-value="http://purl.org/np/RAje8Xo6w9QRPOzaLLaOHvCPFT7frFf3WlJBZY9oui0_I" calcext:value-type="string">
            <text:p>http://purl.org/np/RAje8Xo6w9QRPOzaLLaOHvCPFT7frFf3WlJBZY9oui0_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210" calcext:value-type="string">
            <text:p>interactions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4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4]=0;&quot;&quot;;[$indexes.E24])">
            <text:p/>
          </table:table-cell>
          <table:table-cell office:value-type="string" calcext:value-type="string">
            <text:p><text:s/>&amp; </text:p>
          </table:table-cell>
          <table:table-cell table:formula="of:=[$indexes.H24]" office:value-type="float" office:value="12683" calcext:value-type="float">
            <text:p>126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5]" office:value-type="string" office:string-value="http://purl.org/np/RAMBAEXMXBFUJSO8jVsYdhqmys2VU-oqlMcxiJTzFrv8w" calcext:value-type="string">
            <text:p>http://purl.org/np/RAMBAEXMXBFUJSO8jVsYdhqmys2VU-oqlMcxiJTzFrv8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210" calcext:value-type="string">
            <text:p>complexes extracted from WikiPathways version 20180210</text:p>
          </table:table-cell>
          <table:table-cell office:value-type="string" calcext:value-type="string">
            <text:p>} &amp;</text:p>
          </table:table-cell>
          <table:table-cell table:formula="of:=&quot; &quot; &amp; LEFT([$indexes.C25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5]=0;&quot;&quot;;[$indexes.E25])">
            <text:p/>
          </table:table-cell>
          <table:table-cell office:value-type="string" calcext:value-type="string">
            <text:p><text:s/>&amp; </text:p>
          </table:table-cell>
          <table:table-cell table:formula="of:=[$indexes.H25]"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6]" office:value-type="string" office:string-value="http://purl.org/np/RA_AWcwm57iWtR5GbfhFAV2L2xsGMid8usbrtE-2h7Rzk" calcext:value-type="string">
            <text:p>http://purl.org/np/RA_AWcwm57iWtR5GbfhFAV2L2xsGMid8usbrtE-2h7Rz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80110" calcext:value-type="string">
            <text:p>WikiPathways, incremental dataset,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6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6]=0;&quot;&quot;;[$indexes.E26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26]" office:value-type="float" office:value="17097" calcext:value-type="float">
            <text:p>1709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7]" office:value-type="string" office:string-value="http://purl.org/np/RAtx2TuK8OQBpdA0s4N0vbQtn7EnR5SJ9wHnqeCwiS66c" calcext:value-type="string">
            <text:p>http://purl.org/np/RAtx2TuK8OQBpdA0s4N0vbQtn7EnR5SJ9wHnqeCwiS66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80110" calcext:value-type="string">
            <text:p>pathwayParticipation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7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7]=0;&quot;&quot;;[$indexes.E27])">
            <text:p/>
          </table:table-cell>
          <table:table-cell office:value-type="string" calcext:value-type="string">
            <text:p><text:s/>&amp; </text:p>
          </table:table-cell>
          <table:table-cell table:formula="of:=[$indexes.H27]" office:value-type="float" office:value="4408" calcext:value-type="float">
            <text:p>440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8]" office:value-type="string" office:string-value="http://purl.org/np/RAviMsz7k0GorXIUUpz_70L1PjlXYYSugmQLOhL7I4_2w" calcext:value-type="string">
            <text:p>http://purl.org/np/RAviMsz7k0GorXIUUpz_70L1PjlXYYSugmQLOhL7I4_2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80110" calcext:value-type="string">
            <text:p>interactions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8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8]=0;&quot;&quot;;[$indexes.E28])">
            <text:p/>
          </table:table-cell>
          <table:table-cell office:value-type="string" calcext:value-type="string">
            <text:p><text:s/>&amp; </text:p>
          </table:table-cell>
          <table:table-cell table:formula="of:=[$indexes.H28]" office:value-type="float" office:value="12645" calcext:value-type="float">
            <text:p>126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29]" office:value-type="string" office:string-value="http://purl.org/np/RANZaA3Io8uQjnyqmiIWuazXFdugH_hwbB2N5_LuF8bsY" calcext:value-type="string">
            <text:p>http://purl.org/np/RANZaA3Io8uQjnyqmiIWuazXFdugH_hwbB2N5_LuF8bs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2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80110" calcext:value-type="string">
            <text:p>complexes extracted from WikiPathways version 20180110</text:p>
          </table:table-cell>
          <table:table-cell office:value-type="string" calcext:value-type="string">
            <text:p>} &amp;</text:p>
          </table:table-cell>
          <table:table-cell table:formula="of:=&quot; &quot; &amp; LEFT([$indexes.C29];10) &amp; &quot; &quot;" office:value-type="string" office:string-value=" 2018-03-30 " calcext:value-type="string">
            <text:p><text:s/>2018-03-30 </text:p>
          </table:table-cell>
          <table:table-cell office:value-type="string" calcext:value-type="string">
            <text:p>&amp;</text:p>
          </table:table-cell>
          <table:table-cell table:formula="of:=IF([$indexes.E29]=0;&quot;&quot;;[$indexes.E29])">
            <text:p/>
          </table:table-cell>
          <table:table-cell office:value-type="string" calcext:value-type="string">
            <text:p><text:s/>&amp; </text:p>
          </table:table-cell>
          <table:table-cell table:formula="of:=[$indexes.H29]"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0]" office:value-type="string" office:string-value="http://purl.org/np/RA6QNVGZTuDN0g-zEKm02oLlqPO9JVz6cA4J760Bs0Zc4" calcext:value-type="string">
            <text:p>http://purl.org/np/RA6QNVGZTuDN0g-zEKm02oLlqPO9JVz6cA4J760Bs0Zc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210" calcext:value-type="string">
            <text:p>WikiPathways, incremental dataset,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0]=0;&quot;&quot;;[$indexes.E30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30]" office:value-type="float" office:value="17089" calcext:value-type="float">
            <text:p>1708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1]" office:value-type="string" office:string-value="http://purl.org/np/RAjiRqNKwIGPRUinw1kgAr5_hLaTrnJqqWLMO1lMfpzYA" calcext:value-type="string">
            <text:p>http://purl.org/np/RAjiRqNKwIGPRUinw1kgAr5_hLaTrnJqqWLMO1lMfpzY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210" calcext:value-type="string">
            <text:p>pathwayParticipation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1]=0;&quot;&quot;;[$indexes.E31])">
            <text:p/>
          </table:table-cell>
          <table:table-cell office:value-type="string" calcext:value-type="string">
            <text:p><text:s/>&amp; </text:p>
          </table:table-cell>
          <table:table-cell table:formula="of:=[$indexes.H31]" office:value-type="float" office:value="4407" calcext:value-type="float">
            <text:p>44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2]" office:value-type="string" office:string-value="http://purl.org/np/RAvqkqpEDxgu_CAx00IZSc8MYQqizkQaL4TsB72ThOCqQ" calcext:value-type="string">
            <text:p>http://purl.org/np/RAvqkqpEDxgu_CAx00IZSc8MYQqizkQaL4TsB72ThOCq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210" calcext:value-type="string">
            <text:p>interactions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2]=0;&quot;&quot;;[$indexes.E32])">
            <text:p/>
          </table:table-cell>
          <table:table-cell office:value-type="string" calcext:value-type="string">
            <text:p><text:s/>&amp; </text:p>
          </table:table-cell>
          <table:table-cell table:formula="of:=[$indexes.H32]" office:value-type="float" office:value="12638" calcext:value-type="float">
            <text:p>126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3]" office:value-type="string" office:string-value="http://purl.org/np/RAaeLg9HD-3KD_lG6iJwHXhH_nGQ-1o3DCZRRmzDY-at8" calcext:value-type="string">
            <text:p>http://purl.org/np/RAaeLg9HD-3KD_lG6iJwHXhH_nGQ-1o3DCZRRmzDY-at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210" calcext:value-type="string">
            <text:p>complexes extracted from WikiPathways version 20171210</text:p>
          </table:table-cell>
          <table:table-cell office:value-type="string" calcext:value-type="string">
            <text:p>} &amp;</text:p>
          </table:table-cell>
          <table:table-cell table:formula="of:=&quot; &quot; &amp; LEFT([$indexes.C3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3]=0;&quot;&quot;;[$indexes.E33])">
            <text:p/>
          </table:table-cell>
          <table:table-cell office:value-type="string" calcext:value-type="string">
            <text:p><text:s/>&amp; </text:p>
          </table:table-cell>
          <table:table-cell table:formula="of:=[$indexes.H33]"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4]" office:value-type="string" office:string-value="http://purl.org/np/RA02JkPYQWNKYOl1rFM-bAoW34J--0-WMabwzAiYUfs7E" calcext:value-type="string">
            <text:p>http://purl.org/np/RA02JkPYQWNKYOl1rFM-bAoW34J--0-WMabwzAiYUfs7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116" calcext:value-type="string">
            <text:p>WikiPathways, incremental dataset,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4]=0;&quot;&quot;;[$indexes.E34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34]" office:value-type="float" office:value="17079" calcext:value-type="float">
            <text:p>1707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5]" office:value-type="string" office:string-value="http://purl.org/np/RA9PgElv4BBEaEFSBrrs_cNlpM6C00kanqjiZKYqHtdLg" calcext:value-type="string">
            <text:p>http://purl.org/np/RA9PgElv4BBEaEFSBrrs_cNlpM6C00kanqjiZKYqHtdL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116" calcext:value-type="string">
            <text:p>pathwayParticipation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5]=0;&quot;&quot;;[$indexes.E35])">
            <text:p/>
          </table:table-cell>
          <table:table-cell office:value-type="string" calcext:value-type="string">
            <text:p><text:s/>&amp; </text:p>
          </table:table-cell>
          <table:table-cell table:formula="of:=[$indexes.H35]" office:value-type="float" office:value="4403" calcext:value-type="float">
            <text:p>440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6]" office:value-type="string" office:string-value="http://purl.org/np/RAEPIhZ2sqkfW2bksN7HGCnPsc-2c5Dl0i0hZijTHbO_I" calcext:value-type="string">
            <text:p>http://purl.org/np/RAEPIhZ2sqkfW2bksN7HGCnPsc-2c5Dl0i0hZijTHbO_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116" calcext:value-type="string">
            <text:p>interactions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6]=0;&quot;&quot;;[$indexes.E36])">
            <text:p/>
          </table:table-cell>
          <table:table-cell office:value-type="string" calcext:value-type="string">
            <text:p><text:s/>&amp; </text:p>
          </table:table-cell>
          <table:table-cell table:formula="of:=[$indexes.H36]" office:value-type="float" office:value="12632" calcext:value-type="float">
            <text:p>1263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7]" office:value-type="string" office:string-value="http://purl.org/np/RAmV1dLULcQ1Y0XJ2a4XU8Um1seA_W6OLzM7F50qj5YQ4" calcext:value-type="string">
            <text:p>http://purl.org/np/RAmV1dLULcQ1Y0XJ2a4XU8Um1seA_W6OLzM7F50qj5YQ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116" calcext:value-type="string">
            <text:p>complexes extracted from WikiPathways version 20171116</text:p>
          </table:table-cell>
          <table:table-cell office:value-type="string" calcext:value-type="string">
            <text:p>} &amp;</text:p>
          </table:table-cell>
          <table:table-cell table:formula="of:=&quot; &quot; &amp; LEFT([$indexes.C3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7]=0;&quot;&quot;;[$indexes.E37])">
            <text:p/>
          </table:table-cell>
          <table:table-cell office:value-type="string" calcext:value-type="string">
            <text:p><text:s/>&amp; </text:p>
          </table:table-cell>
          <table:table-cell table:formula="of:=[$indexes.H37]"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8]" office:value-type="string" office:string-value="http://purl.org/np/RATKvfPRl_biwB4p-35enMzZ-ssqEMWEJLIV2PA8ql-HY" calcext:value-type="string">
            <text:p>http://purl.org/np/RATKvfPRl_biwB4p-35enMzZ-ssqEMWEJLIV2PA8ql-H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1010" calcext:value-type="string">
            <text:p>WikiPathways, incremental dataset,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8]=0;&quot;&quot;;[$indexes.E38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38]" office:value-type="float" office:value="17049" calcext:value-type="float">
            <text:p>1704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39]" office:value-type="string" office:string-value="http://purl.org/np/RAOPQkxpfN6Q0x1c9rPG4YE1qQpra823ANMdl9Cw3P4Cc" calcext:value-type="string">
            <text:p>http://purl.org/np/RAOPQkxpfN6Q0x1c9rPG4YE1qQpra823ANMdl9Cw3P4C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3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1010" calcext:value-type="string">
            <text:p>pathwayParticipation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39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39]=0;&quot;&quot;;[$indexes.E39])">
            <text:p/>
          </table:table-cell>
          <table:table-cell office:value-type="string" calcext:value-type="string">
            <text:p><text:s/>&amp; </text:p>
          </table:table-cell>
          <table:table-cell table:formula="of:=[$indexes.H39]" office:value-type="float" office:value="4386" calcext:value-type="float">
            <text:p>43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0]" office:value-type="string" office:string-value="http://purl.org/np/RA8Z6vtMDkJwrfCwXTeCphiZcbtWcqTOVjOOqGEM5m8EY" calcext:value-type="string">
            <text:p>http://purl.org/np/RA8Z6vtMDkJwrfCwXTeCphiZcbtWcqTOVjOOqGEM5m8E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1010" calcext:value-type="string">
            <text:p>interactions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4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0]=0;&quot;&quot;;[$indexes.E40])">
            <text:p/>
          </table:table-cell>
          <table:table-cell office:value-type="string" calcext:value-type="string">
            <text:p><text:s/>&amp; </text:p>
          </table:table-cell>
          <table:table-cell table:formula="of:=[$indexes.H40]" office:value-type="float" office:value="12620" calcext:value-type="float">
            <text:p>126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1]" office:value-type="string" office:string-value="http://purl.org/np/RAnlfiUUQO_Maf9bB5dJaMDv59Mp8v2K3jFJNoJyuAP9k" calcext:value-type="string">
            <text:p>http://purl.org/np/RAnlfiUUQO_Maf9bB5dJaMDv59Mp8v2K3jFJNoJyuAP9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1010" calcext:value-type="string">
            <text:p>complexes extracted from WikiPathways version 20171010</text:p>
          </table:table-cell>
          <table:table-cell office:value-type="string" calcext:value-type="string">
            <text:p>} &amp;</text:p>
          </table:table-cell>
          <table:table-cell table:formula="of:=&quot; &quot; &amp; LEFT([$indexes.C4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1]=0;&quot;&quot;;[$indexes.E41])">
            <text:p/>
          </table:table-cell>
          <table:table-cell office:value-type="string" calcext:value-type="string">
            <text:p><text:s/>&amp; </text:p>
          </table:table-cell>
          <table:table-cell table:formula="of:=[$indexes.H41]"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2]" office:value-type="string" office:string-value="http://purl.org/np/RAl8UDvys8ZvCQZPiIKuH6vRws9iK79G-imHk2b4ks_BY" calcext:value-type="string">
            <text:p>http://purl.org/np/RAl8UDvys8ZvCQZPiIKuH6vRws9iK79G-imHk2b4ks_B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910" calcext:value-type="string">
            <text:p>WikiPathways, incremental dataset,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2]=0;&quot;&quot;;[$indexes.E42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42]" office:value-type="float" office:value="17487" calcext:value-type="float">
            <text:p>174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3]" office:value-type="string" office:string-value="http://purl.org/np/RA0_EvKhRAp4c-nmRDAVnJFHjN66QpxzTEyuCsqN2mTic" calcext:value-type="string">
            <text:p>http://purl.org/np/RA0_EvKhRAp4c-nmRDAVnJFHjN66QpxzTEyuCsqN2mTi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910" calcext:value-type="string">
            <text:p>pathwayParticipation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3]=0;&quot;&quot;;[$indexes.E43])">
            <text:p/>
          </table:table-cell>
          <table:table-cell office:value-type="string" calcext:value-type="string">
            <text:p><text:s/>&amp; </text:p>
          </table:table-cell>
          <table:table-cell table:formula="of:=[$indexes.H43]" office:value-type="float" office:value="4364" calcext:value-type="float">
            <text:p>43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4]" office:value-type="string" office:string-value="http://purl.org/np/RAKxH7Q3QEzfFNn0UTBZDXdS2zc4msoOHTKmHJ8uK0Es0" calcext:value-type="string">
            <text:p>http://purl.org/np/RAKxH7Q3QEzfFNn0UTBZDXdS2zc4msoOHTKmHJ8uK0Es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910" calcext:value-type="string">
            <text:p>interactions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4]=0;&quot;&quot;;[$indexes.E44])">
            <text:p/>
          </table:table-cell>
          <table:table-cell office:value-type="string" calcext:value-type="string">
            <text:p><text:s/>&amp; </text:p>
          </table:table-cell>
          <table:table-cell table:formula="of:=[$indexes.H44]" office:value-type="float" office:value="13080" calcext:value-type="float">
            <text:p>1308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5]" office:value-type="string" office:string-value="http://purl.org/np/RATpzeUn6EUnsbbcjDjykIzMp12L46pryNmKb2fBIeI-A" calcext:value-type="string">
            <text:p>http://purl.org/np/RATpzeUn6EUnsbbcjDjykIzMp12L46pryNmKb2fBIeI-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910" calcext:value-type="string">
            <text:p>complexes extracted from WikiPathways version 20170910</text:p>
          </table:table-cell>
          <table:table-cell office:value-type="string" calcext:value-type="string">
            <text:p>} &amp;</text:p>
          </table:table-cell>
          <table:table-cell table:formula="of:=&quot; &quot; &amp; LEFT([$indexes.C4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5]=0;&quot;&quot;;[$indexes.E45])">
            <text:p/>
          </table:table-cell>
          <table:table-cell office:value-type="string" calcext:value-type="string">
            <text:p><text:s/>&amp; </text:p>
          </table:table-cell>
          <table:table-cell table:formula="of:=[$indexes.H45]"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6]" office:value-type="string" office:string-value="http://purl.org/np/RA0MYQBxAkmFTGzOUgmorKF-Z05E_n8snH1X3ZWNjmiEQ" calcext:value-type="string">
            <text:p>http://purl.org/np/RA0MYQBxAkmFTGzOUgmorKF-Z05E_n8snH1X3ZWNjmiE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810" calcext:value-type="string">
            <text:p>WikiPathways, incremental dataset,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6]=0;&quot;&quot;;[$indexes.E46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46]" office:value-type="float" office:value="17613" calcext:value-type="float">
            <text:p>176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7]" office:value-type="string" office:string-value="http://purl.org/np/RA6-Jweu-ZkTqtm1bSfncIJGZnxf_f3CNmeIE9aYa8CjE" calcext:value-type="string">
            <text:p>http://purl.org/np/RA6-Jweu-ZkTqtm1bSfncIJGZnxf_f3CNmeIE9aYa8Cj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810" calcext:value-type="string">
            <text:p>pathwayParticipation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7]=0;&quot;&quot;;[$indexes.E47])">
            <text:p/>
          </table:table-cell>
          <table:table-cell office:value-type="string" calcext:value-type="string">
            <text:p><text:s/>&amp; </text:p>
          </table:table-cell>
          <table:table-cell table:formula="of:=[$indexes.H47]" office:value-type="float" office:value="4362" calcext:value-type="float">
            <text:p>43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8]" office:value-type="string" office:string-value="http://purl.org/np/RAGziCxT6VmT0P88oV1fojSV4uGTDN6GRMhWQtYivAm5Q" calcext:value-type="string">
            <text:p>http://purl.org/np/RAGziCxT6VmT0P88oV1fojSV4uGTDN6GRMhWQtYivAm5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810" calcext:value-type="string">
            <text:p>interactions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8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8]=0;&quot;&quot;;[$indexes.E48])">
            <text:p/>
          </table:table-cell>
          <table:table-cell office:value-type="string" calcext:value-type="string">
            <text:p><text:s/>&amp; </text:p>
          </table:table-cell>
          <table:table-cell table:formula="of:=[$indexes.H48]" office:value-type="float" office:value="13208" calcext:value-type="float">
            <text:p>1320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49]" office:value-type="string" office:string-value="http://purl.org/np/RArhG7E2zajatC9l5YfYJ97yrdvNn2gAJjyJV5G9X4xLA" calcext:value-type="string">
            <text:p>http://purl.org/np/RArhG7E2zajatC9l5YfYJ97yrdvNn2gAJjyJV5G9X4xL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4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810" calcext:value-type="string">
            <text:p>complexes extracted from WikiPathways version 20170810</text:p>
          </table:table-cell>
          <table:table-cell office:value-type="string" calcext:value-type="string">
            <text:p>} &amp;</text:p>
          </table:table-cell>
          <table:table-cell table:formula="of:=&quot; &quot; &amp; LEFT([$indexes.C49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49]=0;&quot;&quot;;[$indexes.E49])">
            <text:p/>
          </table:table-cell>
          <table:table-cell office:value-type="string" calcext:value-type="string">
            <text:p><text:s/>&amp; </text:p>
          </table:table-cell>
          <table:table-cell table:formula="of:=[$indexes.H49]"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0]" office:value-type="string" office:string-value="http://purl.org/np/RATjW4Rl_8gGY_SdlIYaaRuLiKMBYKtHZ78MoiuHDzwg8" calcext:value-type="string">
            <text:p>http://purl.org/np/RATjW4Rl_8gGY_SdlIYaaRuLiKMBYKtHZ78MoiuHDzwg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710" calcext:value-type="string">
            <text:p>WikiPathways, incremental dataset,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0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0]=0;&quot;&quot;;[$indexes.E50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50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1]" office:value-type="string" office:string-value="http://purl.org/np/RAdJFUnFeXykbkij-_0qLhdh7iVnM8_46JQihRmGTeR6E" calcext:value-type="string">
            <text:p>http://purl.org/np/RAdJFUnFeXykbkij-_0qLhdh7iVnM8_46JQihRmGTeR6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710" calcext:value-type="string">
            <text:p>pathwayParticipation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1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1]=0;&quot;&quot;;[$indexes.E51])">
            <text:p/>
          </table:table-cell>
          <table:table-cell office:value-type="string" calcext:value-type="string">
            <text:p><text:s/>&amp; </text:p>
          </table:table-cell>
          <table:table-cell table:formula="of:=[$indexes.H51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2]" office:value-type="string" office:string-value="http://purl.org/np/RAmEI2cMCUyH1WTNguP_M7NvsZoHhtosnoE45jj3AwprA" calcext:value-type="string">
            <text:p>http://purl.org/np/RAmEI2cMCUyH1WTNguP_M7NvsZoHhtosnoE45jj3Awpr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710" calcext:value-type="string">
            <text:p>interactions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2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2]=0;&quot;&quot;;[$indexes.E52])">
            <text:p/>
          </table:table-cell>
          <table:table-cell office:value-type="string" calcext:value-type="string">
            <text:p><text:s/>&amp; </text:p>
          </table:table-cell>
          <table:table-cell table:formula="of:=[$indexes.H52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3]" office:value-type="string" office:string-value="http://purl.org/np/RAWI1WaLMfpctXfhFSh0rvYrhm_EQ82a1YALToHk3cXqM" calcext:value-type="string">
            <text:p>http://purl.org/np/RAWI1WaLMfpctXfhFSh0rvYrhm_EQ82a1YALToHk3cXq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710" calcext:value-type="string">
            <text:p>complexes extracted from WikiPathways version 20170710</text:p>
          </table:table-cell>
          <table:table-cell office:value-type="string" calcext:value-type="string">
            <text:p>} &amp;</text:p>
          </table:table-cell>
          <table:table-cell table:formula="of:=&quot; &quot; &amp; LEFT([$indexes.C53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3]=0;&quot;&quot;;[$indexes.E53])">
            <text:p/>
          </table:table-cell>
          <table:table-cell office:value-type="string" calcext:value-type="string">
            <text:p><text:s/>&amp; </text:p>
          </table:table-cell>
          <table:table-cell table:formula="of:=[$indexes.H53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4]" office:value-type="string" office:string-value="http://purl.org/np/RA-OqlWv038E_6gEuB-7_Q0Z1vg1Riztes6wbO72K4T6Y" calcext:value-type="string">
            <text:p>http://purl.org/np/RA-OqlWv038E_6gEuB-7_Q0Z1vg1Riztes6wbO72K4T6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610" calcext:value-type="string">
            <text:p>WikiPathways, incremental dataset,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4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4]=0;&quot;&quot;;[$indexes.E54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54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5]" office:value-type="string" office:string-value="http://purl.org/np/RA9h-sX7g9x_R2sLq8gpyIwgyYpijvp4YIuACWdt3UXbQ" calcext:value-type="string">
            <text:p>http://purl.org/np/RA9h-sX7g9x_R2sLq8gpyIwgyYpijvp4YIuACWdt3UXb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610" calcext:value-type="string">
            <text:p>pathwayParticipation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5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5]=0;&quot;&quot;;[$indexes.E55])">
            <text:p/>
          </table:table-cell>
          <table:table-cell office:value-type="string" calcext:value-type="string">
            <text:p><text:s/>&amp; </text:p>
          </table:table-cell>
          <table:table-cell table:formula="of:=[$indexes.H55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6]" office:value-type="string" office:string-value="http://purl.org/np/RA-W56ZJP0U84frO_AnS_ZtyicjCf2IjNYK18bJ8FpZao" calcext:value-type="string">
            <text:p>http://purl.org/np/RA-W56ZJP0U84frO_AnS_ZtyicjCf2IjNYK18bJ8FpZa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610" calcext:value-type="string">
            <text:p>interactions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6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6]=0;&quot;&quot;;[$indexes.E56])">
            <text:p/>
          </table:table-cell>
          <table:table-cell office:value-type="string" calcext:value-type="string">
            <text:p><text:s/>&amp; </text:p>
          </table:table-cell>
          <table:table-cell table:formula="of:=[$indexes.H56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7]" office:value-type="string" office:string-value="http://purl.org/np/RAp9QBqvyPlvIoOpA_fCCVYHHlsInHIu2EmxOFQd7yRQg" calcext:value-type="string">
            <text:p>http://purl.org/np/RAp9QBqvyPlvIoOpA_fCCVYHHlsInHIu2EmxOFQd7yRQ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610" calcext:value-type="string">
            <text:p>complexes extracted from WikiPathways version 20170610</text:p>
          </table:table-cell>
          <table:table-cell office:value-type="string" calcext:value-type="string">
            <text:p>} &amp;</text:p>
          </table:table-cell>
          <table:table-cell table:formula="of:=&quot; &quot; &amp; LEFT([$indexes.C57];10) &amp; &quot; &quot;" office:value-type="string" office:string-value=" 2017-12-18 " calcext:value-type="string">
            <text:p><text:s/>2017-12-18 </text:p>
          </table:table-cell>
          <table:table-cell office:value-type="string" calcext:value-type="string">
            <text:p>&amp;</text:p>
          </table:table-cell>
          <table:table-cell table:formula="of:=IF([$indexes.E57]=0;&quot;&quot;;[$indexes.E57])">
            <text:p/>
          </table:table-cell>
          <table:table-cell office:value-type="string" calcext:value-type="string">
            <text:p><text:s/>&amp; </text:p>
          </table:table-cell>
          <table:table-cell table:formula="of:=[$indexes.H57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8]" office:value-type="string" office:string-value="http://rdf.disgenet.org/nanopub-server/RAfh_E6xmcdxDifBCA5ojx061d4pfK6GHCdbiNqRxNou8" calcext:value-type="string">
            <text:p>http://rdf.disgenet.org/nanopub-server/RAfh_E6xmcdxDifBCA5ojx061d4pfK6GHCdbiNqRxNou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5.0.0.0" calcext:value-type="string">
            <text:p>DisGeNET v5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58];10) &amp; &quot; &quot;" office:value-type="string" office:string-value=" 2017-10-17 " calcext:value-type="string">
            <text:p><text:s/>2017-10-17 </text:p>
          </table:table-cell>
          <table:table-cell office:value-type="string" calcext:value-type="string">
            <text:p>&amp;</text:p>
          </table:table-cell>
          <table:table-cell table:formula="of:=IF([$indexes.E58]=0;&quot;&quot;;[$indexes.E58])">
            <text:p/>
          </table:table-cell>
          <table:table-cell office:value-type="string" calcext:value-type="string">
            <text:p><text:s/>&amp; </text:p>
          </table:table-cell>
          <table:table-cell table:formula="of:=[$indexes.H58]" office:value-type="float" office:value="1469541" calcext:value-type="float">
            <text:p>14695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59]" office:value-type="string" office:string-value="http://purl.org/np/RAeyljAme-dwlpRSljxhq5Z2ga5SRRU3cs32Q1uBxtlXU" calcext:value-type="string">
            <text:p>http://purl.org/np/RAeyljAme-dwlpRSljxhq5Z2ga5SRRU3cs32Q1uBxtlX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5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 for meta-analysis of polycystic kidney disease expression profiles" calcext:value-type="string">
            <text:p>Data for meta-analysis of polycystic kidney disease expression profiles</text:p>
          </table:table-cell>
          <table:table-cell office:value-type="string" calcext:value-type="string">
            <text:p>} &amp;</text:p>
          </table:table-cell>
          <table:table-cell table:formula="of:=&quot; &quot; &amp; LEFT([$indexes.C59];10) &amp; &quot; &quot;" office:value-type="string" office:string-value=" 2017-05-18 " calcext:value-type="string">
            <text:p><text:s/>2017-05-18 </text:p>
          </table:table-cell>
          <table:table-cell office:value-type="string" calcext:value-type="string">
            <text:p>&amp;</text:p>
          </table:table-cell>
          <table:table-cell table:formula="of:=IF([$indexes.E59]=0;&quot;&quot;;[$indexes.E59])">
            <text:p/>
          </table:table-cell>
          <table:table-cell office:value-type="string" calcext:value-type="string">
            <text:p><text:s/>&amp; </text:p>
          </table:table-cell>
          <table:table-cell table:formula="of:=[$indexes.H59]" office:value-type="float" office:value="1657" calcext:value-type="float">
            <text:p>16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0]" office:value-type="string" office:string-value="http://purl.org/np/RAxMyDRaM8RmKGNiEe7dQPRUTuz616iI-N2T-H3MPYmXk" calcext:value-type="string">
            <text:p>http://purl.org/np/RAxMyDRaM8RmKGNiEe7dQPRUTuz616iI-N2T-H3MPYmX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0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6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0]=0;&quot;&quot;;[$indexes.E60])">
            <text:p/>
          </table:table-cell>
          <table:table-cell office:value-type="string" calcext:value-type="string">
            <text:p><text:s/>&amp; </text:p>
          </table:table-cell>
          <table:table-cell table:formula="of:=[$indexes.H60]" office:value-type="float" office:value="18098" calcext:value-type="float">
            <text:p>1809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1]" office:value-type="string" office:string-value="http://purl.org/np/RAcf4tihZLL_aK81hwThIrNxjOhks4sEloBStEgzyR1tI" calcext:value-type="string">
            <text:p>http://purl.org/np/RAcf4tihZLL_aK81hwThIrNxjOhks4sEloBStEgzyR1t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6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1]=0;&quot;&quot;;[$indexes.E61])">
            <text:p/>
          </table:table-cell>
          <table:table-cell office:value-type="string" calcext:value-type="string">
            <text:p><text:s/>&amp; </text:p>
          </table:table-cell>
          <table:table-cell table:formula="of:=[$indexes.H61]" office:value-type="float" office:value="4859" calcext:value-type="float">
            <text:p>48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2]" office:value-type="string" office:string-value="http://purl.org/np/RAAGy9p2PABQk-MlGDF30myYrhJeDiqDpL9D5L82Knm3E" calcext:value-type="string">
            <text:p>http://purl.org/np/RAAGy9p2PABQk-MlGDF30myYrhJeDiqDpL9D5L82Knm3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2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6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2]=0;&quot;&quot;;[$indexes.E62])">
            <text:p/>
          </table:table-cell>
          <table:table-cell office:value-type="string" calcext:value-type="string">
            <text:p><text:s/>&amp; </text:p>
          </table:table-cell>
          <table:table-cell table:formula="of:=[$indexes.H62]" office:value-type="float" office:value="83771" calcext:value-type="float">
            <text:p>837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3]" office:value-type="string" office:string-value="http://purl.org/np/RAKz0OQ3Dq8dDWqF7SIY4TgYcZRX4d2TnmLUEbOwnaGmQ" calcext:value-type="string">
            <text:p>http://purl.org/np/RAKz0OQ3Dq8dDWqF7SIY4TgYcZRX4d2TnmLUEbOwnaGm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510" calcext:value-type="string">
            <text:p>WikiPathways, incremental dataset,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6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3]=0;&quot;&quot;;[$indexes.E63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3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4]" office:value-type="string" office:string-value="http://purl.org/np/RAbZxrCNajdfj4BMq6WAixbB1hsshC8_hcBlmoaZ3clUU" calcext:value-type="string">
            <text:p>http://purl.org/np/RAbZxrCNajdfj4BMq6WAixbB1hsshC8_hcBlmoaZ3clU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410" calcext:value-type="string">
            <text:p>WikiPathways, incremental dataset,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6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4]=0;&quot;&quot;;[$indexes.E64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4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5]" office:value-type="string" office:string-value="http://purl.org/np/RAQoM3x3EezX6HL-FO48oLNv3xwHhSJjavnw2cDuMXDm8" calcext:value-type="string">
            <text:p>http://purl.org/np/RAQoM3x3EezX6HL-FO48oLNv3xwHhSJjavnw2cDuMXDm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310" calcext:value-type="string">
            <text:p>WikiPathways, incremental dataset,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6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5]=0;&quot;&quot;;[$indexes.E65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5]" office:value-type="float" office:value="14319" calcext:value-type="float">
            <text:p>143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6]" office:value-type="string" office:string-value="http://purl.org/np/RAyZp9GEJJixTX91NqTHvJX4sxuXVqfIR3s453GxdTiUY" calcext:value-type="string">
            <text:p>http://purl.org/np/RAyZp9GEJJixTX91NqTHvJX4sxuXVqfIR3s453GxdTiU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70210" calcext:value-type="string">
            <text:p>WikiPathways, incremental dataset,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6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6]=0;&quot;&quot;;[$indexes.E66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6]" office:value-type="float" office:value="14323" calcext:value-type="float">
            <text:p>143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7]" office:value-type="string" office:string-value="http://purl.org/np/RALSbi8hYBwO0LRScOREHn6wRecg0V87xdQ6fKlzZbh0s" calcext:value-type="string">
            <text:p>http://purl.org/np/RALSbi8hYBwO0LRScOREHn6wRecg0V87xdQ6fKlzZbh0s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210" calcext:value-type="string">
            <text:p>WikiPathways, incremental dataset,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6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7]=0;&quot;&quot;;[$indexes.E67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7]" office:value-type="float" office:value="13975" calcext:value-type="float">
            <text:p>1397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8]" office:value-type="string" office:string-value="http://purl.org/np/RANmrwy03InvBPOTS31CDn-mMQBLS-CId_3ctqlgNs5b0" calcext:value-type="string">
            <text:p>http://purl.org/np/RANmrwy03InvBPOTS31CDn-mMQBLS-CId_3ctqlgNs5b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110" calcext:value-type="string">
            <text:p>WikiPathways, incremental dataset,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6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8]=0;&quot;&quot;;[$indexes.E68])" office:value-type="float" office:value="3" calcext:value-type="float">
            <text:p>3</text:p>
          </table:table-cell>
          <table:table-cell office:value-type="string" calcext:value-type="string">
            <text:p><text:s/>&amp; </text:p>
          </table:table-cell>
          <table:table-cell table:formula="of:=[$indexes.H68]" office:value-type="float" office:value="13958" calcext:value-type="float">
            <text:p>1395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69]" office:value-type="string" office:string-value="http://purl.org/np/RAUv52zWreL97X4-s8ChdQ7yzma_TqXWiGL3oeISLqpQY" calcext:value-type="string">
            <text:p>http://purl.org/np/RAUv52zWreL97X4-s8ChdQ7yzma_TqXWiGL3oeISLqpQ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6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1010" calcext:value-type="string">
            <text:p>WikiPathways, incremental dataset,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6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69]=0;&quot;&quot;;[$indexes.E69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69]" office:value-type="float" office:value="10127" calcext:value-type="float">
            <text:p>1012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0]" office:value-type="string" office:string-value="http://purl.org/np/RA2XpJikTwBSreEKut0jtQ52BAXV2Bulei-YS-9ya6CWI" calcext:value-type="string">
            <text:p>http://purl.org/np/RA2XpJikTwBSreEKut0jtQ52BAXV2Bulei-YS-9ya6CW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910" calcext:value-type="string">
            <text:p>WikiPathways, incremental dataset,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7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0]=0;&quot;&quot;;[$indexes.E70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0]" office:value-type="float" office:value="10124" calcext:value-type="float">
            <text:p>101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1]" office:value-type="string" office:string-value="http://purl.org/np/RAn72jhK8wPzZIbFLMNBEHk9s3JYRr2VEJkSji6vd151A" calcext:value-type="string">
            <text:p>http://purl.org/np/RAn72jhK8wPzZIbFLMNBEHk9s3JYRr2VEJkSji6vd151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810" calcext:value-type="string">
            <text:p>WikiPathways, incremental dataset,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7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1]=0;&quot;&quot;;[$indexes.E71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1]" office:value-type="float" office:value="10123" calcext:value-type="float">
            <text:p>101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2]" office:value-type="string" office:string-value="http://purl.org/np/RAv1c3VBY0-0FSlVYsyXzqecgnd0V4zeeE83eDnRgwzKQ" calcext:value-type="string">
            <text:p>http://purl.org/np/RAv1c3VBY0-0FSlVYsyXzqecgnd0V4zeeE83eDnRgwz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710" calcext:value-type="string">
            <text:p>WikiPathways, incremental dataset,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7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2]=0;&quot;&quot;;[$indexes.E72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2]" office:value-type="float" office:value="10173" calcext:value-type="float">
            <text:p>101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3]" office:value-type="string" office:string-value="http://purl.org/np/RAkl7dPvlpTxXv3b5skIPdcseA0707M0Ab63FfBsFvEAc" calcext:value-type="string">
            <text:p>http://purl.org/np/RAkl7dPvlpTxXv3b5skIPdcseA0707M0Ab63FfBsFvEA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WikiPathways, incremental dataset, 20160610" calcext:value-type="string">
            <text:p>WikiPathways, incremental dataset,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7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3]=0;&quot;&quot;;[$indexes.E73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73]" office:value-type="float" office:value="9018" calcext:value-type="float">
            <text:p>90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4]" office:value-type="string" office:string-value="http://purl.org/np/RAFyJrsxjjkkT2ALN2PkgQTI4YrHVfYgygpxqmxMhSMqA" calcext:value-type="string">
            <text:p>http://purl.org/np/RAFyJrsxjjkkT2ALN2PkgQTI4YrHVfYgygpxqmxMhSMq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510" calcext:value-type="string">
            <text:p>pathwayParticipation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7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4]=0;&quot;&quot;;[$indexes.E74])">
            <text:p/>
          </table:table-cell>
          <table:table-cell office:value-type="string" calcext:value-type="string">
            <text:p><text:s/>&amp; </text:p>
          </table:table-cell>
          <table:table-cell table:formula="of:=[$indexes.H74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5]" office:value-type="string" office:string-value="http://purl.org/np/RA7H_R7RZRiJ14J3KTFD9IGzdnlWlp1kCJWlJWlTHseno" calcext:value-type="string">
            <text:p>http://purl.org/np/RA7H_R7RZRiJ14J3KTFD9IGzdnlWlp1kCJWlJWlTHsen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410" calcext:value-type="string">
            <text:p>pathwayParticipation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7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5]=0;&quot;&quot;;[$indexes.E75])">
            <text:p/>
          </table:table-cell>
          <table:table-cell office:value-type="string" calcext:value-type="string">
            <text:p><text:s/>&amp; </text:p>
          </table:table-cell>
          <table:table-cell table:formula="of:=[$indexes.H75]" office:value-type="float" office:value="3910" calcext:value-type="float">
            <text:p>39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6]" office:value-type="string" office:string-value="http://purl.org/np/RAtKHwlPZQSYGG6pXxcvZ-lrRwRsiCxfpO48L5KEXn4jA" calcext:value-type="string">
            <text:p>http://purl.org/np/RAtKHwlPZQSYGG6pXxcvZ-lrRwRsiCxfpO48L5KEXn4j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310" calcext:value-type="string">
            <text:p>pathwayParticipation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7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6]=0;&quot;&quot;;[$indexes.E76])">
            <text:p/>
          </table:table-cell>
          <table:table-cell office:value-type="string" calcext:value-type="string">
            <text:p><text:s/>&amp; </text:p>
          </table:table-cell>
          <table:table-cell table:formula="of:=[$indexes.H76]" office:value-type="float" office:value="3906" calcext:value-type="float">
            <text:p>390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7]" office:value-type="string" office:string-value="http://purl.org/np/RAwx3ICvG1xAzLye1c2TCYKAf3EilnyBP1DCcIqdSlZLg" calcext:value-type="string">
            <text:p>http://purl.org/np/RAwx3ICvG1xAzLye1c2TCYKAf3EilnyBP1DCcIqdSlZL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70210" calcext:value-type="string">
            <text:p>pathwayParticipation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7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7]=0;&quot;&quot;;[$indexes.E77])">
            <text:p/>
          </table:table-cell>
          <table:table-cell office:value-type="string" calcext:value-type="string">
            <text:p><text:s/>&amp; </text:p>
          </table:table-cell>
          <table:table-cell table:formula="of:=[$indexes.H77]" office:value-type="float" office:value="3906" calcext:value-type="float">
            <text:p>390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8]" office:value-type="string" office:string-value="http://purl.org/np/RAlqhe3FmRcaPsQP9F6z6mlpc7QcS-87fbFYUmQm1zCVI" calcext:value-type="string">
            <text:p>http://purl.org/np/RAlqhe3FmRcaPsQP9F6z6mlpc7QcS-87fbFYUmQm1zCV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61210" calcext:value-type="string">
            <text:p>pathwayParticipation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7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8]=0;&quot;&quot;;[$indexes.E78])">
            <text:p/>
          </table:table-cell>
          <table:table-cell office:value-type="string" calcext:value-type="string">
            <text:p><text:s/>&amp; </text:p>
          </table:table-cell>
          <table:table-cell table:formula="of:=[$indexes.H78]" office:value-type="float" office:value="3838" calcext:value-type="float">
            <text:p>38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79]" office:value-type="string" office:string-value="http://purl.org/np/RAieZ49uxdKeXrqyDXvYC_fTnribtq9_fvsZdodCTJ-tk" calcext:value-type="string">
            <text:p>http://purl.org/np/RAieZ49uxdKeXrqyDXvYC_fTnribtq9_fvsZdodCTJ-t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7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pathwayParticipation extracted from WikiPathways version 20161110" calcext:value-type="string">
            <text:p>pathwayParticipation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7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79]=0;&quot;&quot;;[$indexes.E79])">
            <text:p/>
          </table:table-cell>
          <table:table-cell office:value-type="string" calcext:value-type="string">
            <text:p><text:s/>&amp; </text:p>
          </table:table-cell>
          <table:table-cell table:formula="of:=[$indexes.H79]" office:value-type="float" office:value="3830" calcext:value-type="float">
            <text:p>383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0]" office:value-type="string" office:string-value="http://purl.org/np/RApizOwYz0AfBo6y1TSmG_5hWCbXYCKVa2HspzrMEoTjk" calcext:value-type="string">
            <text:p>http://purl.org/np/RApizOwYz0AfBo6y1TSmG_5hWCbXYCKVa2HspzrMEoTjk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510" calcext:value-type="string">
            <text:p>interactions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8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0]=0;&quot;&quot;;[$indexes.E80])">
            <text:p/>
          </table:table-cell>
          <table:table-cell office:value-type="string" calcext:value-type="string">
            <text:p><text:s/>&amp; </text:p>
          </table:table-cell>
          <table:table-cell table:formula="of:=[$indexes.H80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1]" office:value-type="string" office:string-value="http://purl.org/np/RAd2XME41qX2G0_L8iyKZ5HQfzXc9iPoR4JKqlfxjr67I" calcext:value-type="string">
            <text:p>http://purl.org/np/RAd2XME41qX2G0_L8iyKZ5HQfzXc9iPoR4JKqlfxjr67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410" calcext:value-type="string">
            <text:p>interactions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8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1]=0;&quot;&quot;;[$indexes.E81])">
            <text:p/>
          </table:table-cell>
          <table:table-cell office:value-type="string" calcext:value-type="string">
            <text:p><text:s/>&amp; </text:p>
          </table:table-cell>
          <table:table-cell table:formula="of:=[$indexes.H81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2]" office:value-type="string" office:string-value="http://purl.org/np/RALEiGJ4h5ddSN92eL3AlewfhCxrdgeZ1YLhWjR_1wZFE" calcext:value-type="string">
            <text:p>http://purl.org/np/RALEiGJ4h5ddSN92eL3AlewfhCxrdgeZ1YLhWjR_1wZF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310" calcext:value-type="string">
            <text:p>interactions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8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2]=0;&quot;&quot;;[$indexes.E82])">
            <text:p/>
          </table:table-cell>
          <table:table-cell office:value-type="string" calcext:value-type="string">
            <text:p><text:s/>&amp; </text:p>
          </table:table-cell>
          <table:table-cell table:formula="of:=[$indexes.H82]" office:value-type="float" office:value="10371" calcext:value-type="float">
            <text:p>1037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3]" office:value-type="string" office:string-value="http://purl.org/np/RAz6aGMobsbBYFWTp95n2RQOYZI8ZerInelEow0fsWGko" calcext:value-type="string">
            <text:p>http://purl.org/np/RAz6aGMobsbBYFWTp95n2RQOYZI8ZerInelEow0fsWGk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70210" calcext:value-type="string">
            <text:p>interactions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8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3]=0;&quot;&quot;;[$indexes.E83])">
            <text:p/>
          </table:table-cell>
          <table:table-cell office:value-type="string" calcext:value-type="string">
            <text:p><text:s/>&amp; </text:p>
          </table:table-cell>
          <table:table-cell table:formula="of:=[$indexes.H83]" office:value-type="float" office:value="10375" calcext:value-type="float">
            <text:p>1037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4]" office:value-type="string" office:string-value="http://purl.org/np/RABXul9kAvYymPptZYM48cIBKVu5z17W4M2jtrn1a3GJQ" calcext:value-type="string">
            <text:p>http://purl.org/np/RABXul9kAvYymPptZYM48cIBKVu5z17W4M2jtrn1a3GJ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210" calcext:value-type="string">
            <text:p>interactions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8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4]=0;&quot;&quot;;[$indexes.E84])">
            <text:p/>
          </table:table-cell>
          <table:table-cell office:value-type="string" calcext:value-type="string">
            <text:p><text:s/>&amp; </text:p>
          </table:table-cell>
          <table:table-cell table:formula="of:=[$indexes.H84]" office:value-type="float" office:value="10100" calcext:value-type="float">
            <text:p>1010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5]" office:value-type="string" office:string-value="http://purl.org/np/RAYuzoANh721DxMebtf-AZMyW3vIxBvZh22if0Pc8hNo0" calcext:value-type="string">
            <text:p>http://purl.org/np/RAYuzoANh721DxMebtf-AZMyW3vIxBvZh22if0Pc8hNo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110" calcext:value-type="string">
            <text:p>interactions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8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5]=0;&quot;&quot;;[$indexes.E85])">
            <text:p/>
          </table:table-cell>
          <table:table-cell office:value-type="string" calcext:value-type="string">
            <text:p><text:s/>&amp; </text:p>
          </table:table-cell>
          <table:table-cell table:formula="of:=[$indexes.H85]" office:value-type="float" office:value="10092" calcext:value-type="float">
            <text:p>100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6]" office:value-type="string" office:string-value="http://purl.org/np/RA8nws6QKUl6NCEqOSBnV3VNdGoXTjDi2rSgFcciQotW4" calcext:value-type="string">
            <text:p>http://purl.org/np/RA8nws6QKUl6NCEqOSBnV3VNdGoXTjDi2rSgFcciQotW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1010" calcext:value-type="string">
            <text:p>interactions extracted from WikiPathways version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8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6]=0;&quot;&quot;;[$indexes.E86])">
            <text:p/>
          </table:table-cell>
          <table:table-cell office:value-type="string" calcext:value-type="string">
            <text:p><text:s/>&amp; </text:p>
          </table:table-cell>
          <table:table-cell table:formula="of:=[$indexes.H86]" office:value-type="float" office:value="10090" calcext:value-type="float">
            <text:p>1009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7]" office:value-type="string" office:string-value="http://purl.org/np/RA6Sbqku5f5D4rhHF9Sc-XVnCNDsk7CTrt24lnScnkHoA" calcext:value-type="string">
            <text:p>http://purl.org/np/RA6Sbqku5f5D4rhHF9Sc-XVnCNDsk7CTrt24lnScnkHo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910" calcext:value-type="string">
            <text:p>interactions extracted from WikiPathways version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8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7]=0;&quot;&quot;;[$indexes.E87])">
            <text:p/>
          </table:table-cell>
          <table:table-cell office:value-type="string" calcext:value-type="string">
            <text:p><text:s/>&amp; </text:p>
          </table:table-cell>
          <table:table-cell table:formula="of:=[$indexes.H87]" office:value-type="float" office:value="10087" calcext:value-type="float">
            <text:p>100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8]" office:value-type="string" office:string-value="http://purl.org/np/RAOHFPqgB7grnOPYfhXfcZEsY7dHHjfHQGzrL2Mp6aUtQ" calcext:value-type="string">
            <text:p>http://purl.org/np/RAOHFPqgB7grnOPYfhXfcZEsY7dHHjfHQGzrL2Mp6aUt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810" calcext:value-type="string">
            <text:p>interactions extracted from WikiPathways version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8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8]=0;&quot;&quot;;[$indexes.E88])">
            <text:p/>
          </table:table-cell>
          <table:table-cell office:value-type="string" calcext:value-type="string">
            <text:p><text:s/>&amp; </text:p>
          </table:table-cell>
          <table:table-cell table:formula="of:=[$indexes.H88]" office:value-type="float" office:value="10086" calcext:value-type="float">
            <text:p>100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89]" office:value-type="string" office:string-value="http://purl.org/np/RAB4s_Mswg579pYGflUa1Gu_84hMmByKY8nn013npwBl0" calcext:value-type="string">
            <text:p>http://purl.org/np/RAB4s_Mswg579pYGflUa1Gu_84hMmByKY8nn013npwBl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8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710" calcext:value-type="string">
            <text:p>interactions extracted from WikiPathways version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8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89]=0;&quot;&quot;;[$indexes.E89])">
            <text:p/>
          </table:table-cell>
          <table:table-cell office:value-type="string" calcext:value-type="string">
            <text:p><text:s/>&amp; </text:p>
          </table:table-cell>
          <table:table-cell table:formula="of:=[$indexes.H89]" office:value-type="float" office:value="10136" calcext:value-type="float">
            <text:p>101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0]" office:value-type="string" office:string-value="http://purl.org/np/RA3-lOrJmxp2tYS3fa4t5dD09NcmcVbPeCV-suchaJFRA" calcext:value-type="string">
            <text:p>http://purl.org/np/RA3-lOrJmxp2tYS3fa4t5dD09NcmcVbPeCV-suchaJFR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interactions extracted from WikiPathways version 20160610" calcext:value-type="string">
            <text:p>interactions extracted from WikiPathways version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9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0]=0;&quot;&quot;;[$indexes.E90])">
            <text:p/>
          </table:table-cell>
          <table:table-cell office:value-type="string" calcext:value-type="string">
            <text:p><text:s/>&amp; </text:p>
          </table:table-cell>
          <table:table-cell table:formula="of:=[$indexes.H90]" office:value-type="float" office:value="8977" calcext:value-type="float">
            <text:p>897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1]" office:value-type="string" office:string-value="http://purl.org/np/RA1gsyHUYrQV3yOgRQ1XrHVWrrF41GQV1h6BePCfm-7eg" calcext:value-type="string">
            <text:p>http://purl.org/np/RA1gsyHUYrQV3yOgRQ1XrHVWrrF41GQV1h6BePCfm-7e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510" calcext:value-type="string">
            <text:p>complexes extracted from WikiPathways version 20170510</text:p>
          </table:table-cell>
          <table:table-cell office:value-type="string" calcext:value-type="string">
            <text:p>} &amp;</text:p>
          </table:table-cell>
          <table:table-cell table:formula="of:=&quot; &quot; &amp; LEFT([$indexes.C9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1]=0;&quot;&quot;;[$indexes.E91])">
            <text:p/>
          </table:table-cell>
          <table:table-cell office:value-type="string" calcext:value-type="string">
            <text:p><text:s/>&amp; </text:p>
          </table:table-cell>
          <table:table-cell table:formula="of:=[$indexes.H91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2]" office:value-type="string" office:string-value="http://purl.org/np/RAND_wLT2kB7y5kU7XhM1_1v0FVuQsxlW2oHVUNODoYXM" calcext:value-type="string">
            <text:p>http://purl.org/np/RAND_wLT2kB7y5kU7XhM1_1v0FVuQsxlW2oHVUNODoYX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410" calcext:value-type="string">
            <text:p>complexes extracted from WikiPathways version 20170410</text:p>
          </table:table-cell>
          <table:table-cell office:value-type="string" calcext:value-type="string">
            <text:p>} &amp;</text:p>
          </table:table-cell>
          <table:table-cell table:formula="of:=&quot; &quot; &amp; LEFT([$indexes.C92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2]=0;&quot;&quot;;[$indexes.E92])">
            <text:p/>
          </table:table-cell>
          <table:table-cell office:value-type="string" calcext:value-type="string">
            <text:p><text:s/>&amp; </text:p>
          </table:table-cell>
          <table:table-cell table:formula="of:=[$indexes.H92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3]" office:value-type="string" office:string-value="http://purl.org/np/RACwicgJPGLo5kW8r-4OE4PWpdXj1MEkSrAYmM1tm_kRU" calcext:value-type="string">
            <text:p>http://purl.org/np/RACwicgJPGLo5kW8r-4OE4PWpdXj1MEkSrAYmM1tm_kRU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310" calcext:value-type="string">
            <text:p>complexes extracted from WikiPathways version 20170310</text:p>
          </table:table-cell>
          <table:table-cell office:value-type="string" calcext:value-type="string">
            <text:p>} &amp;</text:p>
          </table:table-cell>
          <table:table-cell table:formula="of:=&quot; &quot; &amp; LEFT([$indexes.C93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3]=0;&quot;&quot;;[$indexes.E93])">
            <text:p/>
          </table:table-cell>
          <table:table-cell office:value-type="string" calcext:value-type="string">
            <text:p><text:s/>&amp; </text:p>
          </table:table-cell>
          <table:table-cell table:formula="of:=[$indexes.H93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4]" office:value-type="string" office:string-value="http://purl.org/np/RAN4lt0A-fANM4g1NuHni4J7xs1IlBaXYKVNGVoKBGOZo" calcext:value-type="string">
            <text:p>http://purl.org/np/RAN4lt0A-fANM4g1NuHni4J7xs1IlBaXYKVNGVoKBGOZ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70210" calcext:value-type="string">
            <text:p>complexes extracted from WikiPathways version 20170210</text:p>
          </table:table-cell>
          <table:table-cell office:value-type="string" calcext:value-type="string">
            <text:p>} &amp;</text:p>
          </table:table-cell>
          <table:table-cell table:formula="of:=&quot; &quot; &amp; LEFT([$indexes.C94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4]=0;&quot;&quot;;[$indexes.E94])">
            <text:p/>
          </table:table-cell>
          <table:table-cell office:value-type="string" calcext:value-type="string">
            <text:p><text:s/>&amp; </text:p>
          </table:table-cell>
          <table:table-cell table:formula="of:=[$indexes.H94]"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5]" office:value-type="string" office:string-value="http://purl.org/np/RA7ursz5NEhudOkQxBgcaV8sw97RLna9FO7isyrypjW-g" calcext:value-type="string">
            <text:p>http://purl.org/np/RA7ursz5NEhudOkQxBgcaV8sw97RLna9FO7isyrypjW-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210" calcext:value-type="string">
            <text:p>complexes extracted from WikiPathways version 20161210</text:p>
          </table:table-cell>
          <table:table-cell office:value-type="string" calcext:value-type="string">
            <text:p>} &amp;</text:p>
          </table:table-cell>
          <table:table-cell table:formula="of:=&quot; &quot; &amp; LEFT([$indexes.C95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5]=0;&quot;&quot;;[$indexes.E95])">
            <text:p/>
          </table:table-cell>
          <table:table-cell office:value-type="string" calcext:value-type="string">
            <text:p><text:s/>&amp; </text:p>
          </table:table-cell>
          <table:table-cell table:formula="of:=[$indexes.H95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6]" office:value-type="string" office:string-value="http://purl.org/np/RAp1UKyGTUgz-oxTJazoR7xUckYX_uwVd5JOoYVi60DKQ" calcext:value-type="string">
            <text:p>http://purl.org/np/RAp1UKyGTUgz-oxTJazoR7xUckYX_uwVd5JOoYVi60DK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110" calcext:value-type="string">
            <text:p>complexes extracted from WikiPathways version 20161110</text:p>
          </table:table-cell>
          <table:table-cell office:value-type="string" calcext:value-type="string">
            <text:p>} &amp;</text:p>
          </table:table-cell>
          <table:table-cell table:formula="of:=&quot; &quot; &amp; LEFT([$indexes.C96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6]=0;&quot;&quot;;[$indexes.E96])">
            <text:p/>
          </table:table-cell>
          <table:table-cell office:value-type="string" calcext:value-type="string">
            <text:p><text:s/>&amp; </text:p>
          </table:table-cell>
          <table:table-cell table:formula="of:=[$indexes.H96]"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7]" office:value-type="string" office:string-value="http://purl.org/np/RAVvPN0SI9dkGEO_kU-AeqI-llRl1gv7lOagAXKNAm7a8" calcext:value-type="string">
            <text:p>http://purl.org/np/RAVvPN0SI9dkGEO_kU-AeqI-llRl1gv7lOagAXKNAm7a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1010" calcext:value-type="string">
            <text:p>complexes extracted from WikiPathways version 20161010</text:p>
          </table:table-cell>
          <table:table-cell office:value-type="string" calcext:value-type="string">
            <text:p>} &amp;</text:p>
          </table:table-cell>
          <table:table-cell table:formula="of:=&quot; &quot; &amp; LEFT([$indexes.C97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7]=0;&quot;&quot;;[$indexes.E97])">
            <text:p/>
          </table:table-cell>
          <table:table-cell office:value-type="string" calcext:value-type="string">
            <text:p><text:s/>&amp; </text:p>
          </table:table-cell>
          <table:table-cell table:formula="of:=[$indexes.H97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8]" office:value-type="string" office:string-value="http://purl.org/np/RAdGzmpzlOKGrFt4a-es2ncleen1al4AbYuA8tyr7Uk5A" calcext:value-type="string">
            <text:p>http://purl.org/np/RAdGzmpzlOKGrFt4a-es2ncleen1al4AbYuA8tyr7Uk5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8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910" calcext:value-type="string">
            <text:p>complexes extracted from WikiPathways version 20160910</text:p>
          </table:table-cell>
          <table:table-cell office:value-type="string" calcext:value-type="string">
            <text:p>} &amp;</text:p>
          </table:table-cell>
          <table:table-cell table:formula="of:=&quot; &quot; &amp; LEFT([$indexes.C98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8]=0;&quot;&quot;;[$indexes.E98])">
            <text:p/>
          </table:table-cell>
          <table:table-cell office:value-type="string" calcext:value-type="string">
            <text:p><text:s/>&amp; </text:p>
          </table:table-cell>
          <table:table-cell table:formula="of:=[$indexes.H98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99]" office:value-type="string" office:string-value="http://purl.org/np/RAPABbweeUUbR4pcP8uCxwxLsSi_IJTiYp5dhTVjaSMkY" calcext:value-type="string">
            <text:p>http://purl.org/np/RAPABbweeUUbR4pcP8uCxwxLsSi_IJTiYp5dhTVjaSMk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9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810" calcext:value-type="string">
            <text:p>complexes extracted from WikiPathways version 20160810</text:p>
          </table:table-cell>
          <table:table-cell office:value-type="string" calcext:value-type="string">
            <text:p>} &amp;</text:p>
          </table:table-cell>
          <table:table-cell table:formula="of:=&quot; &quot; &amp; LEFT([$indexes.C99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99]=0;&quot;&quot;;[$indexes.E99])">
            <text:p/>
          </table:table-cell>
          <table:table-cell office:value-type="string" calcext:value-type="string">
            <text:p><text:s/>&amp; </text:p>
          </table:table-cell>
          <table:table-cell table:formula="of:=[$indexes.H99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0]" office:value-type="string" office:string-value="http://purl.org/np/RAuBeU5Z_RW4snKOczFRB2mttOZ1ZzdUk8v4cUBkv6Tac" calcext:value-type="string">
            <text:p>http://purl.org/np/RAuBeU5Z_RW4snKOczFRB2mttOZ1ZzdUk8v4cUBkv6Ta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710" calcext:value-type="string">
            <text:p>complexes extracted from WikiPathways version 20160710</text:p>
          </table:table-cell>
          <table:table-cell office:value-type="string" calcext:value-type="string">
            <text:p>} &amp;</text:p>
          </table:table-cell>
          <table:table-cell table:formula="of:=&quot; &quot; &amp; LEFT([$indexes.C100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100]=0;&quot;&quot;;[$indexes.E100])">
            <text:p/>
          </table:table-cell>
          <table:table-cell office:value-type="string" calcext:value-type="string">
            <text:p><text:s/>&amp; </text:p>
          </table:table-cell>
          <table:table-cell table:formula="of:=[$indexes.H100]"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1]" office:value-type="string" office:string-value="http://purl.org/np/RAiIF_QH1NK7I9AuGtPzCj_mP-jWv2beeZUTkEmk9PoW8" calcext:value-type="string">
            <text:p>http://purl.org/np/RAiIF_QH1NK7I9AuGtPzCj_mP-jWv2beeZUTkEmk9PoW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complexes extracted from WikiPathways version 20160610" calcext:value-type="string">
            <text:p>complexes extracted from WikiPathways version 20160610</text:p>
          </table:table-cell>
          <table:table-cell office:value-type="string" calcext:value-type="string">
            <text:p>} &amp;</text:p>
          </table:table-cell>
          <table:table-cell table:formula="of:=&quot; &quot; &amp; LEFT([$indexes.C101];10) &amp; &quot; &quot;" office:value-type="string" office:string-value=" 2017-05-11 " calcext:value-type="string">
            <text:p><text:s/>2017-05-11 </text:p>
          </table:table-cell>
          <table:table-cell office:value-type="string" calcext:value-type="string">
            <text:p>&amp;</text:p>
          </table:table-cell>
          <table:table-cell table:formula="of:=IF([$indexes.E101]=0;&quot;&quot;;[$indexes.E101])">
            <text:p/>
          </table:table-cell>
          <table:table-cell office:value-type="string" calcext:value-type="string">
            <text:p><text:s/>&amp; </text:p>
          </table:table-cell>
          <table:table-cell table:formula="of:=[$indexes.H101]" office:value-type="float" office:value="41" calcext:value-type="float">
            <text:p>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2]" office:value-type="string" office:string-value="http://purl.org/np/RAu0PUrg-M8HxkOiYRXkTg7r9fgOIzFZNINj8q7ywNrdM" calcext:value-type="string">
            <text:p>http://purl.org/np/RAu0PUrg-M8HxkOiYRXkTg7r9fgOIzFZNINj8q7ywNrd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4.0.0.0, incremental dataset" calcext:value-type="string">
            <text:p>DisGeNET v4.0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2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IF([$indexes.E102]=0;&quot;&quot;;[$indexes.E102])">
            <text:p/>
          </table:table-cell>
          <table:table-cell office:value-type="string" calcext:value-type="string">
            <text:p><text:s/>&amp; </text:p>
          </table:table-cell>
          <table:table-cell table:formula="of:=[$indexes.H102]" office:value-type="float" office:value="1414902" calcext:value-type="float">
            <text:p>14149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3]" office:value-type="string" office:string-value="http://purl.org/np/RAufQaKzv1pZlMhZo2eBuZtx9vuugLBJsrs4ZkvR53xzw" calcext:value-type="string">
            <text:p>http://purl.org/np/RAufQaKzv1pZlMhZo2eBuZtx9vuugLBJsrs4ZkvR53xz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3.0.0.0, incremental dataset" calcext:value-type="string">
            <text:p>DisGeNET v3.0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3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IF([$indexes.E103]=0;&quot;&quot;;[$indexes.E103])">
            <text:p/>
          </table:table-cell>
          <table:table-cell office:value-type="string" calcext:value-type="string">
            <text:p><text:s/>&amp; </text:p>
          </table:table-cell>
          <table:table-cell table:formula="of:=[$indexes.H103]" office:value-type="float" office:value="1018735" calcext:value-type="float">
            <text:p>101873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4]" office:value-type="string" office:string-value="http://purl.org/np/RADYX-ia_TZYAw_eZD0-2oGGA7gnMxOnVj-Gh8wdJgAzI" calcext:value-type="string">
            <text:p>http://purl.org/np/RADYX-ia_TZYAw_eZD0-2oGGA7gnMxOnVj-Gh8wdJgAz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2.1.0.0, incremental dataset" calcext:value-type="string">
            <text:p>DisGeNET v2.1.0.0, incremental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4];10) &amp; &quot; &quot;" office:value-type="string" office:string-value=" 2017-05-09 " calcext:value-type="string">
            <text:p><text:s/>2017-05-09 </text:p>
          </table:table-cell>
          <table:table-cell office:value-type="string" calcext:value-type="string">
            <text:p>&amp;</text:p>
          </table:table-cell>
          <table:table-cell table:formula="of:=IF([$indexes.E104]=0;&quot;&quot;;[$indexes.E104])">
            <text:p/>
          </table:table-cell>
          <table:table-cell office:value-type="string" calcext:value-type="string">
            <text:p><text:s/>&amp; </text:p>
          </table:table-cell>
          <table:table-cell table:formula="of:=[$indexes.H104]" office:value-type="float" office:value="940034" calcext:value-type="float">
            <text:p>9400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5]" office:value-type="string" office:string-value="http://purl.org/np/RA5rwWe7m-iWz8TF1kHIDCs9kLjwqIYeY3ZwLRQ5K0NZY" calcext:value-type="string">
            <text:p>http://purl.org/np/RA5rwWe7m-iWz8TF1kHIDCs9kLjwqIYeY3ZwLRQ5K0NZ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5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5];10) &amp; &quot; &quot;" office:value-type="string" office:string-value=" 2017-05-04 " calcext:value-type="string">
            <text:p><text:s/>2017-05-04 </text:p>
          </table:table-cell>
          <table:table-cell office:value-type="string" calcext:value-type="string">
            <text:p>&amp;</text:p>
          </table:table-cell>
          <table:table-cell table:formula="of:=IF([$indexes.E105]=0;&quot;&quot;;[$indexes.E105])">
            <text:p/>
          </table:table-cell>
          <table:table-cell office:value-type="string" calcext:value-type="string">
            <text:p><text:s/>&amp; </text:p>
          </table:table-cell>
          <table:table-cell table:formula="of:=[$indexes.H105]" office:value-type="float" office:value="1512" calcext:value-type="float">
            <text:p>15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6]" office:value-type="string" office:string-value="http://np.inn.ac/RAV0-Gv-hPd05NWFQETchbhflTe5M44PolFlTkzwMWed4" calcext:value-type="string">
            <text:p>http://np.inn.ac/RAV0-Gv-hPd05NWFQETchbhflTe5M44PolFlTkzwMWed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My example dataset" calcext:value-type="string">
            <text:p>My example dataset</text:p>
          </table:table-cell>
          <table:table-cell office:value-type="string" calcext:value-type="string">
            <text:p>} &amp;</text:p>
          </table:table-cell>
          <table:table-cell table:formula="of:=&quot; &quot; &amp; LEFT([$indexes.C106];10) &amp; &quot; &quot;" office:value-type="string" office:string-value=" 2016-11-28 " calcext:value-type="string">
            <text:p><text:s/>2016-11-28 </text:p>
          </table:table-cell>
          <table:table-cell office:value-type="string" calcext:value-type="string">
            <text:p>&amp;</text:p>
          </table:table-cell>
          <table:table-cell table:formula="of:=IF([$indexes.E106]=0;&quot;&quot;;[$indexes.E106])">
            <text:p/>
          </table:table-cell>
          <table:table-cell office:value-type="string" calcext:value-type="string">
            <text:p><text:s/>&amp; </text:p>
          </table:table-cell>
          <table:table-cell table:formula="of:=[$indexes.H106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7]" office:value-type="string" office:string-value="http://np.inn.ac/RANwPKrLBWo35dliB-75p4rnTt393KJK8LVZDiRN3mUZA" calcext:value-type="string">
            <text:p>http://np.inn.ac/RANwPKrLBWo35dliB-75p4rnTt393KJK8LVZDiRN3mUZA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Human Protein Atlas data" calcext:value-type="string">
            <text:p>Human Protein Atlas data</text:p>
          </table:table-cell>
          <table:table-cell office:value-type="string" calcext:value-type="string">
            <text:p>} &amp;</text:p>
          </table:table-cell>
          <table:table-cell table:formula="of:=&quot; &quot; &amp; LEFT([$indexes.C107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07]=0;&quot;&quot;;[$indexes.E107])">
            <text:p/>
          </table:table-cell>
          <table:table-cell office:value-type="string" calcext:value-type="string">
            <text:p><text:s/>&amp; </text:p>
          </table:table-cell>
          <table:table-cell table:formula="of:=[$indexes.H107]" office:value-type="float" office:value="1254468" calcext:value-type="float">
            <text:p>12544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8]" office:value-type="string" office:string-value="http://np.inn.ac/RA0ImMGdhttIJxDJsPw7HiRLZiqpIIhRhzw0Y6r8LvmKg" calcext:value-type="string">
            <text:p>http://np.inn.ac/RA0ImMGdhttIJxDJsPw7HiRLZiqpIIhRhzw0Y6r8LvmK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8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8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08]=0;&quot;&quot;;[$indexes.E108])">
            <text:p/>
          </table:table-cell>
          <table:table-cell office:value-type="string" calcext:value-type="string">
            <text:p><text:s/>&amp; </text:p>
          </table:table-cell>
          <table:table-cell table:formula="of:=[$indexes.H108]" office:value-type="float" office:value="233" calcext:value-type="float">
            <text:p>23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09]" office:value-type="string" office:string-value="http://np.inn.ac/RAtyhkWi1DEMnlombfdWvO4zqi2OgCoNz3MRy-YucWH2Q" calcext:value-type="string">
            <text:p>http://np.inn.ac/RAtyhkWi1DEMnlombfdWvO4zqi2OgCoNz3MRy-YucWH2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09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09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09]=0;&quot;&quot;;[$indexes.E109])">
            <text:p/>
          </table:table-cell>
          <table:table-cell office:value-type="string" calcext:value-type="string">
            <text:p><text:s/>&amp; </text:p>
          </table:table-cell>
          <table:table-cell table:formula="of:=[$indexes.H109]" office:value-type="float" office:value="692" calcext:value-type="float">
            <text:p>6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0]" office:value-type="string" office:string-value="http://np.inn.ac/RAK92fVJCMpJ3Ie3jMXiehtKnFNzvGd3MQnXOj55CgML8" calcext:value-type="string">
            <text:p>http://np.inn.ac/RAK92fVJCMpJ3Ie3jMXiehtKnFNzvGd3MQnXOj55CgML8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0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0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10]=0;&quot;&quot;;[$indexes.E110])">
            <text:p/>
          </table:table-cell>
          <table:table-cell office:value-type="string" calcext:value-type="string">
            <text:p><text:s/>&amp; </text:p>
          </table:table-cell>
          <table:table-cell table:formula="of:=[$indexes.H110]" office:value-type="float" office:value="2566" calcext:value-type="float">
            <text:p>256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1]" office:value-type="string" office:string-value="http://np.inn.ac/RAwepzy1rtZCwp_ABboUHReraz95kc4-EM-RP6V4RkKzc" calcext:value-type="string">
            <text:p>http://np.inn.ac/RAwepzy1rtZCwp_ABboUHReraz95kc4-EM-RP6V4RkKz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1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11]=0;&quot;&quot;;[$indexes.E111])">
            <text:p/>
          </table:table-cell>
          <table:table-cell office:value-type="string" calcext:value-type="string">
            <text:p><text:s/>&amp; </text:p>
          </table:table-cell>
          <table:table-cell table:formula="of:=[$indexes.H111]" office:value-type="float" office:value="1642" calcext:value-type="float">
            <text:p>16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2]" office:value-type="string" office:string-value="http://np.inn.ac/RAwMqPOC0ZdZquSGih3aNsUuwGAGGtaCR3L4r5IRkK5x0" calcext:value-type="string">
            <text:p>http://np.inn.ac/RAwMqPOC0ZdZquSGih3aNsUuwGAGGtaCR3L4r5IRkK5x0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tt Syndrome data from DisGeNET v4.0.0" calcext:value-type="string">
            <text:p>Rett Syndrome data from DisGeNET v4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2];10) &amp; &quot; &quot;" office:value-type="string" office:string-value=" 2016-11-02 " calcext:value-type="string">
            <text:p><text:s/>2016-11-02 </text:p>
          </table:table-cell>
          <table:table-cell office:value-type="string" calcext:value-type="string">
            <text:p>&amp;</text:p>
          </table:table-cell>
          <table:table-cell table:formula="of:=IF([$indexes.E112]=0;&quot;&quot;;[$indexes.E112])">
            <text:p/>
          </table:table-cell>
          <table:table-cell office:value-type="string" calcext:value-type="string">
            <text:p><text:s/>&amp; </text:p>
          </table:table-cell>
          <table:table-cell table:formula="of:=[$indexes.H112]" office:value-type="float" office:value="968" calcext:value-type="float">
            <text:p>9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3]" office:value-type="string" office:string-value="http://np.inn.ac/RAhoIw-XmyVv7DfMKyni67OHBFRqPvHAodr_iRgJxhtxY" calcext:value-type="string">
            <text:p>http://np.inn.ac/RAhoIw-XmyVv7DfMKyni67OHBFRqPvHAodr_iRgJxhtx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tt Syndrome data from DisGeNET v3.0.0.0" calcext:value-type="string">
            <text:p>Rett Syndrome data from DisGeNET v3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3];10) &amp; &quot; &quot;" office:value-type="string" office:string-value=" 2016-11-01 " calcext:value-type="string">
            <text:p><text:s/>2016-11-01 </text:p>
          </table:table-cell>
          <table:table-cell office:value-type="string" calcext:value-type="string">
            <text:p>&amp;</text:p>
          </table:table-cell>
          <table:table-cell table:formula="of:=IF([$indexes.E113]=0;&quot;&quot;;[$indexes.E113])">
            <text:p/>
          </table:table-cell>
          <table:table-cell office:value-type="string" calcext:value-type="string">
            <text:p><text:s/>&amp; </text:p>
          </table:table-cell>
          <table:table-cell table:formula="of:=[$indexes.H113]" office:value-type="float" office:value="1284" calcext:value-type="float">
            <text:p>12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4]" office:value-type="string" office:string-value="http://rdf.disgenet.org/nanopub-server/RAyRv500NbzzqmkouEraxBX-Op9Hg4Wps0HrQkNFyeNLQ" calcext:value-type="string">
            <text:p>http://rdf.disgenet.org/nanopub-server/RAyRv500NbzzqmkouEraxBX-Op9Hg4Wps0HrQkNFyeNL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4.0.0.0 (Nanopub Index)" calcext:value-type="string">
            <text:p>DisGeNET v4.0.0.0 (Nanopub Index)</text:p>
          </table:table-cell>
          <table:table-cell office:value-type="string" calcext:value-type="string">
            <text:p>} &amp;</text:p>
          </table:table-cell>
          <table:table-cell table:formula="of:=&quot; &quot; &amp; LEFT([$indexes.C114];10) &amp; &quot; &quot;" office:value-type="string" office:string-value=" 2016-05-13 " calcext:value-type="string">
            <text:p><text:s/>2016-05-13 </text:p>
          </table:table-cell>
          <table:table-cell office:value-type="string" calcext:value-type="string">
            <text:p>&amp;</text:p>
          </table:table-cell>
          <table:table-cell table:formula="of:=IF([$indexes.E114]=0;&quot;&quot;;[$indexes.E114])">
            <text:p/>
          </table:table-cell>
          <table:table-cell office:value-type="string" calcext:value-type="string">
            <text:p><text:s/>&amp; </text:p>
          </table:table-cell>
          <table:table-cell table:formula="of:=[$indexes.H114]" office:value-type="float" office:value="1414902" calcext:value-type="float">
            <text:p>14149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5]" office:value-type="string" office:string-value="http://np.inn.ac/RAxM_p9YP3oZrQZQm_pDg_tVpUKg15UPy_VY90fXiF-NQ" calcext:value-type="string">
            <text:p>http://np.inn.ac/RAxM_p9YP3oZrQZQm_pDg_tVpUKg15UPy_VY90fXiF-N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Regional goverments of Czech Republic" calcext:value-type="string">
            <text:p>Regional goverments of Czech Republic</text:p>
          </table:table-cell>
          <table:table-cell office:value-type="string" calcext:value-type="string">
            <text:p>} &amp;</text:p>
          </table:table-cell>
          <table:table-cell table:formula="of:=&quot; &quot; &amp; LEFT([$indexes.C115];10) &amp; &quot; &quot;" office:value-type="string" office:string-value=" 2016-01-09 " calcext:value-type="string">
            <text:p><text:s/>2016-01-09 </text:p>
          </table:table-cell>
          <table:table-cell office:value-type="string" calcext:value-type="string">
            <text:p>&amp;</text:p>
          </table:table-cell>
          <table:table-cell table:formula="of:=IF([$indexes.E115]=0;&quot;&quot;;[$indexes.E115])">
            <text:p/>
          </table:table-cell>
          <table:table-cell office:value-type="string" calcext:value-type="string">
            <text:p><text:s/>&amp; </text:p>
          </table:table-cell>
          <table:table-cell table:formula="of:=[$indexes.H115]" office:value-type="float" office:value="13" calcext:value-type="float">
            <text:p>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6]" office:value-type="string" office:string-value="http://np.inn.ac/RAnAgWoQuJYRDoC02iZdnPP8CHyDNHTY_HKVCj5BqwdxM" calcext:value-type="string">
            <text:p>http://np.inn.ac/RAnAgWoQuJYRDoC02iZdnPP8CHyDNHTY_HKVCj5BqwdxM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6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6];10) &amp; &quot; &quot;" office:value-type="string" office:string-value=" 2016-01-09 " calcext:value-type="string">
            <text:p><text:s/>2016-01-09 </text:p>
          </table:table-cell>
          <table:table-cell office:value-type="string" calcext:value-type="string">
            <text:p>&amp;</text:p>
          </table:table-cell>
          <table:table-cell table:formula="of:=IF([$indexes.E116]=0;&quot;&quot;;[$indexes.E116])">
            <text:p/>
          </table:table-cell>
          <table:table-cell office:value-type="string" calcext:value-type="string">
            <text:p><text:s/>&amp; </text:p>
          </table:table-cell>
          <table:table-cell table:formula="of:=[$indexes.H116]"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7]" office:value-type="string" office:string-value="http://rdf.disgenet.org/nanopub-server/RAVEKRW0m6Ly_PjmhcxCZMR5fYIlzzqjOWt1CgcwD_77c" calcext:value-type="string">
            <text:p>http://rdf.disgenet.org/nanopub-server/RAVEKRW0m6Ly_PjmhcxCZMR5fYIlzzqjOWt1CgcwD_77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7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3.0.0.0" calcext:value-type="string">
            <text:p>DisGeNET v3.0.0.0</text:p>
          </table:table-cell>
          <table:table-cell office:value-type="string" calcext:value-type="string">
            <text:p>} &amp;</text:p>
          </table:table-cell>
          <table:table-cell table:formula="of:=&quot; &quot; &amp; LEFT([$indexes.C117];10) &amp; &quot; &quot;" office:value-type="string" office:string-value=" 2015-11-15 " calcext:value-type="string">
            <text:p><text:s/>2015-11-15 </text:p>
          </table:table-cell>
          <table:table-cell office:value-type="string" calcext:value-type="string">
            <text:p>&amp;</text:p>
          </table:table-cell>
          <table:table-cell table:formula="of:=IF([$indexes.E117]=0;&quot;&quot;;[$indexes.E117])">
            <text:p/>
          </table:table-cell>
          <table:table-cell office:value-type="string" calcext:value-type="string">
            <text:p><text:s/>&amp; </text:p>
          </table:table-cell>
          <table:table-cell table:formula="of:=[$indexes.H117]" office:value-type="float" office:value="1018735" calcext:value-type="float">
            <text:p>101873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8]" office:value-type="string" office:string-value="http://np.inn.ac/RAFa_x4h0ng_NXtof35Ie9pQVsAY69Ab3ZQMir2NP8vGc" calcext:value-type="string">
            <text:p>http://np.inn.ac/RAFa_x4h0ng_NXtof35Ie9pQVsAY69Ab3ZQMir2NP8vGc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8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18];10) &amp; &quot; &quot;" office:value-type="string" office:string-value=" 2015-08-18 " calcext:value-type="string">
            <text:p><text:s/>2015-08-18 </text:p>
          </table:table-cell>
          <table:table-cell office:value-type="string" calcext:value-type="string">
            <text:p>&amp;</text:p>
          </table:table-cell>
          <table:table-cell table:formula="of:=IF([$indexes.E118]=0;&quot;&quot;;[$indexes.E118])">
            <text:p/>
          </table:table-cell>
          <table:table-cell office:value-type="string" calcext:value-type="string">
            <text:p><text:s/>&amp; </text:p>
          </table:table-cell>
          <table:table-cell table:formula="of:=[$indexes.H118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19]" office:value-type="string" office:string-value="http://np.inn.ac/RA7SuQ0e661LJdKpt5EOS2DKykf1ht9LFmNaZtFSDMrXg" calcext:value-type="string">
            <text:p>http://np.inn.ac/RA7SuQ0e661LJdKpt5EOS2DKykf1ht9LFmNaZtFSDMrX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1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Linked Drug-Drug Interactions (LIDDI) dataset v1.01" calcext:value-type="string">
            <text:p>Linked Drug-Drug Interactions (LIDDI) dataset v1.01</text:p>
          </table:table-cell>
          <table:table-cell office:value-type="string" calcext:value-type="string">
            <text:p>} &amp;</text:p>
          </table:table-cell>
          <table:table-cell table:formula="of:=&quot; &quot; &amp; LEFT([$indexes.C119];10) &amp; &quot; &quot;" office:value-type="string" office:string-value=" 2015-07-17 " calcext:value-type="string">
            <text:p><text:s/>2015-07-17 </text:p>
          </table:table-cell>
          <table:table-cell office:value-type="string" calcext:value-type="string">
            <text:p>&amp;</text:p>
          </table:table-cell>
          <table:table-cell table:formula="of:=IF([$indexes.E119]=0;&quot;&quot;;[$indexes.E119])">
            <text:p/>
          </table:table-cell>
          <table:table-cell office:value-type="string" calcext:value-type="string">
            <text:p><text:s/>&amp; </text:p>
          </table:table-cell>
          <table:table-cell table:formula="of:=[$indexes.H119]" office:value-type="float" office:value="98085" calcext:value-type="float">
            <text:p>980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0]" office:value-type="string" office:string-value="http://np.inn.ac/RA6jrrPL2NxxFWlo6HFWas1ufp0OdZzS_XKwQDXpJg3CY" calcext:value-type="string">
            <text:p>http://np.inn.ac/RA6jrrPL2NxxFWlo6HFWas1ufp0OdZzS_XKwQDXpJg3CY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ata about CDKN2A from BEL2nanopub \&amp; neXtProt" calcext:value-type="string">
            <text:p>Data about CDKN2A from BEL2nanopub \&amp; neXtProt</text:p>
          </table:table-cell>
          <table:table-cell office:value-type="string" calcext:value-type="string">
            <text:p>} &amp;</text:p>
          </table:table-cell>
          <table:table-cell table:formula="of:=&quot; &quot; &amp; LEFT([$indexes.C120];10) &amp; &quot; &quot;" office:value-type="string" office:string-value=" 2015-04-14 " calcext:value-type="string">
            <text:p><text:s/>2015-04-14 </text:p>
          </table:table-cell>
          <table:table-cell office:value-type="string" calcext:value-type="string">
            <text:p>&amp;</text:p>
          </table:table-cell>
          <table:table-cell table:formula="of:=IF([$indexes.E120]=0;&quot;&quot;;[$indexes.E120])">
            <text:p/>
          </table:table-cell>
          <table:table-cell office:value-type="string" calcext:value-type="string">
            <text:p><text:s/>&amp; </text:p>
          </table:table-cell>
          <table:table-cell table:formula="of:=[$indexes.H120]"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1]" office:value-type="string" office:string-value="http://np.inn.ac/RAXsXUhY8iDbfDdY6sm64hRFPr7eAwYXRlSsqQAz1LE14" calcext:value-type="string">
            <text:p>http://np.inn.ac/RAXsXUhY8iDbfDdY6sm64hRFPr7eAwYXRlSsqQAz1LE14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1];&quot;Nanopubs covering &quot;;&quot;&quot;);&quot;Nanopublications extracted from &quot;;&quot;&quot;);&quot;Nanopubs converted from &quot;;&quot;&quot;);&quot;Nanopubs extracted from &quot;;&quot;&quot;);&quot;&amp;&quot;;&quot;\&amp;&quot;)">
            <text:p/>
          </table:table-cell>
          <table:table-cell office:value-type="string" calcext:value-type="string">
            <text:p>} &amp;</text:p>
          </table:table-cell>
          <table:table-cell table:formula="of:=&quot; &quot; &amp; LEFT([$indexes.C121];10) &amp; &quot; &quot;" office:value-type="string" office:string-value=" 2015-04-09 " calcext:value-type="string">
            <text:p><text:s/>2015-04-09 </text:p>
          </table:table-cell>
          <table:table-cell office:value-type="string" calcext:value-type="string">
            <text:p>&amp;</text:p>
          </table:table-cell>
          <table:table-cell table:formula="of:=IF([$indexes.E121]=0;&quot;&quot;;[$indexes.E121])">
            <text:p/>
          </table:table-cell>
          <table:table-cell office:value-type="string" calcext:value-type="string">
            <text:p><text:s/>&amp; </text:p>
          </table:table-cell>
          <table:table-cell table:formula="of:=[$indexes.H121]"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2]" office:value-type="string" office:string-value="http://np.inn.ac/RAXFlG04YMi1A5su7oF6emA8mSp6HwyS3mFTVYreDeZRg" calcext:value-type="string">
            <text:p>http://np.inn.ac/RAXFlG04YMi1A5su7oF6emA8mSp6HwyS3mFTVYreDeZR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neXtProt protein data (preliminary)" calcext:value-type="string">
            <text:p>neXtProt protein data (preliminary)</text:p>
          </table:table-cell>
          <table:table-cell office:value-type="string" calcext:value-type="string">
            <text:p>} &amp;</text:p>
          </table:table-cell>
          <table:table-cell table:formula="of:=&quot; &quot; &amp; LEFT([$indexes.C122];10) &amp; &quot; &quot;" office:value-type="string" office:string-value=" 2015-03-09 " calcext:value-type="string">
            <text:p><text:s/>2015-03-09 </text:p>
          </table:table-cell>
          <table:table-cell office:value-type="string" calcext:value-type="string">
            <text:p>&amp;</text:p>
          </table:table-cell>
          <table:table-cell table:formula="of:=IF([$indexes.E122]=0;&quot;&quot;;[$indexes.E122])">
            <text:p/>
          </table:table-cell>
          <table:table-cell office:value-type="string" calcext:value-type="string">
            <text:p><text:s/>&amp; </text:p>
          </table:table-cell>
          <table:table-cell table:formula="of:=[$indexes.H122]" office:value-type="float" office:value="4025981" calcext:value-type="float">
            <text:p>402598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3]" office:value-type="string" office:string-value="http://np.inn.ac/RAXy332hxqHPKpmvPc-wqJA7kgWiWa-QA0DIpr29LIG0Q" calcext:value-type="string">
            <text:p>http://np.inn.ac/RAXy332hxqHPKpmvPc-wqJA7kgWiWa-QA0DIpr29LIG0Q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3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DisGeNET v2.1.0.0" calcext:value-type="string">
            <text:p>DisGeNET v2.1.0.0</text:p>
          </table:table-cell>
          <table:table-cell office:value-type="string" calcext:value-type="string">
            <text:p>} &amp;</text:p>
          </table:table-cell>
          <table:table-cell table:formula="of:=&quot; &quot; &amp; LEFT([$indexes.C123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3]=0;&quot;&quot;;[$indexes.E123])">
            <text:p/>
          </table:table-cell>
          <table:table-cell office:value-type="string" calcext:value-type="string">
            <text:p><text:s/>&amp; </text:p>
          </table:table-cell>
          <table:table-cell table:formula="of:=[$indexes.H123]" office:value-type="float" office:value="940034" calcext:value-type="float">
            <text:p>9400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4]" office:value-type="string" office:string-value="http://np.inn.ac/RAR5dwELYLKGSfrOclnWhjOj-2nGZN_8BW1JjxwFZINHw" calcext:value-type="string">
            <text:p>http://np.inn.ac/RAR5dwELYLKGSfrOclnWhjOj-2nGZN_8BW1JjxwFZINH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4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20131211" calcext:value-type="string">
            <text:p>OpenBEL's Small and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24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4]=0;&quot;&quot;;[$indexes.E124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124]" office:value-type="float" office:value="74173" calcext:value-type="float">
            <text:p>741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5]" office:value-type="string" office:string-value="http://np.inn.ac/RACy0I4f_wr62Ol7BhnD5EkJU6Glf-wp0oPbDbyve7P6o" calcext:value-type="string">
            <text:p>http://np.inn.ac/RACy0I4f_wr62Ol7BhnD5EkJU6Glf-wp0oPbDbyve7P6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5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and Large Corpus 1.0" calcext:value-type="string">
            <text:p>OpenBEL's Small and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25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5]=0;&quot;&quot;;[$indexes.E125])" office:value-type="float" office:value="2" calcext:value-type="float">
            <text:p>2</text:p>
          </table:table-cell>
          <table:table-cell office:value-type="string" calcext:value-type="string">
            <text:p><text:s/>&amp; </text:p>
          </table:table-cell>
          <table:table-cell table:formula="of:=[$indexes.H125]" office:value-type="float" office:value="50707" calcext:value-type="float">
            <text:p>507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6]" office:value-type="string" office:string-value="http://np.inn.ac/RAY_lQruuagCYtAcKAPptkY7EpITwZeUilGHsWGm9ZWNI" calcext:value-type="string">
            <text:p>http://np.inn.ac/RAY_lQruuagCYtAcKAPptkY7EpITwZeUilGHsWGm9ZWNI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6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AIDA GeneRIF" calcext:value-type="string">
            <text:p>AIDA GeneRIF</text:p>
          </table:table-cell>
          <table:table-cell office:value-type="string" calcext:value-type="string">
            <text:p>} &amp;</text:p>
          </table:table-cell>
          <table:table-cell table:formula="of:=&quot; &quot; &amp; LEFT([$indexes.C126];10) &amp; &quot; &quot;" office:value-type="string" office:string-value=" 2015-03-04 " calcext:value-type="string">
            <text:p><text:s/>2015-03-04 </text:p>
          </table:table-cell>
          <table:table-cell office:value-type="string" calcext:value-type="string">
            <text:p>&amp;</text:p>
          </table:table-cell>
          <table:table-cell table:formula="of:=IF([$indexes.E126]=0;&quot;&quot;;[$indexes.E126])">
            <text:p/>
          </table:table-cell>
          <table:table-cell office:value-type="string" calcext:value-type="string">
            <text:p><text:s/>&amp; </text:p>
          </table:table-cell>
          <table:table-cell table:formula="of:=[$indexes.H126]" office:value-type="float" office:value="156026" calcext:value-type="float">
            <text:p>15602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29]" office:value-type="string" office:string-value="http://np.inn.ac/RAdw0S5f06-Ed2uXNISU-wbXmqvQ9-6hxd4fqIslT38Wg" calcext:value-type="string">
            <text:p>http://np.inn.ac/RAdw0S5f06-Ed2uXNISU-wbXmqvQ9-6hxd4fqIslT38Wg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29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Large Corpus 20131211" calcext:value-type="string">
            <text:p>OpenBEL's Large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29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29]=0;&quot;&quot;;[$indexes.E129])">
            <text:p/>
          </table:table-cell>
          <table:table-cell office:value-type="string" calcext:value-type="string">
            <text:p><text:s/>&amp; </text:p>
          </table:table-cell>
          <table:table-cell table:formula="of:=[$indexes.H129]" office:value-type="float" office:value="72885" calcext:value-type="float">
            <text:p>7288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30]" office:value-type="string" office:string-value="http://np.inn.ac/RAtF0ivB9B8cb-u3K_zElgmRBxiDwfym1yVBRY6VAyWvE" calcext:value-type="string">
            <text:p>http://np.inn.ac/RAtF0ivB9B8cb-u3K_zElgmRBxiDwfym1yVBRY6VAyWvE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0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Corpus 20131211" calcext:value-type="string">
            <text:p>OpenBEL's Small Corpus 20131211</text:p>
          </table:table-cell>
          <table:table-cell office:value-type="string" calcext:value-type="string">
            <text:p>} &amp;</text:p>
          </table:table-cell>
          <table:table-cell table:formula="of:=&quot; &quot; &amp; LEFT([$indexes.C130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30]=0;&quot;&quot;;[$indexes.E130])">
            <text:p/>
          </table:table-cell>
          <table:table-cell office:value-type="string" calcext:value-type="string">
            <text:p><text:s/>&amp; </text:p>
          </table:table-cell>
          <table:table-cell table:formula="of:=[$indexes.H130]" office:value-type="float" office:value="1288" calcext:value-type="float">
            <text:p>128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31]" office:value-type="string" office:string-value="http://np.inn.ac/RAsmhDKpyhTORhvWOZZL_cfSVZUqLYJFl_AqF_xPN34Qw" calcext:value-type="string">
            <text:p>http://np.inn.ac/RAsmhDKpyhTORhvWOZZL_cfSVZUqLYJFl_AqF_xPN34Qw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1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Large Corpus 1.0" calcext:value-type="string">
            <text:p>OpenBEL's Large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31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31]=0;&quot;&quot;;[$indexes.E131])">
            <text:p/>
          </table:table-cell>
          <table:table-cell office:value-type="string" calcext:value-type="string">
            <text:p><text:s/>&amp; </text:p>
          </table:table-cell>
          <table:table-cell table:formula="of:=[$indexes.H131]" office:value-type="float" office:value="48674" calcext:value-type="float">
            <text:p>4867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\href{</text:p>
          </table:table-cell>
          <table:table-cell table:formula="of:=[$indexes.A132]" office:value-type="string" office:string-value="http://np.inn.ac/RAR7OfS-AqG9_XogObQZpWq6LaBsV95jeseJtscuwpwJo" calcext:value-type="string">
            <text:p>http://np.inn.ac/RAR7OfS-AqG9_XogObQZpWq6LaBsV95jeseJtscuwpwJo</text:p>
          </table:table-cell>
          <table:table-cell office:value-type="string" calcext:value-type="string">
            <text:p>}{</text:p>
          </table:table-cell>
          <table:table-cell table:formula="of:=SUBSTITUTE(SUBSTITUTE(SUBSTITUTE(SUBSTITUTE(SUBSTITUTE([$indexes.B132];&quot;Nanopubs covering &quot;;&quot;&quot;);&quot;Nanopublications extracted from &quot;;&quot;&quot;);&quot;Nanopubs converted from &quot;;&quot;&quot;);&quot;Nanopubs extracted from &quot;;&quot;&quot;);&quot;&amp;&quot;;&quot;\&amp;&quot;)" office:value-type="string" office:string-value="OpenBEL's Small Corpus 1.0" calcext:value-type="string">
            <text:p>OpenBEL's Small Corpus 1.0</text:p>
          </table:table-cell>
          <table:table-cell office:value-type="string" calcext:value-type="string">
            <text:p>} &amp;</text:p>
          </table:table-cell>
          <table:table-cell table:formula="of:=&quot; &quot; &amp; LEFT([$indexes.C132];10) &amp; &quot; &quot;" office:value-type="string" office:string-value=" 2015-03-02 " calcext:value-type="string">
            <text:p><text:s/>2015-03-02 </text:p>
          </table:table-cell>
          <table:table-cell office:value-type="string" calcext:value-type="string">
            <text:p>&amp;</text:p>
          </table:table-cell>
          <table:table-cell table:formula="of:=IF([$indexes.E132]=0;&quot;&quot;;[$indexes.E132])">
            <text:p/>
          </table:table-cell>
          <table:table-cell office:value-type="string" calcext:value-type="string">
            <text:p><text:s/>&amp; </text:p>
          </table:table-cell>
          <table:table-cell table:formula="of:=[$indexes.H132]" office:value-type="float" office:value="2033" calcext:value-type="float">
            <text:p>2033</text:p>
          </table:table-cell>
          <table:table-cell office:value-type="string" calcext:value-type="string">
            <text:p><text:s/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6:53:38.216660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5T17:20:53.710684910</dc:date>
    <dc:creator>Tobias Kuhn</dc:creator>
    <meta:editing-duration>PT23M53S</meta:editing-duration>
    <meta:editing-cycles>7</meta:editing-cycles>
    <meta:document-statistic meta:table-count="2" meta:cell-count="2402" meta:object-count="0"/>
  </office:meta>
</office:document-meta>
</file>